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5.637cm"/>
    </style:style>
    <style:style style:name="co1" style:family="table-column">
      <style:table-column-properties fo:break-before="auto" style:column-width="2.267cm"/>
    </style:style>
    <style:style style:name="co4" style:family="table-column">
      <style:table-column-properties fo:break-before="auto" style:column-width="5.971cm"/>
    </style:style>
    <style:style style:name="co5" style:family="table-column">
      <style:table-column-properties fo:break-before="auto" style:column-width="10.396cm"/>
    </style:style>
    <style:style style:name="co6" style:family="table-column">
      <style:table-column-properties fo:break-before="page" style:column-width="2.267cm"/>
    </style:style>
    <style:style style:name="co7" style:family="table-column">
      <style:table-column-properties fo:break-before="auto" style:column-width="5.911cm"/>
    </style:style>
    <style:style style:name="co8" style:family="table-column">
      <style:table-column-properties fo:break-before="auto" style:column-width="6.789cm"/>
    </style:style>
    <style:style style:name="co9" style:family="table-column">
      <style:table-column-properties fo:break-before="auto" style:column-width="1.423cm"/>
    </style:style>
    <style:style style:name="co10" style:family="table-column">
      <style:table-column-properties fo:break-before="auto" style:column-width="1.332cm"/>
    </style:style>
    <style:style style:name="co11" style:family="table-column">
      <style:table-column-properties fo:break-before="auto" style:column-width="7.657cm"/>
    </style:style>
    <style:style style:name="co12" style:family="table-column">
      <style:table-column-properties fo:break-before="auto" style:column-width="1.309cm"/>
    </style:style>
    <style:style style:name="co13" style:family="table-column">
      <style:table-column-properties fo:break-before="auto" style:column-width="6.465cm"/>
    </style:style>
    <style:style style:name="ro1" style:family="table-row">
      <style:table-row-properties style:row-height="0.452cm" fo:break-before="auto" style:use-optimal-row-height="true"/>
    </style:style>
    <style:style style:name="ro4" style:family="table-row">
      <style:table-row-properties style:row-height="0.452cm" fo:break-before="auto" style:use-optimal-row-height="true"/>
    </style:style>
    <style:style style:name="ro3" style:family="table-row">
      <style:table-row-properties style:row-height="0.453cm" fo:break-before="auto" style:use-optimal-row-height="true"/>
    </style:style>
    <style:style style:name="ro5" style:family="table-row">
      <style:table-row-properties style:row-height="0.504cm" fo:break-before="auto" style:use-optimal-row-height="false"/>
    </style:style>
    <style:style style:name="ro6" style:family="table-row">
      <style:table-row-properties style:row-height="0.452cm" fo:break-before="page"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0"/>
    <style:style style:name="ce2" style:family="table-cell" style:parent-style-name="Default" style:data-style-name="N99"/>
    <style:style style:name="ce3" style:family="table-cell" style:parent-style-name="Default" style:data-style-name="N100"/>
    <style:style style:name="ce4" style:family="table-cell" style:parent-style-name="Default">
      <style:text-properties fo:color="#000000" style:font-name="Liberation Sans"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ta_extref" style:family="table">
      <style:table-properties table:display="false"/>
    </style:style>
  </office:automatic-styles>
  <office:body>
    <office:spreadsheet>
      <table:table table:name="Tags" table:style-name="ta1" table:print-ranges="Tags.A1:Tags.G162">
        <table:table-column table:style-name="co1" table:number-columns-repeated="6" table:default-cell-style-name="Default"/>
        <table:table-column table:style-name="co5"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1"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6"/>
          <table:table-cell table:style-name="Default" office:value-type="string">
            <text:p>create table kf_1 ( </text:p>
          </table:table-cell>
        </table:table-row>
        <table:table-row table:style-name="ro1">
          <table:table-cell office:value-type="string">
            <text:p>Name</text:p>
          </table:table-cell>
          <table:table-cell office:value-type="string">
            <text:p>Address</text:p>
          </table:table-cell>
          <table:table-cell table:number-columns-repeated="4"/>
          <table:table-cell office:value-type="string">
            <text:p>Comment</text:p>
          </table:table-cell>
          <table:table-cell table:number-columns-repeated="6"/>
          <table:table-cell table:style-name="Default" office:value-type="string">
            <text:p>Dt integer unsigned not null,</text:p>
          </table:table-cell>
        </table:table-row>
        <table:table-row table:style-name="ro1">
          <table:table-cell office:value-type="string">
            <text:p>X_B</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суспензії в центральний канал</text:p>
          </table:table-cell>
          <table:table-cell office:value-type="float" office:value="1">
            <text:p>1</text:p>
          </table:table-cell>
          <table:table-cell table:formula="of:=CONCATENATE([.A3];&quot;:= NOT %IX1.&quot;;[.H3])" office:value-type="string" office:string-value="X_B:= NOT %IX1.1">
            <text:p>X_B:= NOT %IX1.1</text:p>
          </table:table-cell>
          <table:table-cell table:number-columns-repeated="4"/>
          <table:table-cell table:formula="of:=IF([.E3]&gt;0;CONCATENATE([.A3];&quot; smallint default '0',&quot;);&quot;&quot;)" office:value-type="string" office:string-value="X_B smallint default '0',">
            <text:p>X_B smallint default '0',</text:p>
          </table:table-cell>
        </table:table-row>
        <table:table-row table:style-name="ro1">
          <table:table-cell office:value-type="string">
            <text:p>X_F</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центральний канал</text:p>
          </table:table-cell>
          <table:table-cell office:value-type="float" office:value="2">
            <text:p>2</text:p>
          </table:table-cell>
          <table:table-cell table:formula="of:=CONCATENATE([.A4];&quot;:= NOT %IX1.&quot;;[.H4])" office:value-type="string" office:string-value="X_F:= NOT %IX1.2">
            <text:p>X_F:= NOT %IX1.2</text:p>
          </table:table-cell>
          <table:table-cell table:number-columns-repeated="4"/>
          <table:table-cell table:formula="of:=IF([.E4]&gt;0;CONCATENATE([.A4];&quot; smallint default '0',&quot;);&quot;&quot;)" office:value-type="string" office:string-value="X_F smallint default '0',">
            <text:p>X_F smallint default '0',</text:p>
          </table:table-cell>
        </table:table-row>
        <table:table-row table:style-name="ro1">
          <table:table-cell office:value-type="string">
            <text:p>X_E</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праву секцію</text:p>
          </table:table-cell>
          <table:table-cell office:value-type="float" office:value="3">
            <text:p>3</text:p>
          </table:table-cell>
          <table:table-cell table:formula="of:=CONCATENATE([.A5];&quot;:= NOT %IX1.&quot;;[.H5])" office:value-type="string" office:string-value="X_E:= NOT %IX1.3">
            <text:p>X_E:= NOT %IX1.3</text:p>
          </table:table-cell>
          <table:table-cell table:number-columns-repeated="4"/>
          <table:table-cell table:formula="of:=IF([.E5]&gt;0;CONCATENATE([.A5];&quot; smallint default '0',&quot;);&quot;&quot;)" office:value-type="string" office:string-value="X_E smallint default '0',">
            <text:p>X_E smallint default '0',</text:p>
          </table:table-cell>
        </table:table-row>
        <table:table-row table:style-name="ro1">
          <table:table-cell office:value-type="string">
            <text:p>X_D</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аміачної води</text:p>
          </table:table-cell>
          <table:table-cell office:value-type="float" office:value="4">
            <text:p>4</text:p>
          </table:table-cell>
          <table:table-cell table:formula="of:=CONCATENATE([.A6];&quot;:= NOT %IX1.&quot;;[.H6])" office:value-type="string" office:string-value="X_D:= NOT %IX1.4">
            <text:p>X_D:= NOT %IX1.4</text:p>
          </table:table-cell>
          <table:table-cell table:number-columns-repeated="4"/>
          <table:table-cell table:formula="of:=IF([.E6]&gt;0;CONCATENATE([.A6];&quot; smallint default '0',&quot;);&quot;&quot;)" office:value-type="string" office:string-value="X_D smallint default '0',">
            <text:p>X_D smallint default '0',</text:p>
          </table:table-cell>
        </table:table-row>
        <table:table-row table:style-name="ro1">
          <table:table-cell office:value-type="string">
            <text:p>X_C</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соку із правої секції</text:p>
          </table:table-cell>
          <table:table-cell office:value-type="float" office:value="5">
            <text:p>5</text:p>
          </table:table-cell>
          <table:table-cell table:formula="of:=CONCATENATE([.A7];&quot;:= NOT %IX1.&quot;;[.H7])" office:value-type="string" office:string-value="X_C:= NOT %IX1.5">
            <text:p>X_C:= NOT %IX1.5</text:p>
          </table:table-cell>
          <table:table-cell table:number-columns-repeated="4"/>
          <table:table-cell table:formula="of:=IF([.E7]&gt;0;CONCATENATE([.A7];&quot; smallint default '0',&quot;);&quot;&quot;)" office:value-type="string" office:string-value="X_C smallint default '0',">
            <text:p>X_C smallint default '0',</text:p>
          </table:table-cell>
        </table:table-row>
        <table:table-row table:style-name="ro1">
          <table:table-cell office:value-type="string">
            <text:p>X_A</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дувки центрального каналу</text:p>
          </table:table-cell>
          <table:table-cell office:value-type="float" office:value="6">
            <text:p>6</text:p>
          </table:table-cell>
          <table:table-cell table:formula="of:=CONCATENATE([.A8];&quot;:= NOT %IX1.&quot;;[.H8])" office:value-type="string" office:string-value="X_A:= NOT %IX1.6">
            <text:p>X_A:= NOT %IX1.6</text:p>
          </table:table-cell>
          <table:table-cell table:number-columns-repeated="4"/>
          <table:table-cell table:formula="of:=IF([.E8]&gt;0;CONCATENATE([.A8];&quot; smallint default '0',&quot;);&quot;&quot;)" office:value-type="string" office:string-value="X_A smallint default '0',">
            <text:p>X_A smallint default '0',</text:p>
          </table:table-cell>
        </table:table-row>
        <table:table-row table:style-name="ro1">
          <table:table-cell office:value-type="string">
            <text:p>X_H</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мивки лівої секції</text:p>
          </table:table-cell>
          <table:table-cell office:value-type="float" office:value="7">
            <text:p>7</text:p>
          </table:table-cell>
          <table:table-cell table:formula="of:=CONCATENATE([.A9];&quot;:= NOT %IX1.&quot;;[.H9])" office:value-type="string" office:string-value="X_H:= NOT %IX1.7">
            <text:p>X_H:= NOT %IX1.7</text:p>
          </table:table-cell>
          <table:table-cell table:number-columns-repeated="4"/>
          <table:table-cell table:formula="of:=IF([.E9]&gt;0;CONCATENATE([.A9];&quot; smallint default '0',&quot;);&quot;&quot;)" office:value-type="string" office:string-value="X_H smallint default '0',">
            <text:p>X_H smallint default '0',</text:p>
          </table:table-cell>
        </table:table-row>
        <table:table-row table:style-name="ro1">
          <table:table-cell office:value-type="string">
            <text:p>X_G</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еремичка між секціями</text:p>
          </table:table-cell>
          <table:table-cell office:value-type="float" office:value="8">
            <text:p>8</text:p>
          </table:table-cell>
          <table:table-cell table:formula="of:=CONCATENATE([.A10];&quot;:= NOT %IX1.&quot;;[.H10])" office:value-type="string" office:string-value="X_G:= NOT %IX1.8">
            <text:p>X_G:= NOT %IX1.8</text:p>
          </table:table-cell>
          <table:table-cell table:number-columns-repeated="4"/>
          <table:table-cell table:formula="of:=IF([.E10]&gt;0;CONCATENATE([.A10];&quot; smallint default '0',&quot;);&quot;&quot;)" office:value-type="string" office:string-value="X_G smallint default '0',">
            <text:p>X_G smallint default '0',</text:p>
          </table:table-cell>
        </table:table-row>
        <table:table-row table:style-name="ro1">
          <table:table-cell office:value-type="string">
            <text:p>X_kh</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і</text:p>
          </table:table-cell>
          <table:table-cell office:value-type="float" office:value="9">
            <text:p>9</text:p>
          </table:table-cell>
          <table:table-cell table:formula="of:=CONCATENATE([.A11];&quot;:= NOT %IX1.&quot;;[.H11])" office:value-type="string" office:string-value="X_kh:= NOT %IX1.9">
            <text:p>X_kh:= NOT %IX1.9</text:p>
          </table:table-cell>
          <table:table-cell table:number-columns-repeated="4"/>
          <table:table-cell table:formula="of:=IF([.E11]&gt;0;CONCATENATE([.A11];&quot; smallint default '0',&quot;);&quot;&quot;)" office:value-type="string" office:string-value="X_kh smallint default '0',">
            <text:p>X_kh smallint default '0',</text:p>
          </table:table-cell>
        </table:table-row>
        <table:table-row table:style-name="ro1">
          <table:table-cell office:value-type="string">
            <text:p>X_kt</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іретка в хвості </text:p>
          </table:table-cell>
          <table:table-cell office:value-type="float" office:value="10">
            <text:p>10</text:p>
          </table:table-cell>
          <table:table-cell table:formula="of:=CONCATENATE([.A12];&quot;:= NOT %IX1.&quot;;[.H12])" office:value-type="string" office:string-value="X_kt:= NOT %IX1.10">
            <text:p>X_kt:= NOT %IX1.10</text:p>
          </table:table-cell>
          <table:table-cell table:number-columns-repeated="4"/>
          <table:table-cell table:formula="of:=IF([.E12]&gt;0;CONCATENATE([.A12];&quot; smallint default '0',&quot;);&quot;&quot;)" office:value-type="string" office:string-value="X_kt smallint default '0',">
            <text:p>X_kt smallint default '0',</text:p>
          </table:table-cell>
        </table:table-row>
        <table:table-row table:style-name="ro1">
          <table:table-cell office:value-type="string">
            <text:p>X_dl</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ак піднятор</text:p>
          </table:table-cell>
          <table:table-cell office:value-type="float" office:value="11">
            <text:p>11</text:p>
          </table:table-cell>
          <table:table-cell table:formula="of:=CONCATENATE([.A13];&quot;:= NOT %IX1.&quot;;[.H13])" office:value-type="string" office:string-value="X_dl:= NOT %IX1.11">
            <text:p>X_dl:= NOT %IX1.11</text:p>
          </table:table-cell>
          <table:table-cell table:number-columns-repeated="4"/>
          <table:table-cell table:formula="of:=IF([.E13]&gt;0;CONCATENATE([.A13];&quot; smallint default '0',&quot;);&quot;&quot;)" office:value-type="string" office:string-value="X_dl smallint default '0',">
            <text:p>X_dl smallint default '0',</text:p>
          </table:table-cell>
        </table:table-row>
        <table:table-row table:style-name="ro1">
          <table:table-cell office:value-type="string">
            <text:p>X_ps</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початковому положенні</text:p>
          </table:table-cell>
          <table:table-cell office:value-type="float" office:value="12">
            <text:p>12</text:p>
          </table:table-cell>
          <table:table-cell table:formula="of:=CONCATENATE([.A14];&quot;:= NOT %IX1.&quot;;[.H14])" office:value-type="string" office:string-value="X_ps:= NOT %IX1.12">
            <text:p>X_ps:= NOT %IX1.12</text:p>
          </table:table-cell>
          <table:table-cell table:number-columns-repeated="4"/>
          <table:table-cell table:formula="of:=IF([.E14]&gt;0;CONCATENATE([.A14];&quot; smallint default '0',&quot;);&quot;&quot;)" office:value-type="string" office:string-value="X_ps smallint default '0',">
            <text:p>X_ps smallint default '0',</text:p>
          </table:table-cell>
        </table:table-row>
        <table:table-row table:style-name="ro1">
          <table:table-cell office:value-type="string">
            <text:p>X_pa</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аварійному положенні (нема рамки)</text:p>
          </table:table-cell>
          <table:table-cell office:value-type="float" office:value="13">
            <text:p>13</text:p>
          </table:table-cell>
          <table:table-cell table:formula="of:=CONCATENATE([.A15];&quot;:= NOT %IX1.&quot;;[.H15])" office:value-type="string" office:string-value="X_pa:= NOT %IX1.13">
            <text:p>X_pa:= NOT %IX1.13</text:p>
          </table:table-cell>
          <table:table-cell table:number-columns-repeated="4"/>
          <table:table-cell table:formula="of:=IF([.E15]&gt;0;CONCATENATE([.A15];&quot; smallint default '0',&quot;);&quot;&quot;)" office:value-type="string" office:string-value="X_pa smallint default '0',">
            <text:p>X_pa smallint default '0',</text:p>
          </table:table-cell>
        </table:table-row>
        <table:table-row table:style-name="ro1">
          <table:table-cell office:value-type="string">
            <text:p>X_pause</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моргалка</text:p>
          </table:table-cell>
          <table:table-cell office:value-type="float" office:value="14">
            <text:p>14</text:p>
          </table:table-cell>
          <table:table-cell table:formula="of:=CONCATENATE([.A16];&quot;:= %IX1.&quot;;[.H16])" office:value-type="string" office:string-value="X_pause:= %IX1.14">
            <text:p>X_pause:= %IX1.14</text:p>
          </table:table-cell>
          <table:table-cell table:number-columns-repeated="4"/>
          <table:table-cell table:formula="of:=IF([.E16]&gt;0;CONCATENATE([.A16];&quot; smallint default '0',&quot;);&quot;&quot;)" office:value-type="string" office:string-value="X_pause smallint default '0',">
            <text:p>X_pause smallint default '0',</text:p>
          </table:table-cell>
        </table:table-row>
        <table:table-row table:style-name="ro1">
          <table:table-cell office:value-type="string">
            <text:p>X_presh</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еле тиску масляної станції</text:p>
          </table:table-cell>
          <table:table-cell office:value-type="float" office:value="15">
            <text:p>15</text:p>
          </table:table-cell>
          <table:table-cell table:formula="of:=CONCATENATE([.A17];&quot;:= %IX1.&quot;;[.H17])" office:value-type="string" office:string-value="X_presh:= %IX1.15">
            <text:p>X_presh:= %IX1.15</text:p>
          </table:table-cell>
          <table:table-cell table:number-columns-repeated="4"/>
          <table:table-cell table:formula="of:=IF([.E17]&gt;0;CONCATENATE([.A17];&quot; smallint default '0',&quot;);&quot;&quot;)" office:value-type="string" office:string-value="X_presh smallint default '0',">
            <text:p>X_presh smallint default '0',</text:p>
          </table:table-cell>
        </table:table-row>
        <table:table-row table:style-name="ro1">
          <table:table-cell office:value-type="string">
            <text:p>X_ton</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ключено</text:p>
          </table:table-cell>
          <table:table-cell office:value-type="float" office:value="16">
            <text:p>16</text:p>
          </table:table-cell>
          <table:table-cell table:formula="of:=CONCATENATE([.A18];&quot;:= %IX1.&quot;;[.H18])" office:value-type="string" office:string-value="X_ton:= %IX1.16">
            <text:p>X_ton:= %IX1.16</text:p>
          </table:table-cell>
          <table:table-cell table:number-columns-repeated="4"/>
          <table:table-cell table:formula="of:=IF([.E18]&gt;0;CONCATENATE([.A18];&quot; smallint default '0',&quot;);&quot;&quot;)" office:value-type="string" office:string-value="X_ton smallint default '0',">
            <text:p>X_ton smallint default '0',</text:p>
          </table:table-cell>
        </table:table-row>
        <table:table-row table:style-name="ro1">
          <table:table-cell office:value-type="string">
            <text:p>X_tauto</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 автоматичному режимі</text:p>
          </table:table-cell>
          <table:table-cell table:number-columns-repeated="6"/>
          <table:table-cell table:formula="of:=IF([.E19]&gt;0;CONCATENATE([.A19];&quot; smallint default '0',&quot;);&quot;&quot;)" office:value-type="string" office:string-value="X_tauto smallint default '0',">
            <text:p>X_tauto smallint default '0',</text:p>
          </table:table-cell>
        </table:table-row>
        <table:table-row table:style-name="ro1">
          <table:table-cell office:value-type="string">
            <text:p>X_power</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лове живлення ввімкнуто</text:p>
          </table:table-cell>
          <table:table-cell table:number-columns-repeated="6"/>
          <table:table-cell table:formula="of:=IF([.E20]&gt;0;CONCATENATE([.A20];&quot; smallint default '0',&quot;);&quot;&quot;)" office:value-type="string" office:string-value="X_power smallint default '0',">
            <text:p>X_power smallint default '0',</text:p>
          </table:table-cell>
        </table:table-row>
        <table:table-row table:style-name="ro1">
          <table:table-cell office:value-type="string">
            <text:p>X_I</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закриті</text:p>
          </table:table-cell>
          <table:table-cell table:number-columns-repeated="6"/>
          <table:table-cell table:formula="of:=IF([.E21]&gt;0;CONCATENATE([.A21];&quot; smallint default '0',&quot;);&quot;&quot;)" office:value-type="string" office:string-value="X_I smallint default '0',">
            <text:p>X_I smallint default '0',</text:p>
          </table:table-cell>
        </table:table-row>
        <table:table-row table:style-name="ro1">
          <table:table-cell office:value-type="string">
            <text:p>X_J</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і</text:p>
          </table:table-cell>
          <table:table-cell table:number-columns-repeated="6"/>
          <table:table-cell table:formula="of:=IF([.E22]&gt;0;CONCATENATE([.A22];&quot; smallint default '0',&quot;);&quot;&quot;)" office:value-type="string" office:string-value="X_J smallint default '0',">
            <text:p>X_J smallint default '0',</text:p>
          </table:table-cell>
        </table:table-row>
        <table:table-row table:style-name="ro1">
          <table:table-cell office:value-type="string">
            <text:p>Y_B</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3]" office:value-type="string" office:string-value="Подача суспензії в центральний канал">
            <text:p>Подача суспензії в центральний канал</text:p>
          </table:table-cell>
          <table:table-cell/>
          <table:table-cell table:formula="of:=CONCATENATE(CHAR(8);[.A23];&quot;:=false;&quot;)" office:value-type="string" office:string-value="Y_B:=false;">
            <text:p>Y_B:=false;</text:p>
          </table:table-cell>
          <table:table-cell table:number-columns-repeated="4"/>
          <table:table-cell table:formula="of:=IF([.E23]&gt;0;CONCATENATE([.A23];&quot; smallint default '0',&quot;);&quot;&quot;)" office:value-type="string" office:string-value="Y_B smallint default '0',">
            <text:p>Y_B smallint default '0',</text:p>
          </table:table-cell>
        </table:table-row>
        <table:table-row table:style-name="ro1">
          <table:table-cell office:value-type="string">
            <text:p>Y_F</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4]" office:value-type="string" office:string-value="Подача повітря в центральний канал">
            <text:p>Подача повітря в центральний канал</text:p>
          </table:table-cell>
          <table:table-cell/>
          <table:table-cell table:formula="of:=CONCATENATE(CHAR(8);[.A24];&quot;:=false;&quot;)" office:value-type="string" office:string-value="Y_F:=false;">
            <text:p>Y_F:=false;</text:p>
          </table:table-cell>
          <table:table-cell table:number-columns-repeated="4"/>
          <table:table-cell table:formula="of:=IF([.E24]&gt;0;CONCATENATE([.A24];&quot; smallint default '0',&quot;);&quot;&quot;)" office:value-type="string" office:string-value="Y_F smallint default '0',">
            <text:p>Y_F smallint default '0',</text:p>
          </table:table-cell>
        </table:table-row>
        <table:table-row table:style-name="ro1">
          <table:table-cell office:value-type="string">
            <text:p>Y_E</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5]" office:value-type="string" office:string-value="Подача повітря в праву секцію">
            <text:p>Подача повітря в праву секцію</text:p>
          </table:table-cell>
          <table:table-cell/>
          <table:table-cell table:formula="of:=CONCATENATE(CHAR(8);[.A25];&quot;:=false;&quot;)" office:value-type="string" office:string-value="Y_E:=false;">
            <text:p>Y_E:=false;</text:p>
          </table:table-cell>
          <table:table-cell table:number-columns-repeated="4"/>
          <table:table-cell table:formula="of:=IF([.E25]&gt;0;CONCATENATE([.A25];&quot; smallint default '0',&quot;);&quot;&quot;)" office:value-type="string" office:string-value="Y_E smallint default '0',">
            <text:p>Y_E smallint default '0',</text:p>
          </table:table-cell>
        </table:table-row>
        <table:table-row table:style-name="ro1">
          <table:table-cell office:value-type="string">
            <text:p>Y_D</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6]" office:value-type="string" office:string-value="Подача аміачної води">
            <text:p>Подача аміачної води</text:p>
          </table:table-cell>
          <table:table-cell/>
          <table:table-cell table:formula="of:=CONCATENATE(CHAR(8);[.A26];&quot;:=false;&quot;)" office:value-type="string" office:string-value="Y_D:=false;">
            <text:p>Y_D:=false;</text:p>
          </table:table-cell>
          <table:table-cell table:number-columns-repeated="4"/>
          <table:table-cell table:formula="of:=IF([.E26]&gt;0;CONCATENATE([.A26];&quot; smallint default '0',&quot;);&quot;&quot;)" office:value-type="string" office:string-value="Y_D smallint default '0',">
            <text:p>Y_D smallint default '0',</text:p>
          </table:table-cell>
        </table:table-row>
        <table:table-row table:style-name="ro1">
          <table:table-cell office:value-type="string">
            <text:p>Y_C</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7]" office:value-type="string" office:string-value="Вихід соку із правої секції">
            <text:p>Вихід соку із правої секції</text:p>
          </table:table-cell>
          <table:table-cell/>
          <table:table-cell table:formula="of:=CONCATENATE(CHAR(8);[.A27];&quot;:=false;&quot;)" office:value-type="string" office:string-value="Y_C:=false;">
            <text:p>Y_C:=false;</text:p>
          </table:table-cell>
          <table:table-cell table:number-columns-repeated="4"/>
          <table:table-cell table:formula="of:=IF([.E27]&gt;0;CONCATENATE([.A27];&quot; smallint default '0',&quot;);&quot;&quot;)" office:value-type="string" office:string-value="Y_C smallint default '0',">
            <text:p>Y_C smallint default '0',</text:p>
          </table:table-cell>
        </table:table-row>
        <table:table-row table:style-name="ro1">
          <table:table-cell office:value-type="string">
            <text:p>Y_H</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9]" office:value-type="string" office:string-value="Вихід промивки лівої секції">
            <text:p>Вихід промивки лівої секції</text:p>
          </table:table-cell>
          <table:table-cell/>
          <table:table-cell table:formula="of:=CONCATENATE(CHAR(8);[.A28];&quot;:=false;&quot;)" office:value-type="string" office:string-value="Y_H:=false;">
            <text:p>Y_H:=false;</text:p>
          </table:table-cell>
          <table:table-cell table:number-columns-repeated="4"/>
          <table:table-cell table:formula="of:=IF([.E28]&gt;0;CONCATENATE([.A28];&quot; smallint default '0',&quot;);&quot;&quot;)" office:value-type="string" office:string-value="Y_H smallint default '0',">
            <text:p>Y_H smallint default '0',</text:p>
          </table:table-cell>
        </table:table-row>
        <table:table-row table:style-name="ro1">
          <table:table-cell office:value-type="string">
            <text:p>Y_G</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10]" office:value-type="string" office:string-value="Перемичка між секціями">
            <text:p>Перемичка між секціями</text:p>
          </table:table-cell>
          <table:table-cell/>
          <table:table-cell table:formula="of:=CONCATENATE(CHAR(8);[.A29];&quot;:=false;&quot;)" office:value-type="string" office:string-value="Y_G:=false;">
            <text:p>Y_G:=false;</text:p>
          </table:table-cell>
          <table:table-cell table:number-columns-repeated="4"/>
          <table:table-cell table:formula="of:=IF([.E29]&gt;0;CONCATENATE([.A29];&quot; smallint default '0',&quot;);&quot;&quot;)" office:value-type="string" office:string-value="Y_G smallint default '0',">
            <text:p>Y_G smallint default '0',</text:p>
          </table:table-cell>
        </table:table-row>
        <table:table-row table:style-name="ro1">
          <table:table-cell office:value-type="string">
            <text:p>Y_IJ</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и</text:p>
          </table:table-cell>
          <table:table-cell/>
          <table:table-cell table:formula="of:=CONCATENATE(CHAR(8);[.A30];&quot;:=false;&quot;)" office:value-type="string" office:string-value="Y_IJ:=false;">
            <text:p>Y_IJ:=false;</text:p>
          </table:table-cell>
          <table:table-cell table:number-columns-repeated="4"/>
          <table:table-cell table:formula="of:=IF([.E30]&gt;0;CONCATENATE([.A30];&quot; smallint default '0',&quot;);&quot;&quot;)" office:value-type="string" office:string-value="Y_IJ smallint default '0',">
            <text:p>Y_IJ smallint default '0',</text:p>
          </table:table-cell>
        </table:table-row>
        <table:table-row table:style-name="ro1">
          <table:table-cell office:value-type="string">
            <text:p>Y_zol</text:p>
          </table:table-cell>
          <table:table-cell office:value-type="float" office:value="38">
            <text:p>3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ідророзполілювача</text:p>
          </table:table-cell>
          <table:table-cell/>
          <table:table-cell table:formula="of:=CONCATENATE(CHAR(8);[.A31];&quot;:=false;&quot;)" office:value-type="string" office:string-value="Y_zol:=false;">
            <text:p>Y_zol:=false;</text:p>
          </table:table-cell>
          <table:table-cell table:number-columns-repeated="4"/>
          <table:table-cell table:formula="of:=IF([.E31]&gt;0;CONCATENATE([.A31];&quot; smallint default '0',&quot;);&quot;&quot;)" office:value-type="string" office:string-value="Y_zol smallint default '0',">
            <text:p>Y_zol smallint default '0',</text:p>
          </table:table-cell>
        </table:table-row>
        <table:table-row table:style-name="ro1">
          <table:table-cell office:value-type="string">
            <text:p>Y_pump</text:p>
          </table:table-cell>
          <table:table-cell office:value-type="float" office:value="39">
            <text:p>3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Насос маслостанції</text:p>
          </table:table-cell>
          <table:table-cell/>
          <table:table-cell table:formula="of:=CONCATENATE(CHAR(8);[.A32];&quot;:=false;&quot;)" office:value-type="string" office:string-value="Y_pump:=false;">
            <text:p>Y_pump:=false;</text:p>
          </table:table-cell>
          <table:table-cell table:number-columns-repeated="4"/>
          <table:table-cell table:formula="of:=IF([.E32]&gt;0;CONCATENATE([.A32];&quot; smallint default '0',&quot;);&quot;&quot;)" office:value-type="string" office:string-value="Y_pump smallint default '0',">
            <text:p>Y_pump smallint default '0',</text:p>
          </table:table-cell>
        </table:table-row>
        <table:table-row table:style-name="ro1">
          <table:table-cell office:value-type="string">
            <text:p>Y_fw</text:p>
          </table:table-cell>
          <table:table-cell office:value-type="float" office:value="40">
            <text:p>4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у</text:p>
          </table:table-cell>
          <table:table-cell/>
          <table:table-cell table:formula="of:=CONCATENATE(CHAR(8);[.A33];&quot;:=false;&quot;)" office:value-type="string" office:string-value="Y_fw:=false;">
            <text:p>Y_fw:=false;</text:p>
          </table:table-cell>
          <table:table-cell table:number-columns-repeated="4"/>
          <table:table-cell table:formula="of:=IF([.E33]&gt;0;CONCATENATE([.A33];&quot; smallint default '0',&quot;);&quot;&quot;)" office:value-type="string" office:string-value="Y_fw smallint default '0',">
            <text:p>Y_fw smallint default '0',</text:p>
          </table:table-cell>
        </table:table-row>
        <table:table-row table:style-name="ro1">
          <table:table-cell office:value-type="string">
            <text:p>Y_bw</text:p>
          </table:table-cell>
          <table:table-cell office:value-type="float" office:value="41">
            <text:p>4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хвіст</text:p>
          </table:table-cell>
          <table:table-cell/>
          <table:table-cell table:formula="of:=CONCATENATE(CHAR(8);[.A34];&quot;:=false;&quot;)" office:value-type="string" office:string-value="Y_bw:=false;">
            <text:p>Y_bw:=false;</text:p>
          </table:table-cell>
          <table:table-cell table:number-columns-repeated="4"/>
          <table:table-cell table:formula="of:=IF([.E34]&gt;0;CONCATENATE([.A34];&quot; smallint default '0',&quot;);&quot;&quot;)" office:value-type="string" office:string-value="Y_bw smallint default '0',">
            <text:p>Y_bw smallint default '0',</text:p>
          </table:table-cell>
        </table:table-row>
        <table:table-row table:style-name="ro1">
          <table:table-cell office:value-type="string">
            <text:p>Y_tstart</text:p>
          </table:table-cell>
          <table:table-cell office:value-type="float" office:value="42">
            <text:p>4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уск транспортера</text:p>
          </table:table-cell>
          <table:table-cell/>
          <table:table-cell table:formula="of:=CONCATENATE(CHAR(8);[.A35];&quot;:=false;&quot;)" office:value-type="string" office:string-value="Y_tstart:=false;">
            <text:p>Y_tstart:=false;</text:p>
          </table:table-cell>
          <table:table-cell table:number-columns-repeated="4"/>
          <table:table-cell table:formula="of:=IF([.E35]&gt;0;CONCATENATE([.A35];&quot; smallint default '0',&quot;);&quot;&quot;)" office:value-type="string" office:string-value="Y_tstart smallint default '0',">
            <text:p>Y_tstart smallint default '0',</text:p>
          </table:table-cell>
        </table:table-row>
        <table:table-row table:style-name="ro1">
          <table:table-cell office:value-type="string">
            <text:p>Y_tstop</text:p>
          </table:table-cell>
          <table:table-cell office:value-type="float" office:value="43">
            <text:p>4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топ транспортера</text:p>
          </table:table-cell>
          <table:table-cell/>
          <table:table-cell table:formula="of:=CONCATENATE(CHAR(8);[.A36];&quot;:=false;&quot;)" office:value-type="string" office:string-value="Y_tstop:=false;">
            <text:p>Y_tstop:=false;</text:p>
          </table:table-cell>
          <table:table-cell table:number-columns-repeated="4"/>
          <table:table-cell table:formula="of:=IF([.E36]&gt;0;CONCATENATE([.A36];&quot; smallint default '0',&quot;);&quot;&quot;)" office:value-type="string" office:string-value="Y_tstop smallint default '0',">
            <text:p>Y_tstop smallint default '0',</text:p>
          </table:table-cell>
        </table:table-row>
        <table:table-row table:style-name="ro1">
          <table:table-cell office:value-type="string">
            <text:p>Y_alarm</text:p>
          </table:table-cell>
          <table:table-cell office:value-type="float" office:value="44">
            <text:p>4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text:p>
          </table:table-cell>
          <table:table-cell/>
          <table:table-cell table:formula="of:=CONCATENATE(CHAR(8);[.A37];&quot;:=false;&quot;)" office:value-type="string" office:string-value="Y_alarm:=false;">
            <text:p>Y_alarm:=false;</text:p>
          </table:table-cell>
          <table:table-cell table:number-columns-repeated="4"/>
          <table:table-cell table:formula="of:=IF([.E37]&gt;0;CONCATENATE([.A37];&quot; smallint default '0',&quot;);&quot;&quot;)" office:value-type="string" office:string-value="Y_alarm smallint default '0',">
            <text:p>Y_alarm smallint default '0',</text:p>
          </table:table-cell>
        </table:table-row>
        <table:table-row table:style-name="ro1">
          <table:table-cell office:value-type="string">
            <text:p>ul_run</text:p>
          </table:table-cell>
          <table:table-cell office:value-type="float" office:value="45">
            <text:p>4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пуск програми вивантаження</text:p>
          </table:table-cell>
          <table:table-cell/>
          <table:table-cell table:formula="of:=CONCATENATE(CHAR(8);[.A38];&quot;:=false;&quot;)" office:value-type="string" office:string-value="ul_run:=false;">
            <text:p>ul_run:=false;</text:p>
          </table:table-cell>
          <table:table-cell table:number-columns-repeated="4"/>
          <table:table-cell table:formula="of:=IF([.E38]&gt;0;CONCATENATE([.A38];&quot; smallint default '0',&quot;);&quot;&quot;)" office:value-type="string" office:string-value="ul_run smallint default '0',">
            <text:p>ul_run smallint default '0',</text:p>
          </table:table-cell>
        </table:table-row>
        <table:table-row table:style-name="ro1">
          <table:table-cell office:value-type="string">
            <text:p>State</text:p>
          </table:table-cell>
          <table:table-cell office:value-type="float" office:value="46">
            <text:p>46</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Змінна стану</text:p>
          </table:table-cell>
          <table:table-cell table:number-columns-repeated="6"/>
          <table:table-cell table:formula="of:=IF([.E39]&gt;0;CONCATENATE([.A39];&quot; smallint default '0',&quot;);&quot;&quot;)" office:value-type="string" office:string-value="State smallint default '0',">
            <text:p>State smallint default '0',</text:p>
          </table:table-cell>
        </table:table-row>
        <table:table-row table:style-name="ro1">
          <table:table-cell office:value-type="string">
            <text:p>Std</text:p>
          </table:table-cell>
          <table:table-cell office:value-type="float" office:value="47">
            <text:p>47</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State-машина розтяжки рамок</text:p>
          </table:table-cell>
          <table:table-cell table:number-columns-repeated="6"/>
          <table:table-cell table:formula="of:=IF([.E40]&gt;0;CONCATENATE([.A40];&quot; smallint default '0',&quot;);&quot;&quot;)" office:value-type="string" office:string-value="Std smallint default '0',">
            <text:p>Std smallint default '0',</text:p>
          </table:table-cell>
        </table:table-row>
        <table:table-row table:style-name="ro1">
          <table:table-cell office:value-type="string">
            <text:p>Rc</text:p>
          </table:table-cell>
          <table:table-cell office:value-type="float" office:value="48">
            <text:p>48</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Кількість відтягнутих рамок</text:p>
          </table:table-cell>
          <table:table-cell table:number-columns-repeated="6"/>
          <table:table-cell table:formula="of:=IF([.E41]&gt;0;CONCATENATE([.A41];&quot; smallint default '0',&quot;);&quot;&quot;)" office:value-type="string" office:string-value="Rc smallint default '0',">
            <text:p>Rc smallint default '0',</text:p>
          </table:table-cell>
        </table:table-row>
        <table:table-row table:style-name="ro1">
          <table:table-cell office:value-type="string">
            <text:p>Nc</text:p>
          </table:table-cell>
          <table:table-cell office:value-type="float" office:value="49">
            <text:p>49</text:p>
          </table:table-cell>
          <table:table-cell office:value-type="string">
            <text:p>Long</text:p>
          </table:table-cell>
          <table:table-cell table:number-columns-repeated="2" office:value-type="float" office:value="1">
            <text:p>1</text:p>
          </table:table-cell>
          <table:table-cell office:value-type="string">
            <text:p>-</text:p>
          </table:table-cell>
          <table:table-cell office:value-type="string">
            <text:p>Лічильник циклів</text:p>
          </table:table-cell>
          <table:table-cell table:number-columns-repeated="6"/>
          <table:table-cell table:formula="of:=IF([.E42]&gt;0;CONCATENATE([.A42];&quot; smallint default '0',&quot;);&quot;&quot;)" office:value-type="string" office:string-value="Nc smallint default '0',">
            <text:p>Nc smallint default '0',</text:p>
          </table:table-cell>
        </table:table-row>
        <table:table-row table:style-name="ro3">
          <table:table-cell office:value-type="string">
            <text:p>Psusp</text:p>
          </table:table-cell>
          <table:table-cell office:value-type="float" office:value="51">
            <text:p>51</text:p>
          </table:table-cell>
          <table:table-cell office:value-type="string">
            <text:p>Real</text:p>
          </table:table-cell>
          <table:table-cell table:number-columns-repeated="2" office:value-type="float" office:value="1">
            <text:p>1</text:p>
          </table:table-cell>
          <table:table-cell table:style-name="ce3" office:value-type="string">
            <text:p>0 1000</text:p>
          </table:table-cell>
          <table:table-cell office:value-type="string">
            <text:p>Тиск суспензії</text:p>
          </table:table-cell>
          <table:table-cell table:number-columns-repeated="6"/>
          <table:table-cell table:formula="of:=IF([.E43]&gt;0;CONCATENATE([.A43];&quot; smallint default '0',&quot;);&quot;&quot;)" office:value-type="string" office:string-value="Psusp smallint default '0',">
            <text:p>Psusp smallint default '0',</text:p>
          </table:table-cell>
        </table:table-row>
        <table:table-row table:style-name="ro1">
          <table:table-cell office:value-type="string">
            <text:p>Poil</text:p>
          </table:table-cell>
          <table:table-cell office:value-type="float" office:value="53">
            <text:p>53</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масла</text:p>
          </table:table-cell>
          <table:table-cell table:number-columns-repeated="6"/>
          <table:table-cell table:formula="of:=IF([.E44]&gt;0;CONCATENATE([.A44];&quot; smallint default '0',&quot;);&quot;&quot;)" office:value-type="string" office:string-value="Poil smallint default '0',">
            <text:p>Poil smallint default '0',</text:p>
          </table:table-cell>
        </table:table-row>
        <table:table-row table:style-name="ro1">
          <table:table-cell office:value-type="string">
            <text:p>Qsusp</text:p>
          </table:table-cell>
          <table:table-cell office:value-type="float" office:value="55">
            <text:p>55</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суспензії</text:p>
          </table:table-cell>
          <table:table-cell table:number-columns-repeated="6"/>
          <table:table-cell table:formula="of:=IF([.E45]&gt;0;CONCATENATE([.A45];&quot; smallint default '0',&quot;);&quot;&quot;)" office:value-type="string" office:string-value="Qsusp smallint default '0',">
            <text:p>Qsusp smallint default '0',</text:p>
          </table:table-cell>
        </table:table-row>
        <table:table-row table:style-name="ro1">
          <table:table-cell office:value-type="string">
            <text:p>Qvs</text:p>
          </table:table-cell>
          <table:table-cell office:value-type="float" office:value="57">
            <text:p>57</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ромивної води на висолодення</text:p>
          </table:table-cell>
          <table:table-cell table:number-columns-repeated="6"/>
          <table:table-cell table:formula="of:=IF([.E46]&gt;0;CONCATENATE([.A46];&quot; smallint default '0',&quot;);&quot;&quot;)" office:value-type="string" office:string-value="Qvs smallint default '0',">
            <text:p>Qvs smallint default '0',</text:p>
          </table:table-cell>
        </table:table-row>
        <table:table-row table:style-name="ro1">
          <table:table-cell office:value-type="string">
            <text:p>Qvw</text:p>
          </table:table-cell>
          <table:table-cell office:value-type="float" office:value="59">
            <text:p>59</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оди на промивку</text:p>
          </table:table-cell>
          <table:table-cell table:number-columns-repeated="6"/>
          <table:table-cell table:formula="of:=IF([.E47]&gt;0;CONCATENATE([.A47];&quot; smallint default '0',&quot;);&quot;&quot;)" office:value-type="string" office:string-value="Qvw smallint default '0',">
            <text:p>Qvw smallint default '0',</text:p>
          </table:table-cell>
        </table:table-row>
        <table:table-row table:style-name="ro1">
          <table:table-cell office:value-type="string">
            <text:p>Tall</text:p>
          </table:table-cell>
          <table:table-cell office:value-type="float" office:value="61">
            <text:p>6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Загальний час циклу</text:p>
          </table:table-cell>
          <table:table-cell/>
          <table:table-cell table:formula="of:=CONCATENATE([.A48:.A48];&quot;:=t#0s;&quot;)" office:value-type="string" office:string-value="Tall:=t#0s;">
            <text:p>Tall:=t#0s;</text:p>
          </table:table-cell>
          <table:table-cell table:number-columns-repeated="4"/>
          <table:table-cell table:formula="of:=IF([.E48]&gt;0;CONCATENATE([.A48];&quot; smallint default '0',&quot;);&quot;&quot;)" office:value-type="string" office:string-value="Tall smallint default '0',">
            <text:p>Tall smallint default '0',</text:p>
          </table:table-cell>
        </table:table-row>
        <table:table-row table:style-name="ro1">
          <table:table-cell office:value-type="string">
            <text:p>Tfilt</text:p>
          </table:table-cell>
          <table:table-cell office:value-type="float" office:value="63">
            <text:p>63</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Час активного фільтрування</text:p>
          </table:table-cell>
          <table:table-cell/>
          <table:table-cell table:formula="of:=CONCATENATE([.A49:.A49];&quot;:=t#0s;&quot;)" office:value-type="string" office:string-value="Tfilt:=t#0s;">
            <text:p>Tfilt:=t#0s;</text:p>
          </table:table-cell>
          <table:table-cell table:number-columns-repeated="4"/>
          <table:table-cell table:formula="of:=IF([.E49]&gt;0;CONCATENATE([.A49];&quot; smallint default '0',&quot;);&quot;&quot;)" office:value-type="string" office:string-value="Tfilt smallint default '0',">
            <text:p>Tfilt smallint default '0',</text:p>
          </table:table-cell>
        </table:table-row>
        <table:table-row table:style-name="ro1">
          <table:table-cell office:value-type="string">
            <text:p>Tvs</text:p>
          </table:table-cell>
          <table:table-cell office:value-type="float" office:value="65">
            <text:p>65</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висоложення</text:p>
          </table:table-cell>
          <table:table-cell/>
          <table:table-cell table:formula="of:=CONCATENATE([.A50:.A50];&quot;:=t#0s;&quot;)" office:value-type="string" office:string-value="Tvs:=t#0s;">
            <text:p>Tvs:=t#0s;</text:p>
          </table:table-cell>
          <table:table-cell table:number-columns-repeated="4"/>
          <table:table-cell table:formula="of:=IF([.E50]&gt;0;CONCATENATE([.A50];&quot; smallint default '0',&quot;);&quot;&quot;)" office:value-type="string" office:string-value="Tvs smallint default '0',">
            <text:p>Tvs smallint default '0',</text:p>
          </table:table-cell>
        </table:table-row>
        <table:table-row table:style-name="ro1">
          <table:table-cell office:value-type="string">
            <text:p>Tvw</text:p>
          </table:table-cell>
          <table:table-cell office:value-type="float" office:value="67">
            <text:p>67</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мивки</text:p>
          </table:table-cell>
          <table:table-cell/>
          <table:table-cell table:formula="of:=CONCATENATE([.A51:.A51];&quot;:=t#0s;&quot;)" office:value-type="string" office:string-value="Tvw:=t#0s;">
            <text:p>Tvw:=t#0s;</text:p>
          </table:table-cell>
          <table:table-cell table:number-columns-repeated="4"/>
          <table:table-cell table:formula="of:=IF([.E51]&gt;0;CONCATENATE([.A51];&quot; smallint default '0',&quot;);&quot;&quot;)" office:value-type="string" office:string-value="Tvw smallint default '0',">
            <text:p>Tvw smallint default '0',</text:p>
          </table:table-cell>
        </table:table-row>
        <table:table-row table:style-name="ro1">
          <table:table-cell office:value-type="string">
            <text:p>Tf</text:p>
          </table:table-cell>
          <table:table-cell office:value-type="float" office:value="69">
            <text:p>69</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сушки</text:p>
          </table:table-cell>
          <table:table-cell/>
          <table:table-cell table:formula="of:=CONCATENATE([.A52:.A52];&quot;:=t#0s;&quot;)" office:value-type="string" office:string-value="Tf:=t#0s;">
            <text:p>Tf:=t#0s;</text:p>
          </table:table-cell>
          <table:table-cell table:number-columns-repeated="4"/>
          <table:table-cell table:formula="of:=IF([.E52]&gt;0;CONCATENATE([.A52];&quot; smallint default '0',&quot;);&quot;&quot;)" office:value-type="string" office:string-value="Tf smallint default '0',">
            <text:p>Tf smallint default '0',</text:p>
          </table:table-cell>
        </table:table-row>
        <table:table-row table:style-name="ro1">
          <table:table-cell office:value-type="string">
            <text:p>Tnp</text:p>
          </table:table-cell>
          <table:table-cell office:value-type="float" office:value="71">
            <text:p>7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наповнення</text:p>
          </table:table-cell>
          <table:table-cell table:number-columns-repeated="6"/>
          <table:table-cell table:formula="of:=IF([.E53]&gt;0;CONCATENATE([.A53];&quot; smallint default '0',&quot;);&quot;&quot;)" office:value-type="string" office:string-value="Tnp smallint default '0',">
            <text:p>Tnp smallint default '0',</text:p>
          </table:table-cell>
        </table:table-row>
        <table:table-row table:style-name="ro1">
          <table:table-cell office:value-type="string">
            <text:p>kf_Psusp</text:p>
          </table:table-cell>
          <table:table-cell office:value-type="float" office:value="73">
            <text:p>73</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
            <text:p>1</text:p>
          </table:table-cell>
          <table:table-cell table:formula="of:=CONCATENATE([.A54];&quot;:=eep_n_r(&quot;;[.J54];&quot;);&quot;)" office:value-type="string" office:string-value="kf_Psusp:=eep_n_r(1);">
            <text:p>kf_Psusp:=eep_n_r(1);</text:p>
          </table:table-cell>
          <table:table-cell table:formula="of:=CONCATENATE(&quot;Res:=eep_n_w(&quot;;[.J54];&quot;,&quot;;[.A54];&quot;);&quot;)" office:value-type="string" office:string-value="Res:=eep_n_w(1,kf_Psusp);">
            <text:p>Res:=eep_n_w(1,kf_Psusp);</text:p>
          </table:table-cell>
          <table:table-cell/>
          <table:table-cell table:formula="of:=IF([.E54]&gt;0;CONCATENATE([.A54];&quot; smallint default '0',&quot;);&quot;&quot;)">
            <text:p/>
          </table:table-cell>
        </table:table-row>
        <table:table-row table:style-name="ro1">
          <table:table-cell office:value-type="string">
            <text:p>kf_Poil</text:p>
          </table:table-cell>
          <table:table-cell office:value-type="float" office:value="74">
            <text:p>74</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2">
            <text:p>2</text:p>
          </table:table-cell>
          <table:table-cell table:formula="of:=CONCATENATE([.A55];&quot;:=eep_n_r(&quot;;[.J55];&quot;);&quot;)" office:value-type="string" office:string-value="kf_Poil:=eep_n_r(2);">
            <text:p>kf_Poil:=eep_n_r(2);</text:p>
          </table:table-cell>
          <table:table-cell table:formula="of:=CONCATENATE(&quot;Res:=eep_n_w(&quot;;[.J55];&quot;,&quot;;[.A55];&quot;);&quot;)" office:value-type="string" office:string-value="Res:=eep_n_w(2,kf_Poil);">
            <text:p>Res:=eep_n_w(2,kf_Poil);</text:p>
          </table:table-cell>
          <table:table-cell/>
          <table:table-cell table:formula="of:=IF([.E55]&gt;0;CONCATENATE([.A55];&quot; smallint default '0',&quot;);&quot;&quot;)">
            <text:p/>
          </table:table-cell>
        </table:table-row>
        <table:table-row table:style-name="ro3">
          <table:table-cell office:value-type="string">
            <text:p>Gsusp_zd</text:p>
          </table:table-cell>
          <table:table-cell office:value-type="float" office:value="75">
            <text:p>75</text:p>
          </table:table-cell>
          <table:table-cell office:value-type="string">
            <text:p>Real</text:p>
          </table:table-cell>
          <table:table-cell office:value-type="float" office:value="120">
            <text:p>120</text:p>
          </table:table-cell>
          <table:table-cell office:value-type="float" office:value="0">
            <text:p>0</text:p>
          </table:table-cell>
          <table:table-cell table:style-name="ce3" office:value-type="string">
            <text:p>0 80</text:p>
          </table:table-cell>
          <table:table-cell office:value-type="string">
            <text:p>Мінімальна допустима витрата суспензії</text:p>
          </table:table-cell>
          <table:table-cell table:number-columns-repeated="2"/>
          <table:table-cell office:value-type="float" office:value="3">
            <text:p>3</text:p>
          </table:table-cell>
          <table:table-cell table:formula="of:=CONCATENATE([.A56];&quot;:=INT_REAL(eep_n_r(&quot;;[.J56];&quot;));&quot;)" office:value-type="string" office:string-value="Gsusp_zd:=INT_REAL(eep_n_r(3));">
            <text:p>Gsusp_zd:=INT_REAL(eep_n_r(3));</text:p>
          </table:table-cell>
          <table:table-cell table:formula="of:=CONCATENATE(&quot;Res:=eep_n_w(&quot;;[.J56];&quot;,REAL_INT(&quot;;[.A56];&quot;));&quot;)" office:value-type="string" office:string-value="Res:=eep_n_w(3,REAL_INT(Gsusp_zd));">
            <text:p>Res:=eep_n_w(3,REAL_INT(Gsusp_zd));</text:p>
          </table:table-cell>
          <table:table-cell/>
          <table:table-cell table:formula="of:=IF([.E56]&gt;0;CONCATENATE([.A56];&quot; smallint default '0',&quot;);&quot;&quot;)">
            <text:p/>
          </table:table-cell>
        </table:table-row>
        <table:table-row table:style-name="ro1">
          <table:table-cell office:value-type="string">
            <text:p>Psusp_zd</text:p>
          </table:table-cell>
          <table:table-cell office:value-type="float" office:value="77">
            <text:p>77</text:p>
          </table:table-cell>
          <table:table-cell office:value-type="string">
            <text:p>Real</text:p>
          </table:table-cell>
          <table:table-cell office:value-type="float" office:value="120">
            <text:p>120</text:p>
          </table:table-cell>
          <table:table-cell office:value-type="float" office:value="0">
            <text:p>0</text:p>
          </table:table-cell>
          <table:table-cell table:formula="of:=[.A43]" office:value-type="string" office:string-value="Psusp">
            <text:p>Psusp</text:p>
          </table:table-cell>
          <table:table-cell office:value-type="string">
            <text:p>Заданий максимальний тиск суспензії</text:p>
          </table:table-cell>
          <table:table-cell table:number-columns-repeated="2"/>
          <table:table-cell office:value-type="float" office:value="4">
            <text:p>4</text:p>
          </table:table-cell>
          <table:table-cell table:formula="of:=CONCATENATE([.A57];&quot;:=INT_REAL(eep_n_r(&quot;;[.J57];&quot;));&quot;)" office:value-type="string" office:string-value="Psusp_zd:=INT_REAL(eep_n_r(4));">
            <text:p>Psusp_zd:=INT_REAL(eep_n_r(4));</text:p>
          </table:table-cell>
          <table:table-cell table:formula="of:=CONCATENATE(&quot;Res:=eep_n_w(&quot;;[.J57];&quot;,REAL_INT(&quot;;[.A57];&quot;));&quot;)" office:value-type="string" office:string-value="Res:=eep_n_w(4,REAL_INT(Psusp_zd));">
            <text:p>Res:=eep_n_w(4,REAL_INT(Psusp_zd));</text:p>
          </table:table-cell>
          <table:table-cell/>
          <table:table-cell table:formula="of:=IF([.E57]&gt;0;CONCATENATE([.A57];&quot; smallint default '0',&quot;);&quot;&quot;)">
            <text:p/>
          </table:table-cell>
        </table:table-row>
        <table:table-row table:style-name="ro1">
          <table:table-cell office:value-type="string">
            <text:p>Qvs_zd</text:p>
          </table:table-cell>
          <table:table-cell office:value-type="float" office:value="79">
            <text:p>79</text:p>
          </table:table-cell>
          <table:table-cell office:value-type="string">
            <text:p>Real</text:p>
          </table:table-cell>
          <table:table-cell office:value-type="float" office:value="120">
            <text:p>120</text:p>
          </table:table-cell>
          <table:table-cell office:value-type="float" office:value="0">
            <text:p>0</text:p>
          </table:table-cell>
          <table:table-cell table:formula="of:=[.A46]" office:value-type="string" office:string-value="Qvs">
            <text:p>Qvs</text:p>
          </table:table-cell>
          <table:table-cell office:value-type="string">
            <text:p>Заданий об’єм води на висолодження</text:p>
          </table:table-cell>
          <table:table-cell table:number-columns-repeated="2"/>
          <table:table-cell office:value-type="float" office:value="5">
            <text:p>5</text:p>
          </table:table-cell>
          <table:table-cell table:formula="of:=CONCATENATE([.A58];&quot;:=INT_REAL(eep_n_r(&quot;;[.J58];&quot;));&quot;)" office:value-type="string" office:string-value="Qvs_zd:=INT_REAL(eep_n_r(5));">
            <text:p>Qvs_zd:=INT_REAL(eep_n_r(5));</text:p>
          </table:table-cell>
          <table:table-cell table:formula="of:=CONCATENATE(&quot;Res:=eep_n_w(&quot;;[.J58];&quot;,REAL_INT(&quot;;[.A58];&quot;));&quot;)" office:value-type="string" office:string-value="Res:=eep_n_w(5,REAL_INT(Qvs_zd));">
            <text:p>Res:=eep_n_w(5,REAL_INT(Qvs_zd));</text:p>
          </table:table-cell>
          <table:table-cell/>
          <table:table-cell table:formula="of:=IF([.E58]&gt;0;CONCATENATE([.A58];&quot; smallint default '0',&quot;);&quot;&quot;)">
            <text:p/>
          </table:table-cell>
        </table:table-row>
        <table:table-row table:style-name="ro5">
          <table:table-cell office:value-type="string">
            <text:p>Qvw_zd</text:p>
          </table:table-cell>
          <table:table-cell office:value-type="float" office:value="81">
            <text:p>81</text:p>
          </table:table-cell>
          <table:table-cell office:value-type="string">
            <text:p>Real</text:p>
          </table:table-cell>
          <table:table-cell office:value-type="float" office:value="120">
            <text:p>120</text:p>
          </table:table-cell>
          <table:table-cell office:value-type="float" office:value="0">
            <text:p>0</text:p>
          </table:table-cell>
          <table:table-cell table:formula="of:=[.A47]" office:value-type="string" office:string-value="Qvw">
            <text:p>Qvw</text:p>
          </table:table-cell>
          <table:table-cell office:value-type="string">
            <text:p>Заданий об’єм води на промивку</text:p>
          </table:table-cell>
          <table:table-cell table:number-columns-repeated="2"/>
          <table:table-cell office:value-type="float" office:value="6">
            <text:p>6</text:p>
          </table:table-cell>
          <table:table-cell table:formula="of:=CONCATENATE([.A59];&quot;:=INT_REAL(eep_n_r(&quot;;[.J59];&quot;));&quot;)" office:value-type="string" office:string-value="Qvw_zd:=INT_REAL(eep_n_r(6));">
            <text:p>Qvw_zd:=INT_REAL(eep_n_r(6));</text:p>
          </table:table-cell>
          <table:table-cell table:formula="of:=CONCATENATE(&quot;Res:=eep_n_w(&quot;;[.J59];&quot;,REAL_INT(&quot;;[.A59];&quot;));&quot;)" office:value-type="string" office:string-value="Res:=eep_n_w(6,REAL_INT(Qvw_zd));">
            <text:p>Res:=eep_n_w(6,REAL_INT(Qvw_zd));</text:p>
          </table:table-cell>
          <table:table-cell/>
          <table:table-cell table:formula="of:=IF([.E59]&gt;0;CONCATENATE([.A59];&quot; smallint default '0',&quot;);&quot;&quot;)">
            <text:p/>
          </table:table-cell>
        </table:table-row>
        <table:table-row table:style-name="ro1">
          <table:table-cell office:value-type="string">
            <text:p>Ns_min_zd</text:p>
          </table:table-cell>
          <table:table-cell office:value-type="float" office:value="83">
            <text:p>8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text:p>
          </table:table-cell>
          <table:table-cell table:number-columns-repeated="2"/>
          <table:table-cell office:value-type="float" office:value="7">
            <text:p>7</text:p>
          </table:table-cell>
          <table:table-cell table:formula="of:=CONCATENATE([.A60];&quot;:=INT_REAL(eep_n_r(&quot;;[.J60];&quot;));&quot;)" office:value-type="string" office:string-value="Ns_min_zd:=INT_REAL(eep_n_r(7));">
            <text:p>Ns_min_zd:=INT_REAL(eep_n_r(7));</text:p>
          </table:table-cell>
          <table:table-cell table:formula="of:=CONCATENATE(&quot;Res:=eep_n_w(&quot;;[.J60];&quot;,REAL_INT(&quot;;[.A60];&quot;));&quot;)" office:value-type="string" office:string-value="Res:=eep_n_w(7,REAL_INT(Ns_min_zd));">
            <text:p>Res:=eep_n_w(7,REAL_INT(Ns_min_zd));</text:p>
          </table:table-cell>
          <table:table-cell/>
          <table:table-cell table:formula="of:=IF([.E60]&gt;0;CONCATENATE([.A60];&quot; smallint default '0',&quot;);&quot;&quot;)">
            <text:p/>
          </table:table-cell>
        </table:table-row>
        <table:table-row table:style-name="ro1">
          <table:table-cell office:value-type="string">
            <text:p>Ns_st_zd</text:p>
          </table:table-cell>
          <table:table-cell office:value-type="float" office:value="85">
            <text:p>8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Оберти наповнення</text:p>
          </table:table-cell>
          <table:table-cell table:number-columns-repeated="2"/>
          <table:table-cell office:value-type="float" office:value="8">
            <text:p>8</text:p>
          </table:table-cell>
          <table:table-cell table:formula="of:=CONCATENATE([.A61];&quot;:=INT_REAL(eep_n_r(&quot;;[.J61];&quot;));&quot;)" office:value-type="string" office:string-value="Ns_st_zd:=INT_REAL(eep_n_r(8));">
            <text:p>Ns_st_zd:=INT_REAL(eep_n_r(8));</text:p>
          </table:table-cell>
          <table:table-cell table:formula="of:=CONCATENATE(&quot;Res:=eep_n_w(&quot;;[.J61];&quot;,REAL_INT(&quot;;[.A61];&quot;));&quot;)" office:value-type="string" office:string-value="Res:=eep_n_w(8,REAL_INT(Ns_st_zd));">
            <text:p>Res:=eep_n_w(8,REAL_INT(Ns_st_zd));</text:p>
          </table:table-cell>
          <table:table-cell/>
          <table:table-cell table:formula="of:=IF([.E61]&gt;0;CONCATENATE([.A61];&quot; smallint default '0',&quot;);&quot;&quot;)">
            <text:p/>
          </table:table-cell>
        </table:table-row>
        <table:table-row table:style-name="ro1">
          <table:table-cell office:value-type="string">
            <text:p>Nv_min_zd</text:p>
          </table:table-cell>
          <table:table-cell office:value-type="float" office:value="87">
            <text:p>8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 насосу подачі води</text:p>
          </table:table-cell>
          <table:table-cell table:number-columns-repeated="2"/>
          <table:table-cell office:value-type="float" office:value="9">
            <text:p>9</text:p>
          </table:table-cell>
          <table:table-cell table:formula="of:=CONCATENATE([.A62];&quot;:=INT_REAL(eep_n_r(&quot;;[.J62];&quot;));&quot;)" office:value-type="string" office:string-value="Nv_min_zd:=INT_REAL(eep_n_r(9));">
            <text:p>Nv_min_zd:=INT_REAL(eep_n_r(9));</text:p>
          </table:table-cell>
          <table:table-cell table:formula="of:=CONCATENATE(&quot;Res:=eep_n_w(&quot;;[.J62];&quot;,REAL_INT(&quot;;[.A62];&quot;));&quot;)" office:value-type="string" office:string-value="Res:=eep_n_w(9,REAL_INT(Nv_min_zd));">
            <text:p>Res:=eep_n_w(9,REAL_INT(Nv_min_zd));</text:p>
          </table:table-cell>
          <table:table-cell/>
          <table:table-cell table:formula="of:=IF([.E62]&gt;0;CONCATENATE([.A62];&quot; smallint default '0',&quot;);&quot;&quot;)">
            <text:p/>
          </table:table-cell>
        </table:table-row>
        <table:table-row table:style-name="ro1">
          <table:table-cell office:value-type="string">
            <text:p>Kp</text:p>
          </table:table-cell>
          <table:table-cell office:value-type="float" office:value="89">
            <text:p>8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оефіцієнт налаштування регулятора</text:p>
          </table:table-cell>
          <table:table-cell table:number-columns-repeated="2"/>
          <table:table-cell office:value-type="float" office:value="10">
            <text:p>10</text:p>
          </table:table-cell>
          <table:table-cell table:formula="of:=CONCATENATE([.A63];&quot;:=INT_REAL(eep_n_r(&quot;;[.J63];&quot;));&quot;)" office:value-type="string" office:string-value="Kp:=INT_REAL(eep_n_r(10));">
            <text:p>Kp:=INT_REAL(eep_n_r(10));</text:p>
          </table:table-cell>
          <table:table-cell table:formula="of:=CONCATENATE(&quot;Res:=eep_n_w(&quot;;[.J63];&quot;,REAL_INT(&quot;;[.A63];&quot;));&quot;)" office:value-type="string" office:string-value="Res:=eep_n_w(10,REAL_INT(Kp));">
            <text:p>Res:=eep_n_w(10,REAL_INT(Kp));</text:p>
          </table:table-cell>
          <table:table-cell/>
          <table:table-cell table:formula="of:=IF([.E63]&gt;0;CONCATENATE([.A63];&quot; smallint default '0',&quot;);&quot;&quot;)">
            <text:p/>
          </table:table-cell>
        </table:table-row>
        <table:table-row table:style-name="ro1">
          <table:table-cell office:value-type="string">
            <text:p>Kp_v</text:p>
          </table:table-cell>
          <table:table-cell office:value-type="float" office:value="91">
            <text:p>91</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1">
            <text:p>11</text:p>
          </table:table-cell>
          <table:table-cell table:formula="of:=CONCATENATE([.A64];&quot;:=INT_REAL(eep_n_r(&quot;;[.J64];&quot;));&quot;)" office:value-type="string" office:string-value="Kp_v:=INT_REAL(eep_n_r(11));">
            <text:p>Kp_v:=INT_REAL(eep_n_r(11));</text:p>
          </table:table-cell>
          <table:table-cell table:formula="of:=CONCATENATE(&quot;Res:=eep_n_w(&quot;;[.J64];&quot;,REAL_INT(&quot;;[.A64];&quot;));&quot;)" office:value-type="string" office:string-value="Res:=eep_n_w(11,REAL_INT(Kp_v));">
            <text:p>Res:=eep_n_w(11,REAL_INT(Kp_v));</text:p>
          </table:table-cell>
          <table:table-cell/>
          <table:table-cell table:formula="of:=IF([.E64]&gt;0;CONCATENATE([.A64];&quot; smallint default '0',&quot;);&quot;&quot;)">
            <text:p/>
          </table:table-cell>
        </table:table-row>
        <table:table-row table:style-name="ro1">
          <table:table-cell office:value-type="string">
            <text:p>k_Qv</text:p>
          </table:table-cell>
          <table:table-cell office:value-type="float" office:value="93">
            <text:p>9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2">
            <text:p>12</text:p>
          </table:table-cell>
          <table:table-cell table:formula="of:=CONCATENATE([.A65];&quot;:=INT_REAL(eep_n_r(&quot;;[.J65];&quot;));&quot;)" office:value-type="string" office:string-value="k_Qv:=INT_REAL(eep_n_r(12));">
            <text:p>k_Qv:=INT_REAL(eep_n_r(12));</text:p>
          </table:table-cell>
          <table:table-cell table:formula="of:=CONCATENATE(&quot;Res:=eep_n_w(&quot;;[.J65];&quot;,REAL_INT(&quot;;[.A65];&quot;));&quot;)" office:value-type="string" office:string-value="Res:=eep_n_w(12,REAL_INT(k_Qv));">
            <text:p>Res:=eep_n_w(12,REAL_INT(k_Qv));</text:p>
          </table:table-cell>
          <table:table-cell/>
          <table:table-cell table:formula="of:=IF([.E65]&gt;0;CONCATENATE([.A65];&quot; smallint default '0',&quot;);&quot;&quot;)">
            <text:p/>
          </table:table-cell>
        </table:table-row>
        <table:table-row table:style-name="ro1">
          <table:table-cell office:value-type="string">
            <text:p>Ls_min</text:p>
          </table:table-cell>
          <table:table-cell office:value-type="float" office:value="95">
            <text:p>9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Гістерезис по рівню в зб сусп.</text:p>
          </table:table-cell>
          <table:table-cell table:number-columns-repeated="2"/>
          <table:table-cell office:value-type="float" office:value="13">
            <text:p>13</text:p>
          </table:table-cell>
          <table:table-cell table:formula="of:=CONCATENATE([.A66];&quot;:=INT_REAL(eep_n_r(&quot;;[.J66];&quot;));&quot;)" office:value-type="string" office:string-value="Ls_min:=INT_REAL(eep_n_r(13));">
            <text:p>Ls_min:=INT_REAL(eep_n_r(13));</text:p>
          </table:table-cell>
          <table:table-cell table:formula="of:=CONCATENATE(&quot;Res:=eep_n_w(&quot;;[.J66];&quot;,REAL_INT(&quot;;[.A66];&quot;));&quot;)" office:value-type="string" office:string-value="Res:=eep_n_w(13,REAL_INT(Ls_min));">
            <text:p>Res:=eep_n_w(13,REAL_INT(Ls_min));</text:p>
          </table:table-cell>
          <table:table-cell/>
          <table:table-cell table:formula="of:=IF([.E66]&gt;0;CONCATENATE([.A66];&quot; smallint default '0',&quot;);&quot;&quot;)">
            <text:p/>
          </table:table-cell>
        </table:table-row>
        <table:table-row table:style-name="ro1">
          <table:table-cell office:value-type="string">
            <text:p>Ls_max</text:p>
          </table:table-cell>
          <table:table-cell office:value-type="float" office:value="97">
            <text:p>9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formula="of:=CONCATENATE([.A67];&quot;:=INT_REAL(eep_n_r(&quot;;[.J67];&quot;));&quot;)" office:value-type="string" office:string-value="Ls_max:=INT_REAL(eep_n_r(14));">
            <text:p>Ls_max:=INT_REAL(eep_n_r(14));</text:p>
          </table:table-cell>
          <table:table-cell table:formula="of:=CONCATENATE(&quot;Res:=eep_n_w(&quot;;[.J67];&quot;,REAL_INT(&quot;;[.A67];&quot;));&quot;)" office:value-type="string" office:string-value="Res:=eep_n_w(14,REAL_INT(Ls_max));">
            <text:p>Res:=eep_n_w(14,REAL_INT(Ls_max));</text:p>
          </table:table-cell>
          <table:table-cell/>
          <table:table-cell table:formula="of:=IF([.E67]&gt;0;CONCATENATE([.A67];&quot; smallint default '0',&quot;);&quot;&quot;)">
            <text:p/>
          </table:table-cell>
        </table:table-row>
        <table:table-row table:style-name="ro1">
          <table:table-cell office:value-type="string">
            <text:p>Ls_start</text:p>
          </table:table-cell>
          <table:table-cell office:value-type="float" office:value="99">
            <text:p>9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formula="of:=CONCATENATE([.A68];&quot;:=INT_REAL(eep_n_r(&quot;;[.J68];&quot;));&quot;)" office:value-type="string" office:string-value="Ls_start:=INT_REAL(eep_n_r(15));">
            <text:p>Ls_start:=INT_REAL(eep_n_r(15));</text:p>
          </table:table-cell>
          <table:table-cell table:formula="of:=CONCATENATE(&quot;Res:=eep_n_w(&quot;;[.J68];&quot;,REAL_INT(&quot;;[.A68];&quot;));&quot;)" office:value-type="string" office:string-value="Res:=eep_n_w(15,REAL_INT(Ls_start));">
            <text:p>Res:=eep_n_w(15,REAL_INT(Ls_start));</text:p>
          </table:table-cell>
          <table:table-cell/>
          <table:table-cell table:formula="of:=IF([.E68]&gt;0;CONCATENATE([.A68];&quot; smallint default '0',&quot;);&quot;&quot;)">
            <text:p/>
          </table:table-cell>
        </table:table-row>
        <table:table-row table:style-name="ro1">
          <table:table-cell office:value-type="string">
            <text:p>Tnp_zd</text:p>
          </table:table-cell>
          <table:table-cell office:value-type="float" office:value="101">
            <text:p>10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наповнення</text:p>
          </table:table-cell>
          <table:table-cell table:number-columns-repeated="2"/>
          <table:table-cell office:value-type="float" office:value="16">
            <text:p>16</text:p>
          </table:table-cell>
          <table:table-cell table:formula="of:=CONCATENATE([.A69];&quot;:=TMR(eep_n_r(&quot;;[.J69];&quot;));&quot;)" office:value-type="string" office:string-value="Tnp_zd:=TMR(eep_n_r(16));">
            <text:p>Tnp_zd:=TMR(eep_n_r(16));</text:p>
          </table:table-cell>
          <table:table-cell table:formula="of:=CONCATENATE(&quot;Res:=eep_n_w(&quot;;[.J69];&quot;,ANA(&quot;;[.A69];&quot;));&quot;)" office:value-type="string" office:string-value="Res:=eep_n_w(16,ANA(Tnp_zd));">
            <text:p>Res:=eep_n_w(16,ANA(Tnp_zd));</text:p>
          </table:table-cell>
          <table:table-cell/>
          <table:table-cell table:formula="of:=IF([.E69]&gt;0;CONCATENATE([.A69];&quot; smallint default '0',&quot;);&quot;&quot;)">
            <text:p/>
          </table:table-cell>
        </table:table-row>
        <table:table-row table:style-name="ro1">
          <table:table-cell office:value-type="string">
            <text:p>Tf_zd</text:p>
          </table:table-cell>
          <table:table-cell office:value-type="float" office:value="103">
            <text:p>10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ушіння</text:p>
          </table:table-cell>
          <table:table-cell table:number-columns-repeated="2"/>
          <table:table-cell office:value-type="float" office:value="17">
            <text:p>17</text:p>
          </table:table-cell>
          <table:table-cell table:formula="of:=CONCATENATE([.A70];&quot;:=TMR(eep_n_r(&quot;;[.J70];&quot;));&quot;)" office:value-type="string" office:string-value="Tf_zd:=TMR(eep_n_r(17));">
            <text:p>Tf_zd:=TMR(eep_n_r(17));</text:p>
          </table:table-cell>
          <table:table-cell table:formula="of:=CONCATENATE(&quot;Res:=eep_n_w(&quot;;[.J70];&quot;,ANA(&quot;;[.A70];&quot;));&quot;)" office:value-type="string" office:string-value="Res:=eep_n_w(17,ANA(Tf_zd));">
            <text:p>Res:=eep_n_w(17,ANA(Tf_zd));</text:p>
          </table:table-cell>
          <table:table-cell/>
          <table:table-cell table:formula="of:=IF([.E70]&gt;0;CONCATENATE([.A70];&quot; smallint default '0',&quot;);&quot;&quot;)">
            <text:p/>
          </table:table-cell>
        </table:table-row>
        <table:table-row table:style-name="ro1">
          <table:table-cell office:value-type="string">
            <text:p>Tp_zd</text:p>
          </table:table-cell>
          <table:table-cell office:value-type="float" office:value="105">
            <text:p>10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родувки центрального каналу</text:p>
          </table:table-cell>
          <table:table-cell table:number-columns-repeated="2"/>
          <table:table-cell office:value-type="float" office:value="18">
            <text:p>18</text:p>
          </table:table-cell>
          <table:table-cell table:formula="of:=CONCATENATE([.A71];&quot;:=TMR(eep_n_r(&quot;;[.J71];&quot;));&quot;)" office:value-type="string" office:string-value="Tp_zd:=TMR(eep_n_r(18));">
            <text:p>Tp_zd:=TMR(eep_n_r(18));</text:p>
          </table:table-cell>
          <table:table-cell table:formula="of:=CONCATENATE(&quot;Res:=eep_n_w(&quot;;[.J71];&quot;,ANA(&quot;;[.A71];&quot;));&quot;)" office:value-type="string" office:string-value="Res:=eep_n_w(18,ANA(Tp_zd));">
            <text:p>Res:=eep_n_w(18,ANA(Tp_zd));</text:p>
          </table:table-cell>
          <table:table-cell/>
          <table:table-cell table:formula="of:=IF([.E71]&gt;0;CONCATENATE([.A71];&quot; smallint default '0',&quot;);&quot;&quot;)">
            <text:p/>
          </table:table-cell>
        </table:table-row>
        <table:table-row table:style-name="ro1">
          <table:table-cell office:value-type="string">
            <text:p>Tb_zd</text:p>
          </table:table-cell>
          <table:table-cell office:value-type="float" office:value="107">
            <text:p>107</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киду тиску</text:p>
          </table:table-cell>
          <table:table-cell table:number-columns-repeated="2"/>
          <table:table-cell office:value-type="float" office:value="19">
            <text:p>19</text:p>
          </table:table-cell>
          <table:table-cell table:formula="of:=CONCATENATE([.A72];&quot;:=TMR(eep_n_r(&quot;;[.J72];&quot;));&quot;)" office:value-type="string" office:string-value="Tb_zd:=TMR(eep_n_r(19));">
            <text:p>Tb_zd:=TMR(eep_n_r(19));</text:p>
          </table:table-cell>
          <table:table-cell table:formula="of:=CONCATENATE(&quot;Res:=eep_n_w(&quot;;[.J72];&quot;,ANA(&quot;;[.A72];&quot;));&quot;)" office:value-type="string" office:string-value="Res:=eep_n_w(19,ANA(Tb_zd));">
            <text:p>Res:=eep_n_w(19,ANA(Tb_zd));</text:p>
          </table:table-cell>
          <table:table-cell/>
          <table:table-cell table:formula="of:=IF([.E72]&gt;0;CONCATENATE([.A72];&quot; smallint default '0',&quot;);&quot;&quot;)">
            <text:p/>
          </table:table-cell>
        </table:table-row>
        <table:table-row table:style-name="ro1">
          <table:table-cell office:value-type="string">
            <text:p>Trp_zd</text:p>
          </table:table-cell>
          <table:table-cell office:value-type="float" office:value="109">
            <text:p>109</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тримка вимикання маслонасосу</text:p>
          </table:table-cell>
          <table:table-cell table:number-columns-repeated="2"/>
          <table:table-cell office:value-type="float" office:value="20">
            <text:p>20</text:p>
          </table:table-cell>
          <table:table-cell table:formula="of:=CONCATENATE([.A73];&quot;:=TMR(eep_n_r(&quot;;[.J73];&quot;));&quot;)" office:value-type="string" office:string-value="Trp_zd:=TMR(eep_n_r(20));">
            <text:p>Trp_zd:=TMR(eep_n_r(20));</text:p>
          </table:table-cell>
          <table:table-cell table:formula="of:=CONCATENATE(&quot;Res:=eep_n_w(&quot;;[.J73];&quot;,ANA(&quot;;[.A73];&quot;));&quot;)" office:value-type="string" office:string-value="Res:=eep_n_w(20,ANA(Trp_zd));">
            <text:p>Res:=eep_n_w(20,ANA(Trp_zd));</text:p>
          </table:table-cell>
          <table:table-cell/>
          <table:table-cell table:formula="of:=IF([.E73]&gt;0;CONCATENATE([.A73];&quot; smallint default '0',&quot;);&quot;&quot;)">
            <text:p/>
          </table:table-cell>
        </table:table-row>
        <table:table-row table:style-name="ro1">
          <table:table-cell office:value-type="string">
            <text:p>Ta_zd</text:p>
          </table:table-cell>
          <table:table-cell office:value-type="float" office:value="111">
            <text:p>11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аварійний час спрацювання виконавчих механізмів</text:p>
          </table:table-cell>
          <table:table-cell table:number-columns-repeated="2"/>
          <table:table-cell office:value-type="float" office:value="21">
            <text:p>21</text:p>
          </table:table-cell>
          <table:table-cell table:formula="of:=CONCATENATE([.A74];&quot;:=TMR(eep_n_r(&quot;;[.J74];&quot;));&quot;)" office:value-type="string" office:string-value="Ta_zd:=TMR(eep_n_r(21));">
            <text:p>Ta_zd:=TMR(eep_n_r(21));</text:p>
          </table:table-cell>
          <table:table-cell table:formula="of:=CONCATENATE(&quot;Res:=eep_n_w(&quot;;[.J74];&quot;,ANA(&quot;;[.A74];&quot;));&quot;)" office:value-type="string" office:string-value="Res:=eep_n_w(21,ANA(Ta_zd));">
            <text:p>Res:=eep_n_w(21,ANA(Ta_zd));</text:p>
          </table:table-cell>
          <table:table-cell/>
          <table:table-cell table:formula="of:=IF([.E74]&gt;0;CONCATENATE([.A74];&quot; smallint default '0',&quot;);&quot;&quot;)">
            <text:p/>
          </table:table-cell>
        </table:table-row>
        <table:table-row table:style-name="ro1">
          <table:table-cell office:value-type="string">
            <text:p>Tbw_zd</text:p>
          </table:table-cell>
          <table:table-cell office:value-type="float" office:value="113">
            <text:p>11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ереміщення рамки</text:p>
          </table:table-cell>
          <table:table-cell table:number-columns-repeated="2"/>
          <table:table-cell office:value-type="float" office:value="22">
            <text:p>22</text:p>
          </table:table-cell>
          <table:table-cell table:formula="of:=CONCATENATE([.A75];&quot;:=TMR(eep_n_r(&quot;;[.J75];&quot;));&quot;)" office:value-type="string" office:string-value="Tbw_zd:=TMR(eep_n_r(22));">
            <text:p>Tbw_zd:=TMR(eep_n_r(22));</text:p>
          </table:table-cell>
          <table:table-cell table:formula="of:=CONCATENATE(&quot;Res:=eep_n_w(&quot;;[.J75];&quot;,ANA(&quot;;[.A75];&quot;));&quot;)" office:value-type="string" office:string-value="Res:=eep_n_w(22,ANA(Tbw_zd));">
            <text:p>Res:=eep_n_w(22,ANA(Tbw_zd));</text:p>
          </table:table-cell>
          <table:table-cell/>
          <table:table-cell table:formula="of:=IF([.E75]&gt;0;CONCATENATE([.A75];&quot; smallint default '0',&quot;);&quot;&quot;)">
            <text:p/>
          </table:table-cell>
        </table:table-row>
        <table:table-row table:style-name="ro1">
          <table:table-cell office:value-type="string">
            <text:p>Run</text:p>
          </table:table-cell>
          <table:table-cell office:value-type="float" office:value="115">
            <text:p>115</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6]&gt;0;CONCATENATE([.A76];&quot; smallint default '0',&quot;);&quot;&quot;)">
            <text:p/>
          </table:table-cell>
        </table:table-row>
        <table:table-row table:style-name="ro6">
          <table:table-cell office:value-type="string">
            <text:p>Save</text:p>
          </table:table-cell>
          <table:table-cell office:value-type="float" office:value="116">
            <text:p>116</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7]&gt;0;CONCATENATE([.A77];&quot; smallint default '0',&quot;);&quot;&quot;)">
            <text:p/>
          </table:table-cell>
        </table:table-row>
        <table:table-row table:style-name="ro1">
          <table:table-cell office:value-type="string">
            <text:p>Start</text:p>
          </table:table-cell>
          <table:table-cell office:value-type="float" office:value="117">
            <text:p>117</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нопка запуску чогось</text:p>
          </table:table-cell>
          <table:table-cell table:number-columns-repeated="6"/>
          <table:table-cell table:formula="of:=IF([.E78]&gt;0;CONCATENATE([.A78];&quot; smallint default '0',&quot;);&quot;&quot;)">
            <text:p/>
          </table:table-cell>
        </table:table-row>
        <table:table-row table:style-name="ro1">
          <table:table-cell office:value-type="string">
            <text:p>cAlarm</text:p>
          </table:table-cell>
          <table:table-cell office:value-type="float" office:value="118">
            <text:p>118</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вітірування аварії</text:p>
          </table:table-cell>
          <table:table-cell table:number-columns-repeated="6"/>
          <table:table-cell table:formula="of:=IF([.E79]&gt;0;CONCATENATE([.A79];&quot; smallint default '0',&quot;);&quot;&quot;)">
            <text:p/>
          </table:table-cell>
        </table:table-row>
        <table:table-row table:style-name="ro1">
          <table:table-cell office:value-type="string">
            <text:p>Alarm</text:p>
          </table:table-cell>
          <table:table-cell office:value-type="float" office:value="119">
            <text:p>1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лобальна аварія</text:p>
          </table:table-cell>
          <table:table-cell table:number-columns-repeated="6"/>
          <table:table-cell table:formula="of:=IF([.E80]&gt;0;CONCATENATE([.A80];&quot; smallint default '0',&quot;);&quot;&quot;)" office:value-type="string" office:string-value="Alarm smallint default '0',">
            <text:p>Alarm smallint default '0',</text:p>
          </table:table-cell>
        </table:table-row>
        <table:table-row table:style-name="ro1">
          <table:table-cell table:formula="of:=CONCATENATE(&quot;A&quot;;RIGHT([.A3];LEN([.A3])-1))" office:value-type="string" office:string-value="A_B">
            <text:p>A_B</text:p>
          </table:table-cell>
          <table:table-cell office:value-type="float" office:value="120">
            <text:p>1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B</text:p>
          </table:table-cell>
          <table:table-cell office:value-type="string">
            <text:p>Label_080</text:p>
          </table:table-cell>
          <table:table-cell office:value-type="string">
            <text:p>Аварія клапан B</text:p>
          </table:table-cell>
          <table:table-cell table:number-columns-repeated="4"/>
          <table:table-cell table:formula="of:=IF([.E81]&gt;0;CONCATENATE([.A81];&quot; smallint default '0',&quot;);&quot;&quot;)" office:value-type="string" office:string-value="A_B smallint default '0',">
            <text:p>A_B smallint default '0',</text:p>
          </table:table-cell>
        </table:table-row>
        <table:table-row table:style-name="ro1">
          <table:table-cell table:formula="of:=CONCATENATE(&quot;A&quot;;RIGHT([.A4];LEN([.A4])-1))" office:value-type="string" office:string-value="A_F">
            <text:p>A_F</text:p>
          </table:table-cell>
          <table:table-cell office:value-type="float" office:value="121">
            <text:p>1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F</text:p>
          </table:table-cell>
          <table:table-cell office:value-type="string">
            <text:p>Label_081</text:p>
          </table:table-cell>
          <table:table-cell office:value-type="string">
            <text:p>Аварія клапан F</text:p>
          </table:table-cell>
          <table:table-cell table:number-columns-repeated="4"/>
          <table:table-cell table:formula="of:=IF([.E82]&gt;0;CONCATENATE([.A82];&quot; smallint default '0',&quot;);&quot;&quot;)" office:value-type="string" office:string-value="A_F smallint default '0',">
            <text:p>A_F smallint default '0',</text:p>
          </table:table-cell>
        </table:table-row>
        <table:table-row table:style-name="ro1">
          <table:table-cell table:formula="of:=CONCATENATE(&quot;A&quot;;RIGHT([.A5];LEN([.A5])-1))" office:value-type="string" office:string-value="A_E">
            <text:p>A_E</text:p>
          </table:table-cell>
          <table:table-cell office:value-type="float" office:value="122">
            <text:p>1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E</text:p>
          </table:table-cell>
          <table:table-cell office:value-type="string">
            <text:p>Label_082</text:p>
          </table:table-cell>
          <table:table-cell office:value-type="string">
            <text:p>Аварія клапан E</text:p>
          </table:table-cell>
          <table:table-cell table:number-columns-repeated="4"/>
          <table:table-cell table:formula="of:=IF([.E83]&gt;0;CONCATENATE([.A83];&quot; smallint default '0',&quot;);&quot;&quot;)" office:value-type="string" office:string-value="A_E smallint default '0',">
            <text:p>A_E smallint default '0',</text:p>
          </table:table-cell>
        </table:table-row>
        <table:table-row table:style-name="ro1">
          <table:table-cell table:formula="of:=CONCATENATE(&quot;A&quot;;RIGHT([.A6];LEN([.A6])-1))" office:value-type="string" office:string-value="A_D">
            <text:p>A_D</text:p>
          </table:table-cell>
          <table:table-cell office:value-type="float" office:value="123">
            <text:p>1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D</text:p>
          </table:table-cell>
          <table:table-cell office:value-type="string">
            <text:p>Label_083</text:p>
          </table:table-cell>
          <table:table-cell office:value-type="string">
            <text:p>Аварія клапан D</text:p>
          </table:table-cell>
          <table:table-cell table:number-columns-repeated="4"/>
          <table:table-cell table:formula="of:=IF([.E84]&gt;0;CONCATENATE([.A84];&quot; smallint default '0',&quot;);&quot;&quot;)" office:value-type="string" office:string-value="A_D smallint default '0',">
            <text:p>A_D smallint default '0',</text:p>
          </table:table-cell>
        </table:table-row>
        <table:table-row table:style-name="ro1">
          <table:table-cell table:formula="of:=CONCATENATE(&quot;A&quot;;RIGHT([.A7];LEN([.A7])-1))" office:value-type="string" office:string-value="A_C">
            <text:p>A_C</text:p>
          </table:table-cell>
          <table:table-cell office:value-type="float" office:value="124">
            <text:p>1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C</text:p>
          </table:table-cell>
          <table:table-cell office:value-type="string">
            <text:p>Label_084</text:p>
          </table:table-cell>
          <table:table-cell office:value-type="string">
            <text:p>Аварія клапан C</text:p>
          </table:table-cell>
          <table:table-cell table:number-columns-repeated="4"/>
          <table:table-cell table:formula="of:=IF([.E85]&gt;0;CONCATENATE([.A85];&quot; smallint default '0',&quot;);&quot;&quot;)" office:value-type="string" office:string-value="A_C smallint default '0',">
            <text:p>A_C smallint default '0',</text:p>
          </table:table-cell>
        </table:table-row>
        <table:table-row table:style-name="ro1">
          <table:table-cell table:formula="of:=CONCATENATE(&quot;A&quot;;RIGHT([.A8];LEN([.A8])-1))" office:value-type="string" office:string-value="A_A">
            <text:p>A_A</text:p>
          </table:table-cell>
          <table:table-cell office:value-type="float" office:value="125">
            <text:p>1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A</text:p>
          </table:table-cell>
          <table:table-cell office:value-type="string">
            <text:p>Label_085</text:p>
          </table:table-cell>
          <table:table-cell office:value-type="string">
            <text:p>Аварія клапан A</text:p>
          </table:table-cell>
          <table:table-cell table:number-columns-repeated="4"/>
          <table:table-cell table:formula="of:=IF([.E86]&gt;0;CONCATENATE([.A86];&quot; smallint default '0',&quot;);&quot;&quot;)" office:value-type="string" office:string-value="A_A smallint default '0',">
            <text:p>A_A smallint default '0',</text:p>
          </table:table-cell>
        </table:table-row>
        <table:table-row table:style-name="ro1">
          <table:table-cell table:formula="of:=CONCATENATE(&quot;A&quot;;RIGHT([.A9];LEN([.A9])-1))" office:value-type="string" office:string-value="A_H">
            <text:p>A_H</text:p>
          </table:table-cell>
          <table:table-cell office:value-type="float" office:value="126">
            <text:p>1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H</text:p>
          </table:table-cell>
          <table:table-cell office:value-type="string">
            <text:p>Label_086</text:p>
          </table:table-cell>
          <table:table-cell office:value-type="string">
            <text:p>Аварія клапан H</text:p>
          </table:table-cell>
          <table:table-cell table:number-columns-repeated="4"/>
          <table:table-cell table:formula="of:=IF([.E87]&gt;0;CONCATENATE([.A87];&quot; smallint default '0',&quot;);&quot;&quot;)" office:value-type="string" office:string-value="A_H smallint default '0',">
            <text:p>A_H smallint default '0',</text:p>
          </table:table-cell>
        </table:table-row>
        <table:table-row table:style-name="ro1">
          <table:table-cell table:formula="of:=CONCATENATE(&quot;A&quot;;RIGHT([.A10];LEN([.A10])-1))" office:value-type="string" office:string-value="A_G">
            <text:p>A_G</text:p>
          </table:table-cell>
          <table:table-cell office:value-type="float" office:value="127">
            <text:p>1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G</text:p>
          </table:table-cell>
          <table:table-cell office:value-type="string">
            <text:p>Label_087</text:p>
          </table:table-cell>
          <table:table-cell office:value-type="string">
            <text:p>Аварія клапан G</text:p>
          </table:table-cell>
          <table:table-cell table:number-columns-repeated="4"/>
          <table:table-cell table:formula="of:=IF([.E88]&gt;0;CONCATENATE([.A88];&quot; smallint default '0',&quot;);&quot;&quot;)" office:value-type="string" office:string-value="A_G smallint default '0',">
            <text:p>A_G smallint default '0',</text:p>
          </table:table-cell>
        </table:table-row>
        <table:table-row table:style-name="ro1">
          <table:table-cell table:formula="of:=CONCATENATE(&quot;A&quot;;RIGHT([.A21];LEN([.A21])-1))" office:value-type="string" office:string-value="A_I">
            <text:p>A_I</text:p>
          </table:table-cell>
          <table:table-cell office:value-type="float" office:value="128">
            <text:p>1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8</text:p>
          </table:table-cell>
          <table:table-cell office:value-type="string">
            <text:p>Аварія клапан I</text:p>
          </table:table-cell>
          <table:table-cell table:number-columns-repeated="4"/>
          <table:table-cell table:formula="of:=IF([.E89]&gt;0;CONCATENATE([.A89];&quot; smallint default '0',&quot;);&quot;&quot;)" office:value-type="string" office:string-value="A_I smallint default '0',">
            <text:p>A_I smallint default '0',</text:p>
          </table:table-cell>
        </table:table-row>
        <table:table-row table:style-name="ro1">
          <table:table-cell table:formula="of:=CONCATENATE(&quot;A&quot;;RIGHT([.A22];LEN([.A22])-1))" office:value-type="string" office:string-value="A_J">
            <text:p>A_J</text:p>
          </table:table-cell>
          <table:table-cell office:value-type="float" office:value="129">
            <text:p>1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9</text:p>
          </table:table-cell>
          <table:table-cell office:value-type="string">
            <text:p>Аварія клапан J</text:p>
          </table:table-cell>
          <table:table-cell table:number-columns-repeated="4"/>
          <table:table-cell table:formula="of:=IF([.E90]&gt;0;CONCATENATE([.A90];&quot; smallint default '0',&quot;);&quot;&quot;)" office:value-type="string" office:string-value="A_J smallint default '0',">
            <text:p>A_J smallint default '0',</text:p>
          </table:table-cell>
        </table:table-row>
        <table:table-row table:style-name="ro1">
          <table:table-cell office:value-type="string">
            <text:p>Ay_pump</text:p>
          </table:table-cell>
          <table:table-cell office:value-type="float" office:value="130">
            <text:p>1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кінчення часу стиску фільтра</text:p>
          </table:table-cell>
          <table:table-cell office:value-type="string">
            <text:p>Label_090</text:p>
          </table:table-cell>
          <table:table-cell office:value-type="string">
            <text:p>Аварія маслонасоса</text:p>
          </table:table-cell>
          <table:table-cell table:number-columns-repeated="4"/>
          <table:table-cell table:formula="of:=IF([.E91]&gt;0;CONCATENATE([.A91];&quot; smallint default '0',&quot;);&quot;&quot;)" office:value-type="string" office:string-value="Ay_pump smallint default '0',">
            <text:p>Ay_pump smallint default '0',</text:p>
          </table:table-cell>
        </table:table-row>
        <table:table-row table:style-name="ro1">
          <table:table-cell office:value-type="string">
            <text:p>Net</text:p>
          </table:table-cell>
          <table:table-cell office:value-type="float" office:value="131">
            <text:p>1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в’язок по мережі</text:p>
          </table:table-cell>
          <table:table-cell office:value-type="string">
            <text:p>Label_091</text:p>
          </table:table-cell>
          <table:table-cell office:value-type="string">
            <text:p>Немає зв’язку по мережі</text:p>
          </table:table-cell>
          <table:table-cell table:number-columns-repeated="4"/>
          <table:table-cell table:formula="of:=IF([.E92]&gt;0;CONCATENATE([.A92];&quot; smallint default '0',&quot;);&quot;&quot;)" office:value-type="string" office:string-value="Net smallint default '0',">
            <text:p>Net smallint default '0',</text:p>
          </table:table-cell>
        </table:table-row>
        <table:table-row table:style-name="ro1">
          <table:table-cell office:value-type="string">
            <text:p>A_Tr</text:p>
          </table:table-cell>
          <table:table-cell office:value-type="float" office:value="132">
            <text:p>1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транспортера під фільтром</text:p>
          </table:table-cell>
          <table:table-cell table:number-columns-repeated="6"/>
          <table:table-cell table:formula="of:=IF([.E93]&gt;0;CONCATENATE([.A93];&quot; smallint default '0',&quot;);&quot;&quot;)" office:value-type="string" office:string-value="A_Tr smallint default '0',">
            <text:p>A_Tr smallint default '0',</text:p>
          </table:table-cell>
        </table:table-row>
        <table:table-row table:style-name="ro1">
          <table:table-cell office:value-type="string">
            <text:p>Tpo_zd</text:p>
          </table:table-cell>
          <table:table-cell office:value-type="float" office:value="133">
            <text:p>13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акс час роботи маслонасоса</text:p>
          </table:table-cell>
          <table:table-cell table:number-columns-repeated="6"/>
          <table:table-cell office:value-type="string">
            <text:p>primary key(Dt) Engine=Innodb;</text:p>
          </table:table-cell>
        </table:table-row>
        <table:table-row table:style-name="ro1">
          <table:table-cell office:value-type="string">
            <text:p>Ttoff_zd</text:p>
          </table:table-cell>
          <table:table-cell office:value-type="float" office:value="135">
            <text:p>13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Час затримки вимикання транспортера</text:p>
          </table:table-cell>
          <table:table-cell table:number-columns-repeated="6"/>
          <table:table-cell table:formula="of:=IF([.E95]&gt;0;CONCATENATE([.A95];&quot; smallint default '0',&quot;);&quot;&quot;)">
            <text:p/>
          </table:table-cell>
        </table:table-row>
        <table:table-row table:style-name="ro1">
          <table:table-cell/>
          <table:table-cell table:number-columns-repeated="3"/>
          <table:table-cell/>
          <table:table-cell table:number-columns-repeated="8"/>
          <table:table-cell table:formula="of:=IF([.E96]&gt;0;CONCATENATE([.A96];&quot; smallint default '0',&quot;);&quot;&quot;)">
            <text:p/>
          </table:table-cell>
        </table:table-row>
        <table:table-row table:style-name="ro1">
          <table:table-cell/>
          <table:table-cell table:number-columns-repeated="3"/>
          <table:table-cell/>
          <table:table-cell table:number-columns-repeated="8"/>
          <table:table-cell table:formula="of:=IF([.E97]&gt;0;CONCATENATE([.A97];&quot; smallint default '0',&quot;);&quot;&quot;)">
            <text:p/>
          </table:table-cell>
        </table:table-row>
        <table:table-row table:style-name="ro1">
          <table:table-cell/>
          <table:table-cell table:number-columns-repeated="3"/>
          <table:table-cell/>
          <table:table-cell table:number-columns-repeated="8"/>
          <table:table-cell table:formula="of:=IF([.E98]&gt;0;CONCATENATE([.A98];&quot; smallint default '0',&quot;);&quot;&quot;)">
            <text:p/>
          </table:table-cell>
        </table:table-row>
        <table:table-row table:style-name="ro1">
          <table:table-cell/>
          <table:table-cell table:number-columns-repeated="3"/>
          <table:table-cell/>
          <table:table-cell table:number-columns-repeated="8"/>
          <table:table-cell table:formula="of:=IF([.E99]&gt;0;CONCATENATE([.A99];&quot; smallint default '0',&quot;);&quot;&quot;)">
            <text:p/>
          </table:table-cell>
        </table:table-row>
        <table:table-row table:style-name="ro1">
          <table:table-cell/>
          <table:table-cell table:number-columns-repeated="3"/>
          <table:table-cell/>
          <table:table-cell/>
          <table:table-cell office:value-type="string">
            <text:p>Name</text:p>
          </table:table-cell>
          <table:table-cell office:value-type="string">
            <text:p>Address</text:p>
          </table:table-cell>
          <table:table-cell table:number-columns-repeated="5"/>
          <table:table-cell table:formula="of:=IF([.E100]&gt;0;CONCATENATE([.A100];&quot; smallint default '0',&quot;);&quot;&quot;)">
            <text:p/>
          </table:table-cell>
        </table:table-row>
        <table:table-row table:style-name="ro1">
          <table:table-cell/>
          <table:table-cell table:number-columns-repeated="3"/>
          <table:table-cell/>
          <table:table-cell/>
          <table:table-cell office:value-type="string">
            <text:p>Lock</text:p>
          </table:table-cell>
          <table:table-cell office:value-type="float" office:value="199">
            <text:p>199</text:p>
          </table:table-cell>
          <table:table-cell table:number-columns-repeated="5"/>
          <table:table-cell table:formula="of:=IF([.E101]&gt;0;CONCATENATE([.A101];&quot; smallint default '0',&quot;);&quot;&quot;)">
            <text:p/>
          </table:table-cell>
        </table:table-row>
        <table:table-row table:style-name="ro1">
          <table:table-cell/>
          <table:table-cell table:number-columns-repeated="3"/>
          <table:table-cell/>
          <table:table-cell table:number-columns-repeated="8"/>
          <table:table-cell table:formula="of:=IF([.E102]&gt;0;CONCATENATE([.A102];&quot; smallint default '0',&quot;);&quot;&quot;)">
            <text:p/>
          </table:table-cell>
        </table:table-row>
        <table:table-row table:style-name="ro1" table:number-rows-repeated="4">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Lock</text:p>
          </table:table-cell>
          <table:table-cell office:value-type="float" office:value="199">
            <text:p>199</text:p>
          </table:table-cell>
          <table:table-cell table:number-columns-repeated="11"/>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office:value-type="string">
            <text:p>Format</text:p>
          </table:table-cell>
          <table:table-cell table:number-columns-repeated="3"/>
          <table:table-cell office:value-type="string">
            <text:p>із КЗП</text:p>
          </table:table-cell>
          <table:table-cell table:number-columns-repeated="6"/>
          <table:table-cell table:style-name="Default"/>
        </table:table-row>
        <table:table-row table:style-name="ro1">
          <table:table-cell office:value-type="string">
            <text:p>Gsusp</text:p>
          </table:table-cell>
          <table:table-cell office:value-type="float" office:value="200">
            <text:p>200</text:p>
          </table:table-cell>
          <table:table-cell office:value-type="string">
            <text:p>Real</text:p>
          </table:table-cell>
          <table:table-cell office:value-type="float" office:value="0">
            <text:p>0</text:p>
          </table:table-cell>
          <table:table-cell table:number-columns-repeated="2"/>
          <table:table-cell office:value-type="string">
            <text:p>Витрата суспензії</text:p>
          </table:table-cell>
          <table:table-cell table:number-columns-repeated="6"/>
          <table:table-cell table:style-name="Default"/>
        </table:table-row>
        <table:table-row table:style-name="ro1">
          <table:table-cell office:value-type="string">
            <text:p>Gvoda</text:p>
          </table:table-cell>
          <table:table-cell office:value-type="float" office:value="202">
            <text:p>202</text:p>
          </table:table-cell>
          <table:table-cell office:value-type="string">
            <text:p>Real</text:p>
          </table:table-cell>
          <table:table-cell table:style-name="ce1" office:value-type="float" office:value="1">
            <text:p>1</text:p>
          </table:table-cell>
          <table:table-cell table:style-name="ce2"/>
          <table:table-cell/>
          <table:table-cell office:value-type="string">
            <text:p>Витрата води</text:p>
          </table:table-cell>
          <table:table-cell table:number-columns-repeated="6"/>
          <table:table-cell table:style-name="Default"/>
        </table:table-row>
        <table:table-row table:style-name="ro1">
          <table:table-cell office:value-type="string">
            <text:p>Lsusp</text:p>
          </table:table-cell>
          <table:table-cell office:value-type="float" office:value="204">
            <text:p>204</text:p>
          </table:table-cell>
          <table:table-cell office:value-type="string">
            <text:p>Real</text:p>
          </table:table-cell>
          <table:table-cell office:value-type="float" office:value="2">
            <text:p>2</text:p>
          </table:table-cell>
          <table:table-cell table:number-columns-repeated="2"/>
          <table:table-cell office:value-type="string">
            <text:p>Рівень в зб суспензії</text:p>
          </table:table-cell>
          <table:table-cell table:number-columns-repeated="6"/>
          <table:table-cell table:style-name="Default"/>
        </table:table-row>
        <table:table-row table:style-name="ro1">
          <table:table-cell office:value-type="string">
            <text:p>Lvoda</text:p>
          </table:table-cell>
          <table:table-cell office:value-type="float" office:value="206">
            <text:p>206</text:p>
          </table:table-cell>
          <table:table-cell office:value-type="string">
            <text:p>Real</text:p>
          </table:table-cell>
          <table:table-cell table:style-name="ce1" office:value-type="float" office:value="3">
            <text:p>3</text:p>
          </table:table-cell>
          <table:table-cell table:number-columns-repeated="2"/>
          <table:table-cell office:value-type="string">
            <text:p>Рівень в збірнику води</text:p>
          </table:table-cell>
          <table:table-cell table:number-columns-repeated="6"/>
          <table:table-cell table:style-name="Default"/>
        </table:table-row>
        <table:table-row table:style-name="ro1">
          <table:table-cell office:value-type="string">
            <text:p>Lp</text:p>
          </table:table-cell>
          <table:table-cell office:value-type="float" office:value="208">
            <text:p>208</text:p>
          </table:table-cell>
          <table:table-cell office:value-type="string">
            <text:p>Real</text:p>
          </table:table-cell>
          <table:table-cell office:value-type="float" office:value="4">
            <text:p>4</text:p>
          </table:table-cell>
          <table:table-cell table:number-columns-repeated="2"/>
          <table:table-cell office:value-type="string">
            <text:p>Рівень в збірнику промою</text:p>
          </table:table-cell>
          <table:table-cell table:number-columns-repeated="6"/>
          <table:table-cell table:style-name="Default"/>
        </table:table-row>
        <table:table-row table:style-name="ro1">
          <table:table-cell office:value-type="string">
            <text:p>Lcs</text:p>
          </table:table-cell>
          <table:table-cell office:value-type="float" office:value="210">
            <text:p>210</text:p>
          </table:table-cell>
          <table:table-cell office:value-type="string">
            <text:p>Real</text:p>
          </table:table-cell>
          <table:table-cell table:style-name="ce1" office:value-type="float" office:value="5">
            <text:p>5</text:p>
          </table:table-cell>
          <table:table-cell table:number-columns-repeated="9"/>
          <table:table-cell table:style-name="Default"/>
        </table:table-row>
        <table:table-row table:style-name="ro1">
          <table:table-cell office:value-type="string">
            <text:p>Pair</text:p>
          </table:table-cell>
          <table:table-cell office:value-type="float" office:value="212">
            <text:p>212</text:p>
          </table:table-cell>
          <table:table-cell office:value-type="string">
            <text:p>Real</text:p>
          </table:table-cell>
          <table:table-cell office:value-type="float" office:value="6">
            <text:p>6</text:p>
          </table:table-cell>
          <table:table-cell table:number-columns-repeated="2"/>
          <table:table-cell office:value-type="string">
            <text:p>Тиск повітря в ресивері</text:p>
          </table:table-cell>
          <table:table-cell table:number-columns-repeated="6"/>
          <table:table-cell table:style-name="Default"/>
        </table:table-row>
        <table:table-row table:style-name="ro1">
          <table:table-cell office:value-type="string">
            <text:p>Nps</text:p>
          </table:table-cell>
          <table:table-cell office:value-type="float" office:value="214">
            <text:p>214</text:p>
          </table:table-cell>
          <table:table-cell office:value-type="string">
            <text:p>Real</text:p>
          </table:table-cell>
          <table:table-cell table:style-name="ce1" office:value-type="float" office:value="7">
            <text:p>7</text:p>
          </table:table-cell>
          <table:table-cell table:number-columns-repeated="2"/>
          <table:table-cell office:value-type="string">
            <text:p>Потужність двигуна суспензії</text:p>
          </table:table-cell>
          <table:table-cell table:number-columns-repeated="6"/>
          <table:table-cell table:style-name="Default"/>
        </table:table-row>
        <table:table-row table:style-name="ro1">
          <table:table-cell office:value-type="string">
            <text:p>Npv</text:p>
          </table:table-cell>
          <table:table-cell office:value-type="float" office:value="216">
            <text:p>216</text:p>
          </table:table-cell>
          <table:table-cell office:value-type="string">
            <text:p>Real</text:p>
          </table:table-cell>
          <table:table-cell office:value-type="float" office:value="8">
            <text:p>8</text:p>
          </table:table-cell>
          <table:table-cell table:number-columns-repeated="2"/>
          <table:table-cell office:value-type="string">
            <text:p>Потужність двигуна води</text:p>
          </table:table-cell>
          <table:table-cell table:number-columns-repeated="6"/>
          <table:table-cell table:style-name="Default"/>
        </table:table-row>
        <table:table-row table:style-name="ro1">
          <table:table-cell office:value-type="string">
            <text:p>Nf</text:p>
          </table:table-cell>
          <table:table-cell office:value-type="float" office:value="218">
            <text:p>218</text:p>
          </table:table-cell>
          <table:table-cell office:value-type="string">
            <text:p>Integer</text:p>
          </table:table-cell>
          <table:table-cell table:style-name="ce1" office:value-type="float" office:value="9">
            <text:p>9</text:p>
          </table:table-cell>
          <table:table-cell table:number-columns-repeated="2"/>
          <table:table-cell office:value-type="string">
            <text:p>Номер фільтра о фільтрує</text:p>
          </table:table-cell>
          <table:table-cell table:number-columns-repeated="6"/>
          <table:table-cell table:style-name="Default"/>
        </table:table-row>
        <table:table-row table:style-name="ro1">
          <table:table-cell office:value-type="string">
            <text:p>n_kf</text:p>
          </table:table-cell>
          <table:table-cell office:value-type="float" office:value="219">
            <text:p>219</text:p>
          </table:table-cell>
          <table:table-cell office:value-type="string">
            <text:p>Integer</text:p>
          </table:table-cell>
          <table:table-cell office:value-type="float" office:value="10">
            <text:p>10</text:p>
          </table:table-cell>
          <table:table-cell table:number-columns-repeated="2"/>
          <table:table-cell office:value-type="string">
            <text:p>Номер фільтра налаштовується вручну</text:p>
          </table:table-cell>
          <table:table-cell table:number-columns-repeated="6"/>
          <table:table-cell table:style-name="Default"/>
        </table:table-row>
        <table:table-row table:style-name="ro1">
          <table:table-cell office:value-type="string">
            <text:p>t_Qsusp</text:p>
          </table:table-cell>
          <table:table-cell office:value-type="float" office:value="0">
            <text:p>0</text:p>
          </table:table-cell>
          <table:table-cell office:value-type="string">
            <text:p>Real</text:p>
          </table:table-cell>
          <table:table-cell table:number-columns-repeated="3"/>
          <table:table-cell office:value-type="string">
            <text:p>Проміжні змінні</text:p>
          </table:table-cell>
          <table:table-cell table:number-columns-repeated="6"/>
          <table:table-cell table:style-name="Default"/>
        </table:table-row>
        <table:table-row table:style-name="ro1">
          <table:table-cell office:value-type="string">
            <text:p>t_Qvs</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t_Qvw</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Sum</text:p>
          </table:table-cell>
          <table:table-cell office:value-type="float" office:value="0">
            <text:p>0</text:p>
          </table:table-cell>
          <table:table-cell office:value-type="string">
            <text:p>Real</text:p>
          </table:table-cell>
          <table:table-cell table:number-columns-repeated="3"/>
          <table:table-cell office:value-type="string">
            <text:p>Інтегральна сума</text:p>
          </table:table-cell>
          <table:table-cell table:number-columns-repeated="6"/>
          <table:table-cell table:style-name="Default"/>
        </table:table-row>
        <table:table-row table:style-name="ro1">
          <table:table-cell office:value-type="string">
            <text:p>Sum_v</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Ns_zd</text:p>
          </table:table-cell>
          <table:table-cell office:value-type="float" office:value="220">
            <text:p>220</text:p>
          </table:table-cell>
          <table:table-cell office:value-type="string">
            <text:p>Real</text:p>
          </table:table-cell>
          <table:table-cell office:value-type="float" office:value="11">
            <text:p>11</text:p>
          </table:table-cell>
          <table:table-cell table:number-columns-repeated="2"/>
          <table:table-cell office:value-type="string">
            <text:p>Завдання на насос суспензії</text:p>
          </table:table-cell>
          <table:table-cell table:number-columns-repeated="6"/>
          <table:table-cell table:style-name="Default"/>
        </table:table-row>
        <table:table-row table:style-name="ro1">
          <table:table-cell office:value-type="string">
            <text:p>Nv_zd</text:p>
          </table:table-cell>
          <table:table-cell office:value-type="float" office:value="222">
            <text:p>222</text:p>
          </table:table-cell>
          <table:table-cell office:value-type="string">
            <text:p>Real</text:p>
          </table:table-cell>
          <table:table-cell office:value-type="float" office:value="12">
            <text:p>12</text:p>
          </table:table-cell>
          <table:table-cell table:number-columns-repeated="2"/>
          <table:table-cell office:value-type="string">
            <text:p>Завдання на насос води</text:p>
          </table:table-cell>
          <table:table-cell table:number-columns-repeated="6"/>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T_bw_c</text:p>
          </table:table-cell>
          <table:table-cell office:value-type="float" office:value="0">
            <text:p>0</text:p>
          </table:table-cell>
          <table:table-cell office:value-type="string">
            <text:p>Timer</text:p>
          </table:table-cell>
          <table:table-cell table:number-columns-repeated="3"/>
          <table:table-cell office:value-type="string">
            <text:p>Всякі різні таймери, щоб мало не показалося</text:p>
          </table:table-cell>
          <table:table-cell table:number-columns-repeated="6"/>
          <table:table-cell table:style-name="Default"/>
        </table:table-row>
        <table:table-row table:style-name="ro1">
          <table:table-cell office:value-type="string">
            <text:p>T_b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all</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s</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il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np</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p</text:p>
          </table:table-cell>
          <table:table-cell office:value-type="float" office:value="224">
            <text:p>224</text:p>
          </table:table-cell>
          <table:table-cell office:value-type="string">
            <text:p>Timer</text:p>
          </table:table-cell>
          <table:table-cell table:number-columns-repeated="10"/>
          <table:table-cell table:style-name="Default"/>
        </table:table-row>
        <table:table-row table:style-name="ro1">
          <table:table-cell office:value-type="string">
            <text:p>t_Tb</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wai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text:p>
          </table:table-cell>
          <table:table-cell table:number-columns-repeated="12"/>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q_t_vs</text:p>
          </table:table-cell>
          <table:table-cell office:value-type="float" office:value="0">
            <text:p>0</text:p>
          </table:table-cell>
          <table:table-cell office:value-type="string">
            <text:p>Bool</text:p>
          </table:table-cell>
          <table:table-cell table:number-columns-repeated="3"/>
          <table:table-cell office:value-type="string">
            <text:p>Закінчення часу висолодження</text:p>
          </table:table-cell>
          <table:table-cell table:number-columns-repeated="6"/>
          <table:table-cell table:style-name="Default"/>
        </table:table-row>
        <table:table-row table:style-name="ro1">
          <table:table-cell office:value-type="string">
            <text:p>q_t_v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f</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b</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S_out</text:p>
          </table:table-cell>
          <table:table-cell office:value-type="float" office:value="0">
            <text:p>0</text:p>
          </table:table-cell>
          <table:table-cell office:value-type="string">
            <text:p>Bool</text:p>
          </table:table-cell>
          <table:table-cell table:number-columns-repeated="3"/>
          <table:table-cell office:value-type="string">
            <text:p>Вийшов час відвенений на запуск ПТС</text:p>
          </table:table-cell>
          <table:table-cell table:number-columns-repeated="6"/>
          <table:table-cell table:style-name="Default"/>
        </table:table-row>
        <table:table-row table:style-name="ro1">
          <table:table-cell office:value-type="string">
            <text:p>q_T_b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r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n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start_q</text:p>
          </table:table-cell>
          <table:table-cell office:value-type="float" office:value="0">
            <text:p>0</text:p>
          </table:table-cell>
          <table:table-cell office:value-type="string">
            <text:p>Bool</text:p>
          </table:table-cell>
          <table:table-cell table:number-columns-repeated="3"/>
          <table:table-cell office:value-type="string">
            <text:p>Запит на пуск фільтра</text:p>
          </table:table-cell>
          <table:table-cell table:number-columns-repeated="6"/>
          <table:table-cell table:style-name="Default"/>
        </table:table-row>
        <table:table-row table:style-name="ro1">
          <table:table-cell office:value-type="string">
            <text:p>pts_q</text:p>
          </table:table-cell>
          <table:table-cell office:value-type="float" office:value="0">
            <text:p>0</text:p>
          </table:table-cell>
          <table:table-cell office:value-type="string">
            <text:p>Bool</text:p>
          </table:table-cell>
          <table:table-cell table:number-columns-repeated="3"/>
          <table:table-cell office:value-type="string">
            <text:p>запит на пуск ПТС</text:p>
          </table:table-cell>
          <table:table-cell table:number-columns-repeated="6"/>
          <table:table-cell table:style-name="Default"/>
        </table:table-row>
        <table:table-row table:style-name="ro1">
          <table:table-cell office:value-type="string">
            <text:p>start_p</text:p>
          </table:table-cell>
          <table:table-cell office:value-type="float" office:value="0">
            <text:p>0</text:p>
          </table:table-cell>
          <table:table-cell office:value-type="string">
            <text:p>Bool</text:p>
          </table:table-cell>
          <table:table-cell table:number-columns-repeated="3"/>
          <table:table-cell office:value-type="string">
            <text:p>Дозвіл на пуск</text:p>
          </table:table-cell>
          <table:table-cell table:number-columns-repeated="6"/>
          <table:table-cell table:style-name="Default"/>
        </table:table-row>
        <table:table-row table:style-name="ro1">
          <table:table-cell office:value-type="string">
            <text:p>pts_p</text:p>
          </table:table-cell>
          <table:table-cell office:value-type="float" office:value="0">
            <text:p>0</text:p>
          </table:table-cell>
          <table:table-cell office:value-type="string">
            <text:p>Bool</text:p>
          </table:table-cell>
          <table:table-cell table:number-columns-repeated="3"/>
          <table:table-cell office:value-type="string">
            <text:p>Дозвіл на пуск ПТС</text:p>
          </table:table-cell>
          <table:table-cell table:number-columns-repeated="6"/>
          <table:table-cell table:style-name="Default"/>
        </table:table-row>
        <table:table-row table:style-name="ro1">
          <table:table-cell office:value-type="string">
            <text:p>fReg_run</text:p>
          </table:table-cell>
          <table:table-cell office:value-type="float" office:value="0">
            <text:p>0</text:p>
          </table:table-cell>
          <table:table-cell office:value-type="string">
            <text:p>Bool</text:p>
          </table:table-cell>
          <table:table-cell table:number-columns-repeated="3"/>
          <table:table-cell office:value-type="string">
            <text:p>Робота регулятора подачі суспензії</text:p>
          </table:table-cell>
          <table:table-cell table:number-columns-repeated="6"/>
          <table:table-cell table:style-name="Default"/>
        </table:table-row>
        <table:table-row table:style-name="ro1">
          <table:table-cell office:value-type="string">
            <text:p>Tr_m</text:p>
          </table:table-cell>
          <table:table-cell office:value-type="float" office:value="0">
            <text:p>0</text:p>
          </table:table-cell>
          <table:table-cell office:value-type="string">
            <text:p>Bool</text:p>
          </table:table-cell>
          <table:table-cell table:number-columns-repeated="3"/>
          <table:table-cell office:value-type="string">
            <text:p>Транспорер осаду</text:p>
          </table:table-cell>
          <table:table-cell table:number-columns-repeated="6"/>
          <table:table-cell table:style-name="Default"/>
        </table:table-row>
        <table:table-row table:style-name="ro1">
          <table:table-cell office:value-type="string">
            <text:p>Tr_a</text:p>
          </table:table-cell>
          <table:table-cell office:value-type="float" office:value="0">
            <text:p>0</text:p>
          </table:table-cell>
          <table:table-cell office:value-type="string">
            <text:p>Bool</text:p>
          </table:table-cell>
          <table:table-cell table:number-columns-repeated="3"/>
          <table:table-cell office:value-type="string">
            <text:p>Сигналізація запуску транспортера</text:p>
          </table:table-cell>
          <table:table-cell table:number-columns-repeated="6"/>
          <table:table-cell table:style-name="Default"/>
        </table:table-row>
        <table:table-row table:style-name="ro1">
          <table:table-cell office:value-type="string">
            <text:p>re_X_pause</text:p>
          </table:table-cell>
          <table:table-cell office:value-type="float" office:value="0">
            <text:p>0</text:p>
          </table:table-cell>
          <table:table-cell office:value-type="string">
            <text:p>Bool</text:p>
          </table:table-cell>
          <table:table-cell table:number-columns-repeated="3"/>
          <table:table-cell office:value-type="string">
            <text:p>Передній фронт кінцевика шморгалки</text:p>
          </table:table-cell>
          <table:table-cell table:number-columns-repeated="6"/>
          <table:table-cell table:style-name="Default"/>
        </table:table-row>
        <table:table-row table:style-name="ro1">
          <table:table-cell office:value-type="string">
            <text:p>s_wait</text:p>
          </table:table-cell>
          <table:table-cell office:value-type="float" office:value="0">
            <text:p>0</text:p>
          </table:table-cell>
          <table:table-cell office:value-type="string">
            <text:p>Bool</text:p>
          </table:table-cell>
          <table:table-cell table:number-columns-repeated="3"/>
          <table:table-cell office:value-type="string">
            <text:p>Таймер гудка</text:p>
          </table:table-cell>
          <table:table-cell table:number-columns-repeated="6"/>
          <table:table-cell table:style-name="Default"/>
        </table:table-row>
        <table:table-row table:style-name="ro1">
          <table:table-cell office:value-type="string">
            <text:p>q_wait</text:p>
          </table:table-cell>
          <table:table-cell office:value-type="float" office:value="0">
            <text:p>0</text:p>
          </table:table-cell>
          <table:table-cell office:value-type="string">
            <text:p>Bool</text:p>
          </table:table-cell>
          <table:table-cell table:number-columns-repeated="10"/>
          <table:table-cell table:style-name="Default"/>
        </table:table-row>
      </table:table>
      <table:table table:name="Аркуш2" table:style-name="ta1" table:print="false">
        <table:table-column table:style-name="co3" table:default-cell-style-name="Default"/>
        <table:table-column table:style-name="co1" table:default-cell-style-name="Default"/>
        <table:table-column table:style-name="co4" table:default-cell-style-name="Default"/>
        <table:table-row table:style-name="ro1">
          <table:table-cell office:value-type="string">
            <text:p>Name</text:p>
          </table:table-cell>
          <table:table-cell office:value-type="string">
            <text:p>Equivalence</text:p>
          </table:table-cell>
          <table:table-cell office:value-type="string">
            <text:p>Comment</text:p>
          </table:table-cell>
        </table:table-row>
        <table:table-row table:style-name="ro1">
          <table:table-cell office:value-type="string">
            <text:p>ST_WAIT</text:p>
          </table:table-cell>
          <table:table-cell office:value-type="float" office:value="0">
            <text:p>0</text:p>
          </table:table-cell>
          <table:table-cell office:value-type="string">
            <text:p>Очікування</text:p>
          </table:table-cell>
        </table:table-row>
        <table:table-row table:style-name="ro1">
          <table:table-cell office:value-type="string">
            <text:p>ST_START</text:p>
          </table:table-cell>
          <table:table-cell office:value-type="float" office:value="1">
            <text:p>1</text:p>
          </table:table-cell>
          <table:table-cell office:value-type="string">
            <text:p>Запуск, передстартова підготовка</text:p>
          </table:table-cell>
        </table:table-row>
        <table:table-row table:style-name="ro1">
          <table:table-cell office:value-type="string">
            <text:p>ST_PRESH</text:p>
          </table:table-cell>
          <table:table-cell office:value-type="float" office:value="2">
            <text:p>2</text:p>
          </table:table-cell>
          <table:table-cell office:value-type="string">
            <text:p>Стискання преса</text:p>
          </table:table-cell>
        </table:table-row>
        <table:table-row table:style-name="ro1">
          <table:table-cell office:value-type="string">
            <text:p>ST_FILTERING</text:p>
          </table:table-cell>
          <table:table-cell office:value-type="float" office:value="2">
            <text:p>2</text:p>
          </table:table-cell>
          <table:table-cell office:value-type="string">
            <text:p>Фільтрування</text:p>
          </table:table-cell>
        </table:table-row>
        <table:table-row table:style-name="ro1">
          <table:table-cell office:value-type="string">
            <text:p>ST_DISSUGARING</text:p>
          </table:table-cell>
          <table:table-cell office:value-type="float" office:value="3">
            <text:p>3</text:p>
          </table:table-cell>
          <table:table-cell office:value-type="string">
            <text:p>Висолодження</text:p>
          </table:table-cell>
        </table:table-row>
        <table:table-row table:style-name="ro1">
          <table:table-cell office:value-type="string">
            <text:p>ST_WASHING</text:p>
          </table:table-cell>
          <table:table-cell office:value-type="float" office:value="4">
            <text:p>4</text:p>
          </table:table-cell>
          <table:table-cell office:value-type="string">
            <text:p>Промивка</text:p>
          </table:table-cell>
        </table:table-row>
        <table:table-row table:style-name="ro1">
          <table:table-cell office:value-type="string">
            <text:p>ST_SCAVENGING</text:p>
          </table:table-cell>
          <table:table-cell office:value-type="float" office:value="5">
            <text:p>5</text:p>
          </table:table-cell>
          <table:table-cell office:value-type="string">
            <text:p>Продувка</text:p>
          </table:table-cell>
        </table:table-row>
        <table:table-row table:style-name="ro1">
          <table:table-cell office:value-type="string">
            <text:p>ST_DRYING</text:p>
          </table:table-cell>
          <table:table-cell office:value-type="float" office:value="6">
            <text:p>6</text:p>
          </table:table-cell>
          <table:table-cell office:value-type="string">
            <text:p>Просушка</text:p>
          </table:table-cell>
        </table:table-row>
        <table:table-row table:style-name="ro1">
          <table:table-cell office:value-type="string">
            <text:p>ST_BLEED</text:p>
          </table:table-cell>
          <table:table-cell office:value-type="float" office:value="7">
            <text:p>7</text:p>
          </table:table-cell>
          <table:table-cell office:value-type="string">
            <text:p>Ліквідація тиску</text:p>
          </table:table-cell>
        </table:table-row>
        <table:table-row table:style-name="ro1">
          <table:table-cell office:value-type="string">
            <text:p>ST_STARTPTS</text:p>
          </table:table-cell>
          <table:table-cell office:value-type="float" office:value="8">
            <text:p>8</text:p>
          </table:table-cell>
          <table:table-cell office:value-type="string">
            <text:p>Запуск ПТС</text:p>
          </table:table-cell>
        </table:table-row>
        <table:table-row table:style-name="ro1">
          <table:table-cell office:value-type="string">
            <text:p>ST_UPLOADING</text:p>
          </table:table-cell>
          <table:table-cell office:value-type="float" office:value="9">
            <text:p>9</text:p>
          </table:table-cell>
          <table:table-cell office:value-type="string">
            <text:p>Вивантаження</text:p>
          </table:table-cell>
        </table:table-row>
        <table:table-row table:style-name="ro1">
          <table:table-cell office:value-type="string">
            <text:p>ST_PALARM</text:p>
          </table:table-cell>
          <table:table-cell office:value-type="float" office:value="10">
            <text:p>10</text:p>
          </table:table-cell>
          <table:table-cell office:value-type="string">
            <text:p>Зупинка програми через аварійне зростання тиску</text:p>
          </table:table-cell>
        </table:table-row>
      </table:table>
      <table:table table:name="Аркуш3" table:style-name="ta1" table:print-ranges="Аркуш3.A6:Аркуш3.K46">
        <table:table-column table:style-name="co1"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 table:number-columns-repeated="3" table:default-cell-style-name="Default"/>
        <table:table-column table:style-name="co12" table:default-cell-style-name="Default"/>
        <table:table-column table:style-name="co13" table:default-cell-style-name="Default"/>
        <table:table-column table:style-name="co1" table:number-columns-repeated="4"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9"/>
          <table:table-cell table:style-name="Default" office:value-type="string">
            <text:p>create table trend ( </text:p>
          </table:table-cell>
        </table:table-row>
        <table:table-row table:style-name="ro1">
          <table:table-cell table:number-columns-repeated="16"/>
          <table:table-cell table:formula="of:=IF([.E3]&gt;0;CONCATENATE([.A3];&quot; smallint default '0',&quot;);&quot;&quot;)">
            <text:p/>
          </table:table-cell>
        </table:table-row>
        <table:table-row table:style-name="ro1">
          <table:table-cell office:value-type="string">
            <text:p>Name</text:p>
          </table:table-cell>
          <table:table-cell office:value-type="string">
            <text:p>Address</text:p>
          </table:table-cell>
          <table:table-cell office:value-type="string">
            <text:p>Format</text:p>
          </table:table-cell>
          <table:table-cell/>
          <table:table-cell/>
          <table:table-cell table:number-columns-repeated="11"/>
          <table:table-cell table:formula="of:=IF([.E4]&gt;0;CONCATENATE([.A4];&quot; smallint default '0',&quot;);&quot;&quot;)" office:value-type="string" office:string-value="Psusp smallint default '0',">
            <text:p>Psusp smallint default '0',</text:p>
          </table:table-cell>
        </table:table-row>
        <table:table-row table:style-name="ro1">
          <table:table-cell office:value-type="string">
            <text:p>Psusp</text:p>
          </table:table-cell>
          <table:table-cell office:value-type="float" office:value="6">
            <text:p>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суспензії</text:p>
          </table:table-cell>
          <table:table-cell table:number-columns-repeated="9"/>
          <table:table-cell table:formula="of:=IF([.E5]&gt;0;CONCATENATE([.A5];&quot; smallint default '0',&quot;);&quot;&quot;)" office:value-type="string" office:string-value="Psusp_zd smallint default '0',">
            <text:p>Psusp_zd smallint default '0',</text:p>
          </table:table-cell>
        </table:table-row>
        <table:table-row table:style-name="ro1">
          <table:table-cell office:value-type="string">
            <text:p>Psusp_zd</text:p>
          </table:table-cell>
          <table:table-cell office:value-type="float" office:value="8">
            <text:p>8</text:p>
          </table:table-cell>
          <table:table-cell office:value-type="string">
            <text:p>Real</text:p>
          </table:table-cell>
          <table:table-cell table:number-columns-repeated="2" office:value-type="float" office:value="1">
            <text:p>1</text:p>
          </table:table-cell>
          <table:table-cell table:formula="of:=[.A4]" office:value-type="string" office:string-value="Psusp">
            <text:p>Psusp</text:p>
          </table:table-cell>
          <table:table-cell office:value-type="string">
            <text:p>Заданий тиск суспензії</text:p>
          </table:table-cell>
          <table:table-cell table:number-columns-repeated="9"/>
          <table:table-cell table:formula="of:=IF([.E6]&gt;0;CONCATENATE([.A6];&quot; smallint default '0',&quot;);&quot;&quot;)" office:value-type="string" office:string-value="X_01 smallint default '0',">
            <text:p>X_01 smallint default '0',</text:p>
          </table:table-cell>
        </table:table-row>
        <table:table-row table:style-name="ro1">
          <table:table-cell office:value-type="string">
            <text:p>X_01</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1</text:p>
          </table:table-cell>
          <table:table-cell table:number-columns-repeated="2"/>
          <table:table-cell office:value-type="string">
            <text:p>%IX1.1</text:p>
          </table:table-cell>
          <table:table-cell office:value-type="string">
            <text:p>DI0</text:p>
          </table:table-cell>
          <table:table-cell office:value-type="float" office:value="1">
            <text:p>1</text:p>
          </table:table-cell>
          <table:table-cell table:formula="of:=CONCATENATE([.A6];&quot;:=%IX1.&quot;;[.L6];&quot;;&quot;)" office:value-type="string" office:string-value="X_01:=%IX1.1;">
            <text:p>X_01:=%IX1.1;</text:p>
          </table:table-cell>
          <table:table-cell table:number-columns-repeated="3"/>
          <table:table-cell table:formula="of:=IF([.E7]&gt;0;CONCATENATE([.A7];&quot; smallint default '0',&quot;);&quot;&quot;)" office:value-type="string" office:string-value="X_02 smallint default '0',">
            <text:p>X_02 smallint default '0',</text:p>
          </table:table-cell>
        </table:table-row>
        <table:table-row table:style-name="ro1">
          <table:table-cell office:value-type="string">
            <text:p>X_02</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1</text:p>
          </table:table-cell>
          <table:table-cell table:number-columns-repeated="2"/>
          <table:table-cell office:value-type="string">
            <text:p>%IX1.2</text:p>
          </table:table-cell>
          <table:table-cell office:value-type="string">
            <text:p>DI1</text:p>
          </table:table-cell>
          <table:table-cell office:value-type="float" office:value="2">
            <text:p>2</text:p>
          </table:table-cell>
          <table:table-cell table:formula="of:=CONCATENATE([.A7];&quot;:=%IX1.&quot;;[.L7];&quot;;&quot;)" office:value-type="string" office:string-value="X_02:=%IX1.2;">
            <text:p>X_02:=%IX1.2;</text:p>
          </table:table-cell>
          <table:table-cell table:number-columns-repeated="3"/>
          <table:table-cell table:formula="of:=IF([.E8]&gt;0;CONCATENATE([.A8];&quot; smallint default '0',&quot;);&quot;&quot;)" office:value-type="string" office:string-value="X_03 smallint default '0',">
            <text:p>X_03 smallint default '0',</text:p>
          </table:table-cell>
        </table:table-row>
        <table:table-row table:style-name="ro1">
          <table:table-cell office:value-type="string">
            <text:p>X_03</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2</text:p>
          </table:table-cell>
          <table:table-cell table:number-columns-repeated="2"/>
          <table:table-cell office:value-type="string">
            <text:p>%IX1.3</text:p>
          </table:table-cell>
          <table:table-cell office:value-type="string">
            <text:p>DI2</text:p>
          </table:table-cell>
          <table:table-cell office:value-type="float" office:value="3">
            <text:p>3</text:p>
          </table:table-cell>
          <table:table-cell table:formula="of:=CONCATENATE([.A8];&quot;:=%IX1.&quot;;[.L8];&quot;;&quot;)" office:value-type="string" office:string-value="X_03:=%IX1.3;">
            <text:p>X_03:=%IX1.3;</text:p>
          </table:table-cell>
          <table:table-cell table:number-columns-repeated="3"/>
          <table:table-cell table:formula="of:=IF([.E9]&gt;0;CONCATENATE([.A9];&quot; smallint default '0',&quot;);&quot;&quot;)" office:value-type="string" office:string-value="X_04 smallint default '0',">
            <text:p>X_04 smallint default '0',</text:p>
          </table:table-cell>
        </table:table-row>
        <table:table-row table:style-name="ro1">
          <table:table-cell office:value-type="string">
            <text:p>X_04</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2"/>
          <table:table-cell office:value-type="string">
            <text:p>%IX1.4</text:p>
          </table:table-cell>
          <table:table-cell office:value-type="string">
            <text:p>DI3</text:p>
          </table:table-cell>
          <table:table-cell office:value-type="float" office:value="4">
            <text:p>4</text:p>
          </table:table-cell>
          <table:table-cell table:formula="of:=CONCATENATE([.A9];&quot;:=%IX1.&quot;;[.L9];&quot;;&quot;)" office:value-type="string" office:string-value="X_04:=%IX1.4;">
            <text:p>X_04:=%IX1.4;</text:p>
          </table:table-cell>
          <table:table-cell table:number-columns-repeated="3"/>
          <table:table-cell table:formula="of:=IF([.E10]&gt;0;CONCATENATE([.A10];&quot; smallint default '0',&quot;);&quot;&quot;)" office:value-type="string" office:string-value="X_05 smallint default '0',">
            <text:p>X_05 smallint default '0',</text:p>
          </table:table-cell>
        </table:table-row>
        <table:table-row table:style-name="ro1">
          <table:table-cell office:value-type="string">
            <text:p>X_05</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3</text:p>
          </table:table-cell>
          <table:table-cell table:number-columns-repeated="2"/>
          <table:table-cell office:value-type="string">
            <text:p>%IX1.5</text:p>
          </table:table-cell>
          <table:table-cell office:value-type="string">
            <text:p>DI4</text:p>
          </table:table-cell>
          <table:table-cell office:value-type="float" office:value="5">
            <text:p>5</text:p>
          </table:table-cell>
          <table:table-cell table:formula="of:=CONCATENATE([.A10];&quot;:=%IX1.&quot;;[.L10];&quot;;&quot;)" office:value-type="string" office:string-value="X_05:=%IX1.5;">
            <text:p>X_05:=%IX1.5;</text:p>
          </table:table-cell>
          <table:table-cell table:number-columns-repeated="3"/>
          <table:table-cell table:formula="of:=IF([.E11]&gt;0;CONCATENATE([.A11];&quot; smallint default '0',&quot;);&quot;&quot;)" office:value-type="string" office:string-value="X_06 smallint default '0',">
            <text:p>X_06 smallint default '0',</text:p>
          </table:table-cell>
        </table:table-row>
        <table:table-row table:style-name="ro1">
          <table:table-cell office:value-type="string">
            <text:p>X_06</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2"/>
          <table:table-cell office:value-type="string">
            <text:p>%IX1.6</text:p>
          </table:table-cell>
          <table:table-cell office:value-type="string">
            <text:p>DI5</text:p>
          </table:table-cell>
          <table:table-cell office:value-type="float" office:value="6">
            <text:p>6</text:p>
          </table:table-cell>
          <table:table-cell table:formula="of:=CONCATENATE([.A11];&quot;:=%IX1.&quot;;[.L11];&quot;;&quot;)" office:value-type="string" office:string-value="X_06:=%IX1.6;">
            <text:p>X_06:=%IX1.6;</text:p>
          </table:table-cell>
          <table:table-cell table:number-columns-repeated="3"/>
          <table:table-cell table:formula="of:=IF([.E12]&gt;0;CONCATENATE([.A12];&quot; smallint default '0',&quot;);&quot;&quot;)" office:value-type="string" office:string-value="X_07 smallint default '0',">
            <text:p>X_07 smallint default '0',</text:p>
          </table:table-cell>
        </table:table-row>
        <table:table-row table:style-name="ro1">
          <table:table-cell office:value-type="string">
            <text:p>X_07</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2"/>
          <table:table-cell office:value-type="string">
            <text:p>%IX1.7</text:p>
          </table:table-cell>
          <table:table-cell office:value-type="string">
            <text:p>DI6</text:p>
          </table:table-cell>
          <table:table-cell office:value-type="float" office:value="7">
            <text:p>7</text:p>
          </table:table-cell>
          <table:table-cell table:formula="of:=CONCATENATE([.A12];&quot;:=%IX1.&quot;;[.L12];&quot;;&quot;)" office:value-type="string" office:string-value="X_07:=%IX1.7;">
            <text:p>X_07:=%IX1.7;</text:p>
          </table:table-cell>
          <table:table-cell table:number-columns-repeated="3"/>
          <table:table-cell table:formula="of:=IF([.E13]&gt;0;CONCATENATE([.A13];&quot; smallint default '0',&quot;);&quot;&quot;)" office:value-type="string" office:string-value="X_08 smallint default '0',">
            <text:p>X_08 smallint default '0',</text:p>
          </table:table-cell>
        </table:table-row>
        <table:table-row table:style-name="ro1">
          <table:table-cell office:value-type="string">
            <text:p>X_08</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2"/>
          <table:table-cell office:value-type="string">
            <text:p>%IX1.8</text:p>
          </table:table-cell>
          <table:table-cell office:value-type="string">
            <text:p>DI7</text:p>
          </table:table-cell>
          <table:table-cell office:value-type="float" office:value="8">
            <text:p>8</text:p>
          </table:table-cell>
          <table:table-cell table:formula="of:=CONCATENATE([.A13];&quot;:=%IX1.&quot;;[.L13];&quot;;&quot;)" office:value-type="string" office:string-value="X_08:=%IX1.8;">
            <text:p>X_08:=%IX1.8;</text:p>
          </table:table-cell>
          <table:table-cell table:number-columns-repeated="3"/>
          <table:table-cell table:formula="of:=IF([.E14]&gt;0;CONCATENATE([.A14];&quot; smallint default '0',&quot;);&quot;&quot;)" office:value-type="string" office:string-value="X_09 smallint default '0',">
            <text:p>X_09 smallint default '0',</text:p>
          </table:table-cell>
        </table:table-row>
        <table:table-row table:style-name="ro1">
          <table:table-cell office:value-type="string">
            <text:p>X_09</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суспензії</text:p>
          </table:table-cell>
          <table:table-cell table:number-columns-repeated="2"/>
          <table:table-cell office:value-type="string">
            <text:p>%IX1.9</text:p>
          </table:table-cell>
          <table:table-cell office:value-type="string">
            <text:p>DI8</text:p>
          </table:table-cell>
          <table:table-cell office:value-type="float" office:value="9">
            <text:p>9</text:p>
          </table:table-cell>
          <table:table-cell table:formula="of:=CONCATENATE([.A14];&quot;:=%IX1.&quot;;[.L14];&quot;;&quot;)" office:value-type="string" office:string-value="X_09:=%IX1.9;">
            <text:p>X_09:=%IX1.9;</text:p>
          </table:table-cell>
          <table:table-cell table:number-columns-repeated="3"/>
          <table:table-cell table:formula="of:=IF([.E15]&gt;0;CONCATENATE([.A15];&quot; smallint default '0',&quot;);&quot;&quot;)" office:value-type="string" office:string-value="X_10 smallint default '0',">
            <text:p>X_10 smallint default '0',</text:p>
          </table:table-cell>
        </table:table-row>
        <table:table-row table:style-name="ro1">
          <table:table-cell office:value-type="string">
            <text:p>X_10</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суспензї</text:p>
          </table:table-cell>
          <table:table-cell table:number-columns-repeated="2"/>
          <table:table-cell office:value-type="string">
            <text:p>%IX1.10</text:p>
          </table:table-cell>
          <table:table-cell office:value-type="string">
            <text:p>DI9</text:p>
          </table:table-cell>
          <table:table-cell office:value-type="float" office:value="10">
            <text:p>10</text:p>
          </table:table-cell>
          <table:table-cell table:formula="of:=CONCATENATE([.A15];&quot;:=%IX1.&quot;;[.L15];&quot;;&quot;)" office:value-type="string" office:string-value="X_10:=%IX1.10;">
            <text:p>X_10:=%IX1.10;</text:p>
          </table:table-cell>
          <table:table-cell table:number-columns-repeated="3"/>
          <table:table-cell table:formula="of:=IF([.E16]&gt;0;CONCATENATE([.A16];&quot; smallint default '0',&quot;);&quot;&quot;)" office:value-type="string" office:string-value="X_11 smallint default '0',">
            <text:p>X_11 smallint default '0',</text:p>
          </table:table-cell>
        </table:table-row>
        <table:table-row table:style-name="ro1">
          <table:table-cell office:value-type="string">
            <text:p>X_11</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води</text:p>
          </table:table-cell>
          <table:table-cell table:number-columns-repeated="2"/>
          <table:table-cell office:value-type="string">
            <text:p>%IX1.11</text:p>
          </table:table-cell>
          <table:table-cell office:value-type="string">
            <text:p>DI10</text:p>
          </table:table-cell>
          <table:table-cell office:value-type="float" office:value="11">
            <text:p>11</text:p>
          </table:table-cell>
          <table:table-cell table:formula="of:=CONCATENATE([.A16];&quot;:=%IX1.&quot;;[.L16];&quot;;&quot;)" office:value-type="string" office:string-value="X_11:=%IX1.11;">
            <text:p>X_11:=%IX1.11;</text:p>
          </table:table-cell>
          <table:table-cell table:number-columns-repeated="3"/>
          <table:table-cell table:formula="of:=IF([.E17]&gt;0;CONCATENATE([.A17];&quot; smallint default '0',&quot;);&quot;&quot;)" office:value-type="string" office:string-value="X_12 smallint default '0',">
            <text:p>X_12 smallint default '0',</text:p>
          </table:table-cell>
        </table:table-row>
        <table:table-row table:style-name="ro1">
          <table:table-cell office:value-type="string">
            <text:p>X_12</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води</text:p>
          </table:table-cell>
          <table:table-cell table:number-columns-repeated="2"/>
          <table:table-cell office:value-type="string">
            <text:p>%IX1.12</text:p>
          </table:table-cell>
          <table:table-cell office:value-type="string">
            <text:p>DI11</text:p>
          </table:table-cell>
          <table:table-cell office:value-type="float" office:value="12">
            <text:p>12</text:p>
          </table:table-cell>
          <table:table-cell table:formula="of:=CONCATENATE([.A17];&quot;:=%IX1.&quot;;[.L17];&quot;;&quot;)" office:value-type="string" office:string-value="X_12:=%IX1.12;">
            <text:p>X_12:=%IX1.12;</text:p>
          </table:table-cell>
          <table:table-cell table:number-columns-repeated="3"/>
          <table:table-cell table:formula="of:=IF([.E18]&gt;0;CONCATENATE([.A18];&quot; smallint default '0',&quot;);&quot;&quot;)" office:value-type="string" office:string-value="X_13 smallint default '0',">
            <text:p>X_13 smallint default '0',</text:p>
          </table:table-cell>
        </table:table-row>
        <table:table-row table:style-name="ro1">
          <table:table-cell office:value-type="string">
            <text:p>X_13</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3</text:p>
          </table:table-cell>
          <table:table-cell office:value-type="string">
            <text:p>DI12</text:p>
          </table:table-cell>
          <table:table-cell office:value-type="float" office:value="13">
            <text:p>13</text:p>
          </table:table-cell>
          <table:table-cell table:formula="of:=CONCATENATE([.A18];&quot;:=%IX1.&quot;;[.L18];&quot;;&quot;)" office:value-type="string" office:string-value="X_13:=%IX1.13;">
            <text:p>X_13:=%IX1.13;</text:p>
          </table:table-cell>
          <table:table-cell table:number-columns-repeated="3"/>
          <table:table-cell table:formula="of:=IF([.E19]&gt;0;CONCATENATE([.A19];&quot; smallint default '0',&quot;);&quot;&quot;)" office:value-type="string" office:string-value="X_14 smallint default '0',">
            <text:p>X_14 smallint default '0',</text:p>
          </table:table-cell>
        </table:table-row>
        <table:table-row table:style-name="ro1">
          <table:table-cell office:value-type="string">
            <text:p>X_14</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4</text:p>
          </table:table-cell>
          <table:table-cell office:value-type="string">
            <text:p>DI13</text:p>
          </table:table-cell>
          <table:table-cell office:value-type="float" office:value="14">
            <text:p>14</text:p>
          </table:table-cell>
          <table:table-cell table:formula="of:=CONCATENATE([.A19];&quot;:=%IX1.&quot;;[.L19];&quot;;&quot;)" office:value-type="string" office:string-value="X_14:=%IX1.14;">
            <text:p>X_14:=%IX1.14;</text:p>
          </table:table-cell>
          <table:table-cell table:number-columns-repeated="3"/>
          <table:table-cell table:formula="of:=IF([.E20]&gt;0;CONCATENATE([.A20];&quot; smallint default '0',&quot;);&quot;&quot;)" office:value-type="string" office:string-value="X_15 smallint default '0',">
            <text:p>X_15 smallint default '0',</text:p>
          </table:table-cell>
        </table:table-row>
        <table:table-row table:style-name="ro1">
          <table:table-cell office:value-type="string">
            <text:p>X_15</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5</text:p>
          </table:table-cell>
          <table:table-cell office:value-type="string">
            <text:p>DI14</text:p>
          </table:table-cell>
          <table:table-cell office:value-type="float" office:value="15">
            <text:p>15</text:p>
          </table:table-cell>
          <table:table-cell table:formula="of:=CONCATENATE([.A20];&quot;:=%IX1.&quot;;[.L20];&quot;;&quot;)" office:value-type="string" office:string-value="X_15:=%IX1.15;">
            <text:p>X_15:=%IX1.15;</text:p>
          </table:table-cell>
          <table:table-cell table:number-columns-repeated="3"/>
          <table:table-cell table:formula="of:=IF([.E21]&gt;0;CONCATENATE([.A21];&quot; smallint default '0',&quot;);&quot;&quot;)" office:value-type="string" office:string-value="X_16 smallint default '0',">
            <text:p>X_16 smallint default '0',</text:p>
          </table:table-cell>
        </table:table-row>
        <table:table-row table:style-name="ro1">
          <table:table-cell office:value-type="string">
            <text:p>X_16</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6</text:p>
          </table:table-cell>
          <table:table-cell office:value-type="string">
            <text:p>DI15</text:p>
          </table:table-cell>
          <table:table-cell office:value-type="float" office:value="16">
            <text:p>16</text:p>
          </table:table-cell>
          <table:table-cell table:formula="of:=CONCATENATE([.A21];&quot;:=%IX1.&quot;;[.L21];&quot;;&quot;)" office:value-type="string" office:string-value="X_16:=%IX1.16;">
            <text:p>X_16:=%IX1.16;</text:p>
          </table:table-cell>
          <table:table-cell table:number-columns-repeated="3"/>
          <table:table-cell table:formula="of:=IF([.E22]&gt;0;CONCATENATE([.A22];&quot; smallint default '0',&quot;);&quot;&quot;)" office:value-type="string" office:string-value="Y_run_1 smallint default '0',">
            <text:p>Y_run_1 smallint default '0',</text:p>
          </table:table-cell>
        </table:table-row>
        <table:table-row table:style-name="ro1">
          <table:table-cell office:value-type="string">
            <text:p>Y_run_1</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ротера №1</text:p>
          </table:table-cell>
          <table:table-cell table:number-columns-repeated="2"/>
          <table:table-cell office:value-type="string">
            <text:p>%QX2.1</text:p>
          </table:table-cell>
          <table:table-cell office:value-type="string">
            <text:p>NO0</text:p>
          </table:table-cell>
          <table:table-cell table:number-columns-repeated="5"/>
          <table:table-cell table:formula="of:=IF([.E23]&gt;0;CONCATENATE([.A23];&quot; smallint default '0',&quot;);&quot;&quot;)" office:value-type="string" office:string-value="Y_alm_1 smallint default '0',">
            <text:p>Y_alm_1 smallint default '0',</text:p>
          </table:table-cell>
        </table:table-row>
        <table:table-row table:style-name="ro1">
          <table:table-cell office:value-type="string">
            <text:p>Y_alm_1</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1</text:p>
          </table:table-cell>
          <table:table-cell table:number-columns-repeated="2"/>
          <table:table-cell office:value-type="string">
            <text:p>%QX2.3</text:p>
          </table:table-cell>
          <table:table-cell office:value-type="string">
            <text:p>NO2</text:p>
          </table:table-cell>
          <table:table-cell table:number-columns-repeated="5"/>
          <table:table-cell table:formula="of:=IF([.E24]&gt;0;CONCATENATE([.A24];&quot; smallint default '0',&quot;);&quot;&quot;)" office:value-type="string" office:string-value="Y_run_2 smallint default '0',">
            <text:p>Y_run_2 smallint default '0',</text:p>
          </table:table-cell>
        </table:table-row>
        <table:table-row table:style-name="ro1">
          <table:table-cell office:value-type="string">
            <text:p>Y_run_2</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2"/>
          <table:table-cell office:value-type="string">
            <text:p>%QX2.4</text:p>
          </table:table-cell>
          <table:table-cell office:value-type="string">
            <text:p>NO3</text:p>
          </table:table-cell>
          <table:table-cell table:number-columns-repeated="5"/>
          <table:table-cell table:formula="of:=IF([.E25]&gt;0;CONCATENATE([.A25];&quot; smallint default '0',&quot;);&quot;&quot;)" office:value-type="string" office:string-value="Y_alm_2 smallint default '0',">
            <text:p>Y_alm_2 smallint default '0',</text:p>
          </table:table-cell>
        </table:table-row>
        <table:table-row table:style-name="ro1">
          <table:table-cell office:value-type="string">
            <text:p>Y_alm_2</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2</text:p>
          </table:table-cell>
          <table:table-cell table:number-columns-repeated="2"/>
          <table:table-cell office:value-type="string">
            <text:p>%QX2.8</text:p>
          </table:table-cell>
          <table:table-cell office:value-type="string">
            <text:p>NO7</text:p>
          </table:table-cell>
          <table:table-cell table:number-columns-repeated="5"/>
          <table:table-cell table:formula="of:=IF([.E26]&gt;0;CONCATENATE([.A26];&quot; smallint default '0',&quot;);&quot;&quot;)" office:value-type="string" office:string-value="Y_run_3 smallint default '0',">
            <text:p>Y_run_3 smallint default '0',</text:p>
          </table:table-cell>
        </table:table-row>
        <table:table-row table:style-name="ro1">
          <table:table-cell office:value-type="string">
            <text:p>Y_run_3</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2"/>
          <table:table-cell office:value-type="string">
            <text:p>%QX2.6</text:p>
          </table:table-cell>
          <table:table-cell office:value-type="string">
            <text:p>NO5</text:p>
          </table:table-cell>
          <table:table-cell table:number-columns-repeated="5"/>
          <table:table-cell table:formula="of:=IF([.E27]&gt;0;CONCATENATE([.A27];&quot; smallint default '0',&quot;);&quot;&quot;)" office:value-type="string" office:string-value="Y_alm_3 smallint default '0',">
            <text:p>Y_alm_3 smallint default '0',</text:p>
          </table:table-cell>
        </table:table-row>
        <table:table-row table:style-name="ro1">
          <table:table-cell office:value-type="string">
            <text:p>Y_alm_3</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3</text:p>
          </table:table-cell>
          <table:table-cell table:number-columns-repeated="9"/>
          <table:table-cell table:formula="of:=IF([.E28]&gt;0;CONCATENATE([.A28];&quot; smallint default '0',&quot;);&quot;&quot;)" office:value-type="string" office:string-value="Y_08 smallint default '0',">
            <text:p>Y_08 smallint default '0',</text:p>
          </table:table-cell>
        </table:table-row>
        <table:table-row table:style-name="ro1">
          <table:table-cell office:value-type="string">
            <text:p>Y_08</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2"/>
          <table:table-cell office:value-type="string">
            <text:p>%QX3.1</text:p>
          </table:table-cell>
          <table:table-cell office:value-type="string">
            <text:p>NO0</text:p>
          </table:table-cell>
          <table:table-cell table:number-columns-repeated="5"/>
          <table:table-cell table:formula="of:=IF([.E29]&gt;0;CONCATENATE([.A29];&quot; smallint default '0',&quot;);&quot;&quot;)" office:value-type="string" office:string-value="Y_09 smallint default '0',">
            <text:p>Y_09 smallint default '0',</text:p>
          </table:table-cell>
        </table:table-row>
        <table:table-row table:style-name="ro1">
          <table:table-cell office:value-type="string">
            <text:p>Y_09</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2"/>
          <table:table-cell office:value-type="string">
            <text:p>%QX3.2</text:p>
          </table:table-cell>
          <table:table-cell office:value-type="string">
            <text:p>NO1</text:p>
          </table:table-cell>
          <table:table-cell table:number-columns-repeated="5"/>
          <table:table-cell table:formula="of:=IF([.E30]&gt;0;CONCATENATE([.A30];&quot; smallint default '0',&quot;);&quot;&quot;)" office:value-type="string" office:string-value="Y_10 smallint default '0',">
            <text:p>Y_10 smallint default '0',</text:p>
          </table:table-cell>
        </table:table-row>
        <table:table-row table:style-name="ro1">
          <table:table-cell office:value-type="string">
            <text:p>Y_10</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супензії</text:p>
          </table:table-cell>
          <table:table-cell table:number-columns-repeated="2"/>
          <table:table-cell office:value-type="string">
            <text:p>%QX3.3</text:p>
          </table:table-cell>
          <table:table-cell office:value-type="string">
            <text:p>NO2</text:p>
          </table:table-cell>
          <table:table-cell table:number-columns-repeated="5"/>
          <table:table-cell table:formula="of:=IF([.E31]&gt;0;CONCATENATE([.A31];&quot; smallint default '0',&quot;);&quot;&quot;)" office:value-type="string" office:string-value="Y_11 smallint default '0',">
            <text:p>Y_11 smallint default '0',</text:p>
          </table:table-cell>
        </table:table-row>
        <table:table-row table:style-name="ro1">
          <table:table-cell office:value-type="string">
            <text:p>Y_11</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суспензії</text:p>
          </table:table-cell>
          <table:table-cell table:number-columns-repeated="2"/>
          <table:table-cell office:value-type="string">
            <text:p>%QX3.4</text:p>
          </table:table-cell>
          <table:table-cell office:value-type="string">
            <text:p>NO3</text:p>
          </table:table-cell>
          <table:table-cell table:number-columns-repeated="5"/>
          <table:table-cell table:formula="of:=IF([.E32]&gt;0;CONCATENATE([.A32];&quot; smallint default '0',&quot;);&quot;&quot;)" office:value-type="string" office:string-value="Y_12 smallint default '0',">
            <text:p>Y_12 smallint default '0',</text:p>
          </table:table-cell>
        </table:table-row>
        <table:table-row table:style-name="ro1">
          <table:table-cell office:value-type="string">
            <text:p>Y_12</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води</text:p>
          </table:table-cell>
          <table:table-cell table:number-columns-repeated="2"/>
          <table:table-cell office:value-type="string">
            <text:p>%QX3.5</text:p>
          </table:table-cell>
          <table:table-cell office:value-type="string">
            <text:p>NO4</text:p>
          </table:table-cell>
          <table:table-cell table:number-columns-repeated="5"/>
          <table:table-cell table:formula="of:=IF([.E33]&gt;0;CONCATENATE([.A33];&quot; smallint default '0',&quot;);&quot;&quot;)" office:value-type="string" office:string-value="Y_13 smallint default '0',">
            <text:p>Y_13 smallint default '0',</text:p>
          </table:table-cell>
        </table:table-row>
        <table:table-row table:style-name="ro1">
          <table:table-cell office:value-type="string">
            <text:p>Y_13</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води</text:p>
          </table:table-cell>
          <table:table-cell table:number-columns-repeated="2"/>
          <table:table-cell office:value-type="string">
            <text:p>%QX3.6</text:p>
          </table:table-cell>
          <table:table-cell office:value-type="string">
            <text:p>NO5</text:p>
          </table:table-cell>
          <table:table-cell table:number-columns-repeated="5"/>
          <table:table-cell table:formula="of:=IF([.E34]&gt;0;CONCATENATE([.A34];&quot; smallint default '0',&quot;);&quot;&quot;)" office:value-type="string" office:string-value="Pair smallint default '0',">
            <text:p>Pair smallint default '0',</text:p>
          </table:table-cell>
        </table:table-row>
        <table:table-row table:style-name="ro1">
          <table:table-cell office:value-type="string">
            <text:p>Pair</text:p>
          </table:table-cell>
          <table:table-cell office:value-type="float" office:value="38">
            <text:p>3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технологічного повітря</text:p>
          </table:table-cell>
          <table:table-cell table:formula="of:=[.B59]" office:value-type="float" office:value="87">
            <text:p>87</text:p>
          </table:table-cell>
          <table:table-cell table:formula="of:=([.B34]-38)/2+1" office:value-type="float" office:value="1">
            <text:p>1</text:p>
          </table:table-cell>
          <table:table-cell office:value-type="string">
            <text:p>%ID0.1</text:p>
          </table:table-cell>
          <table:table-cell office:value-type="string">
            <text:p>Vin0+</text:p>
          </table:table-cell>
          <table:table-cell table:number-columns-repeated="5"/>
          <table:table-cell table:formula="of:=IF([.E35]&gt;0;CONCATENATE([.A35];&quot; smallint default '0',&quot;);&quot;&quot;)" office:value-type="string" office:string-value="Pvoda smallint default '0',">
            <text:p>Pvoda smallint default '0',</text:p>
          </table:table-cell>
        </table:table-row>
        <table:table-row table:style-name="ro1">
          <table:table-cell office:value-type="string">
            <text:p>Pvoda</text:p>
          </table:table-cell>
          <table:table-cell office:value-type="float" office:value="40">
            <text:p>4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ам. Води</text:p>
          </table:table-cell>
          <table:table-cell table:formula="of:=[.B60]" office:value-type="float" office:value="88">
            <text:p>88</text:p>
          </table:table-cell>
          <table:table-cell table:formula="of:=([.B35]-38)/2+1" office:value-type="float" office:value="2">
            <text:p>2</text:p>
          </table:table-cell>
          <table:table-cell office:value-type="string">
            <text:p>%ID0.2</text:p>
          </table:table-cell>
          <table:table-cell office:value-type="string">
            <text:p>Vin1+</text:p>
          </table:table-cell>
          <table:table-cell table:number-columns-repeated="5"/>
          <table:table-cell table:formula="of:=IF([.E36]&gt;0;CONCATENATE([.A36];&quot; smallint default '0',&quot;);&quot;&quot;)" office:value-type="string" office:string-value="Lsusp smallint default '0',">
            <text:p>Lsusp smallint default '0',</text:p>
          </table:table-cell>
        </table:table-row>
        <table:table-row table:style-name="ro1">
          <table:table-cell table:formula="of:=[Tags.A113]" office:value-type="string" office:string-value="Lsusp">
            <text:p>Lsusp</text:p>
          </table:table-cell>
          <table:table-cell office:value-type="float" office:value="42">
            <text:p>4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суспензії</text:p>
          </table:table-cell>
          <table:table-cell table:formula="of:=[.B61]" office:value-type="float" office:value="89">
            <text:p>89</text:p>
          </table:table-cell>
          <table:table-cell table:formula="of:=([.B36]-38)/2+1" office:value-type="float" office:value="3">
            <text:p>3</text:p>
          </table:table-cell>
          <table:table-cell office:value-type="string">
            <text:p>%ID0.3</text:p>
          </table:table-cell>
          <table:table-cell office:value-type="string">
            <text:p>Vin2+</text:p>
          </table:table-cell>
          <table:table-cell table:number-columns-repeated="5"/>
          <table:table-cell table:formula="of:=IF([.E37]&gt;0;CONCATENATE([.A37];&quot; smallint default '0',&quot;);&quot;&quot;)" office:value-type="string" office:string-value="Nps smallint default '0',">
            <text:p>Nps smallint default '0',</text:p>
          </table:table-cell>
        </table:table-row>
        <table:table-row table:style-name="ro1">
          <table:table-cell table:formula="of:=[Tags.A118]" office:value-type="string" office:string-value="Nps">
            <text:p>Nps</text:p>
          </table:table-cell>
          <table:table-cell office:value-type="float" office:value="44">
            <text:p>4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суспензії</text:p>
          </table:table-cell>
          <table:table-cell table:formula="of:=[.B62]" office:value-type="float" office:value="90">
            <text:p>90</text:p>
          </table:table-cell>
          <table:table-cell table:formula="of:=([.B37]-38)/2+1" office:value-type="float" office:value="4">
            <text:p>4</text:p>
          </table:table-cell>
          <table:table-cell office:value-type="string">
            <text:p>%ID0.4</text:p>
          </table:table-cell>
          <table:table-cell office:value-type="string">
            <text:p>Vin3+</text:p>
          </table:table-cell>
          <table:table-cell table:number-columns-repeated="5"/>
          <table:table-cell table:formula="of:=IF([.E38]&gt;0;CONCATENATE([.A38];&quot; smallint default '0',&quot;);&quot;&quot;)" office:value-type="string" office:string-value="Npv smallint default '0',">
            <text:p>Npv smallint default '0',</text:p>
          </table:table-cell>
        </table:table-row>
        <table:table-row table:style-name="ro1">
          <table:table-cell table:formula="of:=[Tags.A119]" office:value-type="string" office:string-value="Npv">
            <text:p>Npv</text:p>
          </table:table-cell>
          <table:table-cell office:value-type="float" office:value="46">
            <text:p>4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води</text:p>
          </table:table-cell>
          <table:table-cell table:formula="of:=[.B63]" office:value-type="float" office:value="91">
            <text:p>91</text:p>
          </table:table-cell>
          <table:table-cell table:formula="of:=([.B38]-38)/2+1" office:value-type="float" office:value="5">
            <text:p>5</text:p>
          </table:table-cell>
          <table:table-cell office:value-type="string">
            <text:p>%ID0.6</text:p>
          </table:table-cell>
          <table:table-cell office:value-type="string">
            <text:p>Vin5+</text:p>
          </table:table-cell>
          <table:table-cell table:number-columns-repeated="5"/>
          <table:table-cell table:formula="of:=IF([.E39]&gt;0;CONCATENATE([.A39];&quot; smallint default '0',&quot;);&quot;&quot;)" office:value-type="string" office:string-value="Gsusp smallint default '0',">
            <text:p>Gsusp smallint default '0',</text:p>
          </table:table-cell>
        </table:table-row>
        <table:table-row table:style-name="ro1">
          <table:table-cell table:formula="of:=[Tags.A111]" office:value-type="string" office:string-value="Gsusp">
            <text:p>Gsusp</text:p>
          </table:table-cell>
          <table:table-cell office:value-type="float" office:value="48">
            <text:p>4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суспензії</text:p>
          </table:table-cell>
          <table:table-cell table:formula="of:=[.B64]" office:value-type="float" office:value="92">
            <text:p>92</text:p>
          </table:table-cell>
          <table:table-cell table:formula="of:=([.B39]-38)/2+1" office:value-type="float" office:value="6">
            <text:p>6</text:p>
          </table:table-cell>
          <table:table-cell office:value-type="string">
            <text:p>%ID0.7</text:p>
          </table:table-cell>
          <table:table-cell office:value-type="string">
            <text:p>Vin6+</text:p>
          </table:table-cell>
          <table:table-cell table:number-columns-repeated="5"/>
          <table:table-cell table:formula="of:=IF([.E40]&gt;0;CONCATENATE([.A40];&quot; smallint default '0',&quot;);&quot;&quot;)" office:value-type="string" office:string-value="Gvoda smallint default '0',">
            <text:p>Gvoda smallint default '0',</text:p>
          </table:table-cell>
        </table:table-row>
        <table:table-row table:style-name="ro1">
          <table:table-cell table:formula="of:=[Tags.A112]" office:value-type="string" office:string-value="Gvoda">
            <text:p>Gvoda</text:p>
          </table:table-cell>
          <table:table-cell office:value-type="float" office:value="50">
            <text:p>5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води</text:p>
          </table:table-cell>
          <table:table-cell table:formula="of:=[.B65]" office:value-type="float" office:value="93">
            <text:p>93</text:p>
          </table:table-cell>
          <table:table-cell table:formula="of:=([.B40]-38)/2+1" office:value-type="float" office:value="7">
            <text:p>7</text:p>
          </table:table-cell>
          <table:table-cell office:value-type="string">
            <text:p>%ID0.8</text:p>
          </table:table-cell>
          <table:table-cell office:value-type="string">
            <text:p>Vin7+</text:p>
          </table:table-cell>
          <table:table-cell table:number-columns-repeated="5"/>
          <table:table-cell table:formula="of:=IF([.E41]&gt;0;CONCATENATE([.A41];&quot; smallint default '0',&quot;);&quot;&quot;)" office:value-type="string" office:string-value="Lvoda smallint default '0',">
            <text:p>Lvoda smallint default '0',</text:p>
          </table:table-cell>
        </table:table-row>
        <table:table-row table:style-name="ro1">
          <table:table-cell office:value-type="string">
            <text:p>Lvoda</text:p>
          </table:table-cell>
          <table:table-cell office:value-type="float" office:value="52">
            <text:p>5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 Води</text:p>
          </table:table-cell>
          <table:table-cell table:formula="of:=[.B66]" office:value-type="float" office:value="94">
            <text:p>94</text:p>
          </table:table-cell>
          <table:table-cell table:formula="of:=([.B41]-38)/2+1" office:value-type="float" office:value="8">
            <text:p>8</text:p>
          </table:table-cell>
          <table:table-cell office:value-type="string">
            <text:p>%ID0.9</text:p>
          </table:table-cell>
          <table:table-cell office:value-type="string">
            <text:p>Vin0-</text:p>
          </table:table-cell>
          <table:table-cell table:number-columns-repeated="5"/>
          <table:table-cell table:formula="of:=IF([.E42]&gt;0;CONCATENATE([.A42];&quot; smallint default '0',&quot;);&quot;&quot;)" office:value-type="string" office:string-value="Tvoda smallint default '0',">
            <text:p>Tvoda smallint default '0',</text:p>
          </table:table-cell>
        </table:table-row>
        <table:table-row table:style-name="ro1">
          <table:table-cell office:value-type="string">
            <text:p>Tvoda</text:p>
          </table:table-cell>
          <table:table-cell office:value-type="float" office:value="54">
            <text:p>5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емпература води</text:p>
          </table:table-cell>
          <table:table-cell table:formula="of:=[.B67]" office:value-type="float" office:value="95">
            <text:p>95</text:p>
          </table:table-cell>
          <table:table-cell table:formula="of:=([.B42]-38)/2+1" office:value-type="float" office:value="9">
            <text:p>9</text:p>
          </table:table-cell>
          <table:table-cell office:value-type="string">
            <text:p>%ID0.10</text:p>
          </table:table-cell>
          <table:table-cell office:value-type="string">
            <text:p>Vin1-</text:p>
          </table:table-cell>
          <table:table-cell table:number-columns-repeated="5"/>
          <table:table-cell table:formula="of:=IF([.E43]&gt;0;CONCATENATE([.A43];&quot; smallint default '0',&quot;);&quot;&quot;)" office:value-type="string" office:string-value="Lp smallint default '0',">
            <text:p>Lp smallint default '0',</text:p>
          </table:table-cell>
        </table:table-row>
        <table:table-row table:style-name="ro1">
          <table:table-cell office:value-type="string">
            <text:p>Lp</text:p>
          </table:table-cell>
          <table:table-cell office:value-type="float" office:value="56">
            <text:p>5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Висолодження</text:p>
          </table:table-cell>
          <table:table-cell table:formula="of:=[.B68]" office:value-type="float" office:value="96">
            <text:p>96</text:p>
          </table:table-cell>
          <table:table-cell table:formula="of:=([.B43]-38)/2+1" office:value-type="float" office:value="10">
            <text:p>10</text:p>
          </table:table-cell>
          <table:table-cell office:value-type="string">
            <text:p>%ID0.11</text:p>
          </table:table-cell>
          <table:table-cell office:value-type="string">
            <text:p>Vin2-</text:p>
          </table:table-cell>
          <table:table-cell table:number-columns-repeated="5"/>
          <table:table-cell table:formula="of:=IF([.E44]&gt;0;CONCATENATE([.A44];&quot; smallint default '0',&quot;);&quot;&quot;)" office:value-type="string" office:string-value="Lcs smallint default '0',">
            <text:p>Lcs smallint default '0',</text:p>
          </table:table-cell>
        </table:table-row>
        <table:table-row table:style-name="ro1">
          <table:table-cell office:value-type="string">
            <text:p>Lcs</text:p>
          </table:table-cell>
          <table:table-cell office:value-type="float" office:value="58">
            <text:p>5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Чистого соку</text:p>
          </table:table-cell>
          <table:table-cell table:formula="of:=[.B69]" office:value-type="float" office:value="97">
            <text:p>97</text:p>
          </table:table-cell>
          <table:table-cell table:formula="of:=([.B44]-38)/2+1" office:value-type="float" office:value="11">
            <text:p>11</text:p>
          </table:table-cell>
          <table:table-cell office:value-type="string">
            <text:p>%ID0.12</text:p>
          </table:table-cell>
          <table:table-cell office:value-type="string">
            <text:p>Vin3-</text:p>
          </table:table-cell>
          <table:table-cell table:number-columns-repeated="5"/>
          <table:table-cell table:formula="of:=IF([.E45]&gt;0;CONCATENATE([.A45];&quot; smallint default '0',&quot;);&quot;&quot;)" office:value-type="string" office:string-value="Xv_01 smallint default '0',">
            <text:p>Xv_01 smallint default '0',</text:p>
          </table:table-cell>
        </table:table-row>
        <table:table-row table:style-name="ro1">
          <table:table-cell office:value-type="string">
            <text:p>Xv_01</text:p>
          </table:table-cell>
          <table:table-cell office:value-type="float" office:value="60">
            <text:p>60</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суспензії</text:p>
          </table:table-cell>
          <table:table-cell table:number-columns-repeated="9"/>
          <table:table-cell table:formula="of:=IF([.E46]&gt;0;CONCATENATE([.A46];&quot; smallint default '0',&quot;);&quot;&quot;)" office:value-type="string" office:string-value="Xv_02 smallint default '0',">
            <text:p>Xv_02 smallint default '0',</text:p>
          </table:table-cell>
        </table:table-row>
        <table:table-row table:style-name="ro1">
          <table:table-cell office:value-type="string">
            <text:p>Xv_02</text:p>
          </table:table-cell>
          <table:table-cell office:value-type="float" office:value="62">
            <text:p>62</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води</text:p>
          </table:table-cell>
          <table:table-cell table:number-columns-repeated="9"/>
          <table:table-cell table:formula="of:=IF([.E47]&gt;0;CONCATENATE([.A47];&quot; smallint default '0',&quot;);&quot;&quot;)" office:value-type="string" office:string-value="Nf smallint default '0',">
            <text:p>Nf smallint default '0',</text:p>
          </table:table-cell>
        </table:table-row>
        <table:table-row table:style-name="ro6">
          <table:table-cell office:value-type="string">
            <text:p>Nf</text:p>
          </table:table-cell>
          <table:table-cell office:value-type="float" office:value="64">
            <text:p>64</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Номер фільтра що фільтрує</text:p>
          </table:table-cell>
          <table:table-cell table:number-columns-repeated="9"/>
          <table:table-cell table:formula="of:=IF([.E48]&gt;0;CONCATENATE([.A48];&quot; smallint default '0',&quot;);&quot;&quot;)">
            <text:p/>
          </table:table-cell>
        </table:table-row>
        <table:table-row table:style-name="ro1">
          <table:table-cell office:value-type="string">
            <text:p>Fs_01</text:p>
          </table:table-cell>
          <table:table-cell office:value-type="float" office:value="65">
            <text:p>6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4]+27" office:value-type="float" office:value="65">
            <text:p>65</text:p>
          </table:table-cell>
          <table:table-cell table:formula="of:=65-38" office:value-type="float" office:value="27">
            <text:p>27</text:p>
          </table:table-cell>
          <table:table-cell office:value-type="float" office:value="1">
            <text:p>1</text:p>
          </table:table-cell>
          <table:table-cell/>
          <table:table-cell table:formula="of:=CONCATENATE([.A48];&quot;:=INT_REAL(eep_n_r(&quot;;[.J48];&quot;));&quot;)" office:value-type="string" office:string-value="Fs_01:=INT_REAL(eep_n_r(1));">
            <text:p>Fs_01:=INT_REAL(eep_n_r(1));</text:p>
          </table:table-cell>
          <table:table-cell table:formula="of:=CONCATENATE(&quot;Res:=eep_n_w(&quot;;[.J48];&quot;,REAL_INT(&quot;;[.A48];&quot;));&quot;)" office:value-type="string" office:string-value="Res:=eep_n_w(1,REAL_INT(Fs_01));">
            <text:p>Res:=eep_n_w(1,REAL_INT(Fs_01));</text:p>
          </table:table-cell>
          <table:table-cell table:number-columns-repeated="3"/>
          <table:table-cell table:formula="of:=IF([.E49]&gt;0;CONCATENATE([.A49];&quot; smallint default '0',&quot;);&quot;&quot;)">
            <text:p/>
          </table:table-cell>
        </table:table-row>
        <table:table-row table:style-name="ro1">
          <table:table-cell office:value-type="string">
            <text:p>Fs_02</text:p>
          </table:table-cell>
          <table:table-cell office:value-type="float" office:value="67">
            <text:p>6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5]+27" office:value-type="float" office:value="67">
            <text:p>67</text:p>
          </table:table-cell>
          <table:table-cell/>
          <table:table-cell office:value-type="float" office:value="2">
            <text:p>2</text:p>
          </table:table-cell>
          <table:table-cell/>
          <table:table-cell table:formula="of:=CONCATENATE([.A49];&quot;:=INT_REAL(eep_n_r(&quot;;[.J49];&quot;));&quot;)" office:value-type="string" office:string-value="Fs_02:=INT_REAL(eep_n_r(2));">
            <text:p>Fs_02:=INT_REAL(eep_n_r(2));</text:p>
          </table:table-cell>
          <table:table-cell table:formula="of:=CONCATENATE(&quot;Res:=eep_n_w(&quot;;[.J49];&quot;,REAL_INT(&quot;;[.A49];&quot;));&quot;)" office:value-type="string" office:string-value="Res:=eep_n_w(2,REAL_INT(Fs_02));">
            <text:p>Res:=eep_n_w(2,REAL_INT(Fs_02));</text:p>
          </table:table-cell>
          <table:table-cell table:number-columns-repeated="3"/>
          <table:table-cell table:formula="of:=IF([.E50]&gt;0;CONCATENATE([.A50];&quot; smallint default '0',&quot;);&quot;&quot;)">
            <text:p/>
          </table:table-cell>
        </table:table-row>
        <table:table-row table:style-name="ro1">
          <table:table-cell office:value-type="string">
            <text:p>Fs_03</text:p>
          </table:table-cell>
          <table:table-cell office:value-type="float" office:value="69">
            <text:p>6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6]+27" office:value-type="float" office:value="69">
            <text:p>69</text:p>
          </table:table-cell>
          <table:table-cell/>
          <table:table-cell office:value-type="float" office:value="3">
            <text:p>3</text:p>
          </table:table-cell>
          <table:table-cell/>
          <table:table-cell table:formula="of:=CONCATENATE([.A50];&quot;:=INT_REAL(eep_n_r(&quot;;[.J50];&quot;));&quot;)" office:value-type="string" office:string-value="Fs_03:=INT_REAL(eep_n_r(3));">
            <text:p>Fs_03:=INT_REAL(eep_n_r(3));</text:p>
          </table:table-cell>
          <table:table-cell table:formula="of:=CONCATENATE(&quot;Res:=eep_n_w(&quot;;[.J50];&quot;,REAL_INT(&quot;;[.A50];&quot;));&quot;)" office:value-type="string" office:string-value="Res:=eep_n_w(3,REAL_INT(Fs_03));">
            <text:p>Res:=eep_n_w(3,REAL_INT(Fs_03));</text:p>
          </table:table-cell>
          <table:table-cell table:number-columns-repeated="3"/>
          <table:table-cell table:formula="of:=IF([.E51]&gt;0;CONCATENATE([.A51];&quot; smallint default '0',&quot;);&quot;&quot;)">
            <text:p/>
          </table:table-cell>
        </table:table-row>
        <table:table-row table:style-name="ro1">
          <table:table-cell office:value-type="string">
            <text:p>Fs_04</text:p>
          </table:table-cell>
          <table:table-cell office:value-type="float" office:value="71">
            <text:p>7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7]+27" office:value-type="float" office:value="71">
            <text:p>71</text:p>
          </table:table-cell>
          <table:table-cell/>
          <table:table-cell office:value-type="float" office:value="4">
            <text:p>4</text:p>
          </table:table-cell>
          <table:table-cell/>
          <table:table-cell table:formula="of:=CONCATENATE([.A51];&quot;:=INT_REAL(eep_n_r(&quot;;[.J51];&quot;));&quot;)" office:value-type="string" office:string-value="Fs_04:=INT_REAL(eep_n_r(4));">
            <text:p>Fs_04:=INT_REAL(eep_n_r(4));</text:p>
          </table:table-cell>
          <table:table-cell table:formula="of:=CONCATENATE(&quot;Res:=eep_n_w(&quot;;[.J51];&quot;,REAL_INT(&quot;;[.A51];&quot;));&quot;)" office:value-type="string" office:string-value="Res:=eep_n_w(4,REAL_INT(Fs_04));">
            <text:p>Res:=eep_n_w(4,REAL_INT(Fs_04));</text:p>
          </table:table-cell>
          <table:table-cell table:number-columns-repeated="3"/>
          <table:table-cell table:formula="of:=IF([.E52]&gt;0;CONCATENATE([.A52];&quot; smallint default '0',&quot;);&quot;&quot;)">
            <text:p/>
          </table:table-cell>
        </table:table-row>
        <table:table-row table:style-name="ro1">
          <table:table-cell office:value-type="string">
            <text:p>Fs_05</text:p>
          </table:table-cell>
          <table:table-cell office:value-type="float" office:value="73">
            <text:p>7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8]+27" office:value-type="float" office:value="73">
            <text:p>73</text:p>
          </table:table-cell>
          <table:table-cell/>
          <table:table-cell office:value-type="float" office:value="5">
            <text:p>5</text:p>
          </table:table-cell>
          <table:table-cell/>
          <table:table-cell table:formula="of:=CONCATENATE([.A52];&quot;:=INT_REAL(eep_n_r(&quot;;[.J52];&quot;));&quot;)" office:value-type="string" office:string-value="Fs_05:=INT_REAL(eep_n_r(5));">
            <text:p>Fs_05:=INT_REAL(eep_n_r(5));</text:p>
          </table:table-cell>
          <table:table-cell table:formula="of:=CONCATENATE(&quot;Res:=eep_n_w(&quot;;[.J52];&quot;,REAL_INT(&quot;;[.A52];&quot;));&quot;)" office:value-type="string" office:string-value="Res:=eep_n_w(5,REAL_INT(Fs_05));">
            <text:p>Res:=eep_n_w(5,REAL_INT(Fs_05));</text:p>
          </table:table-cell>
          <table:table-cell table:number-columns-repeated="3"/>
          <table:table-cell table:formula="of:=IF([.E53]&gt;0;CONCATENATE([.A53];&quot; smallint default '0',&quot;);&quot;&quot;)">
            <text:p/>
          </table:table-cell>
        </table:table-row>
        <table:table-row table:style-name="ro1">
          <table:table-cell office:value-type="string">
            <text:p>Fs_06</text:p>
          </table:table-cell>
          <table:table-cell office:value-type="float" office:value="75">
            <text:p>7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9]+27" office:value-type="float" office:value="75">
            <text:p>75</text:p>
          </table:table-cell>
          <table:table-cell/>
          <table:table-cell office:value-type="float" office:value="6">
            <text:p>6</text:p>
          </table:table-cell>
          <table:table-cell/>
          <table:table-cell table:formula="of:=CONCATENATE([.A53];&quot;:=INT_REAL(eep_n_r(&quot;;[.J53];&quot;));&quot;)" office:value-type="string" office:string-value="Fs_06:=INT_REAL(eep_n_r(6));">
            <text:p>Fs_06:=INT_REAL(eep_n_r(6));</text:p>
          </table:table-cell>
          <table:table-cell table:formula="of:=CONCATENATE(&quot;Res:=eep_n_w(&quot;;[.J53];&quot;,REAL_INT(&quot;;[.A53];&quot;));&quot;)" office:value-type="string" office:string-value="Res:=eep_n_w(6,REAL_INT(Fs_06));">
            <text:p>Res:=eep_n_w(6,REAL_INT(Fs_06));</text:p>
          </table:table-cell>
          <table:table-cell table:number-columns-repeated="3"/>
          <table:table-cell table:formula="of:=IF([.E54]&gt;0;CONCATENATE([.A54];&quot; smallint default '0',&quot;);&quot;&quot;)">
            <text:p/>
          </table:table-cell>
        </table:table-row>
        <table:table-row table:style-name="ro1">
          <table:table-cell office:value-type="string">
            <text:p>Fs_07</text:p>
          </table:table-cell>
          <table:table-cell office:value-type="float" office:value="77">
            <text:p>7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0]+27" office:value-type="float" office:value="77">
            <text:p>77</text:p>
          </table:table-cell>
          <table:table-cell/>
          <table:table-cell office:value-type="float" office:value="7">
            <text:p>7</text:p>
          </table:table-cell>
          <table:table-cell/>
          <table:table-cell table:formula="of:=CONCATENATE([.A54];&quot;:=INT_REAL(eep_n_r(&quot;;[.J54];&quot;));&quot;)" office:value-type="string" office:string-value="Fs_07:=INT_REAL(eep_n_r(7));">
            <text:p>Fs_07:=INT_REAL(eep_n_r(7));</text:p>
          </table:table-cell>
          <table:table-cell table:formula="of:=CONCATENATE(&quot;Res:=eep_n_w(&quot;;[.J54];&quot;,REAL_INT(&quot;;[.A54];&quot;));&quot;)" office:value-type="string" office:string-value="Res:=eep_n_w(7,REAL_INT(Fs_07));">
            <text:p>Res:=eep_n_w(7,REAL_INT(Fs_07));</text:p>
          </table:table-cell>
          <table:table-cell table:number-columns-repeated="3"/>
          <table:table-cell table:formula="of:=IF([.E55]&gt;0;CONCATENATE([.A55];&quot; smallint default '0',&quot;);&quot;&quot;)">
            <text:p/>
          </table:table-cell>
        </table:table-row>
        <table:table-row table:style-name="ro1">
          <table:table-cell office:value-type="string">
            <text:p>Fs_08</text:p>
          </table:table-cell>
          <table:table-cell office:value-type="float" office:value="79">
            <text:p>7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1]+27" office:value-type="float" office:value="79">
            <text:p>79</text:p>
          </table:table-cell>
          <table:table-cell/>
          <table:table-cell office:value-type="float" office:value="8">
            <text:p>8</text:p>
          </table:table-cell>
          <table:table-cell/>
          <table:table-cell table:formula="of:=CONCATENATE([.A55];&quot;:=INT_REAL(eep_n_r(&quot;;[.J55];&quot;));&quot;)" office:value-type="string" office:string-value="Fs_08:=INT_REAL(eep_n_r(8));">
            <text:p>Fs_08:=INT_REAL(eep_n_r(8));</text:p>
          </table:table-cell>
          <table:table-cell table:formula="of:=CONCATENATE(&quot;Res:=eep_n_w(&quot;;[.J55];&quot;,REAL_INT(&quot;;[.A55];&quot;));&quot;)" office:value-type="string" office:string-value="Res:=eep_n_w(8,REAL_INT(Fs_08));">
            <text:p>Res:=eep_n_w(8,REAL_INT(Fs_08));</text:p>
          </table:table-cell>
          <table:table-cell table:number-columns-repeated="3"/>
          <table:table-cell table:formula="of:=IF([.E56]&gt;0;CONCATENATE([.A56];&quot; smallint default '0',&quot;);&quot;&quot;)">
            <text:p/>
          </table:table-cell>
        </table:table-row>
        <table:table-row table:style-name="ro1">
          <table:table-cell office:value-type="string">
            <text:p>Fs_09</text:p>
          </table:table-cell>
          <table:table-cell office:value-type="float" office:value="81">
            <text:p>8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2]+27" office:value-type="float" office:value="81">
            <text:p>81</text:p>
          </table:table-cell>
          <table:table-cell/>
          <table:table-cell office:value-type="float" office:value="9">
            <text:p>9</text:p>
          </table:table-cell>
          <table:table-cell/>
          <table:table-cell table:formula="of:=CONCATENATE([.A56];&quot;:=INT_REAL(eep_n_r(&quot;;[.J56];&quot;));&quot;)" office:value-type="string" office:string-value="Fs_09:=INT_REAL(eep_n_r(9));">
            <text:p>Fs_09:=INT_REAL(eep_n_r(9));</text:p>
          </table:table-cell>
          <table:table-cell table:formula="of:=CONCATENATE(&quot;Res:=eep_n_w(&quot;;[.J56];&quot;,REAL_INT(&quot;;[.A56];&quot;));&quot;)" office:value-type="string" office:string-value="Res:=eep_n_w(9,REAL_INT(Fs_09));">
            <text:p>Res:=eep_n_w(9,REAL_INT(Fs_09));</text:p>
          </table:table-cell>
          <table:table-cell table:number-columns-repeated="3"/>
          <table:table-cell table:formula="of:=IF([.E57]&gt;0;CONCATENATE([.A57];&quot; smallint default '0',&quot;);&quot;&quot;)">
            <text:p/>
          </table:table-cell>
        </table:table-row>
        <table:table-row table:style-name="ro1">
          <table:table-cell office:value-type="string">
            <text:p>Fs_10</text:p>
          </table:table-cell>
          <table:table-cell office:value-type="float" office:value="83">
            <text:p>8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3]+27" office:value-type="float" office:value="83">
            <text:p>83</text:p>
          </table:table-cell>
          <table:table-cell/>
          <table:table-cell office:value-type="float" office:value="10">
            <text:p>10</text:p>
          </table:table-cell>
          <table:table-cell/>
          <table:table-cell table:formula="of:=CONCATENATE([.A57];&quot;:=INT_REAL(eep_n_r(&quot;;[.J57];&quot;));&quot;)" office:value-type="string" office:string-value="Fs_10:=INT_REAL(eep_n_r(10));">
            <text:p>Fs_10:=INT_REAL(eep_n_r(10));</text:p>
          </table:table-cell>
          <table:table-cell table:formula="of:=CONCATENATE(&quot;Res:=eep_n_w(&quot;;[.J57];&quot;,REAL_INT(&quot;;[.A57];&quot;));&quot;)" office:value-type="string" office:string-value="Res:=eep_n_w(10,REAL_INT(Fs_10));">
            <text:p>Res:=eep_n_w(10,REAL_INT(Fs_10));</text:p>
          </table:table-cell>
          <table:table-cell table:number-columns-repeated="3"/>
          <table:table-cell table:formula="of:=IF([.E58]&gt;0;CONCATENATE([.A58];&quot; smallint default '0',&quot;);&quot;&quot;)">
            <text:p/>
          </table:table-cell>
        </table:table-row>
        <table:table-row table:style-name="ro1">
          <table:table-cell office:value-type="string">
            <text:p>Fs_11</text:p>
          </table:table-cell>
          <table:table-cell office:value-type="float" office:value="85">
            <text:p>8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4]+27" office:value-type="float" office:value="85">
            <text:p>85</text:p>
          </table:table-cell>
          <table:table-cell/>
          <table:table-cell office:value-type="float" office:value="11">
            <text:p>11</text:p>
          </table:table-cell>
          <table:table-cell/>
          <table:table-cell table:formula="of:=CONCATENATE([.A58];&quot;:=INT_REAL(eep_n_r(&quot;;[.J58];&quot;));&quot;)" office:value-type="string" office:string-value="Fs_11:=INT_REAL(eep_n_r(11));">
            <text:p>Fs_11:=INT_REAL(eep_n_r(11));</text:p>
          </table:table-cell>
          <table:table-cell table:formula="of:=CONCATENATE(&quot;Res:=eep_n_w(&quot;;[.J58];&quot;,REAL_INT(&quot;;[.A58];&quot;));&quot;)" office:value-type="string" office:string-value="Res:=eep_n_w(11,REAL_INT(Fs_11));">
            <text:p>Res:=eep_n_w(11,REAL_INT(Fs_11));</text:p>
          </table:table-cell>
          <table:table-cell table:number-columns-repeated="3"/>
          <table:table-cell table:formula="of:=IF([.E59]&gt;0;CONCATENATE([.A59];&quot; smallint default '0',&quot;);&quot;&quot;)">
            <text:p/>
          </table:table-cell>
        </table:table-row>
        <table:table-row table:style-name="ro1">
          <table:table-cell office:value-type="string">
            <text:p>Kf_01</text:p>
          </table:table-cell>
          <table:table-cell office:value-type="float" office:value="87">
            <text:p>8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2">
            <text:p>12</text:p>
          </table:table-cell>
          <table:table-cell/>
          <table:table-cell table:formula="of:=CONCATENATE([.A59];&quot;:=eep_n_r(&quot;;[.J59];&quot;);&quot;)" office:value-type="string" office:string-value="Kf_01:=eep_n_r(12);">
            <text:p>Kf_01:=eep_n_r(12);</text:p>
          </table:table-cell>
          <table:table-cell table:formula="of:=CONCATENATE(&quot;Res:=eep_n_w(&quot;;[.J59];&quot;,&quot;;[.A59];&quot;);&quot;)" office:value-type="string" office:string-value="Res:=eep_n_w(12,Kf_01);">
            <text:p>Res:=eep_n_w(12,Kf_01);</text:p>
          </table:table-cell>
          <table:table-cell table:number-columns-repeated="3"/>
          <table:table-cell table:formula="of:=IF([.E60]&gt;0;CONCATENATE([.A60];&quot; smallint default '0',&quot;);&quot;&quot;)">
            <text:p/>
          </table:table-cell>
        </table:table-row>
        <table:table-row table:style-name="ro1">
          <table:table-cell office:value-type="string">
            <text:p>Kf_02</text:p>
          </table:table-cell>
          <table:table-cell office:value-type="float" office:value="88">
            <text:p>88</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3">
            <text:p>13</text:p>
          </table:table-cell>
          <table:table-cell/>
          <table:table-cell table:formula="of:=CONCATENATE([.A60];&quot;:=eep_n_r(&quot;;[.J60];&quot;);&quot;)" office:value-type="string" office:string-value="Kf_02:=eep_n_r(13);">
            <text:p>Kf_02:=eep_n_r(13);</text:p>
          </table:table-cell>
          <table:table-cell table:formula="of:=CONCATENATE(&quot;Res:=eep_n_w(&quot;;[.J60];&quot;,&quot;;[.A60];&quot;);&quot;)" office:value-type="string" office:string-value="Res:=eep_n_w(13,Kf_02);">
            <text:p>Res:=eep_n_w(13,Kf_02);</text:p>
          </table:table-cell>
          <table:table-cell table:number-columns-repeated="3"/>
          <table:table-cell table:formula="of:=IF([.E61]&gt;0;CONCATENATE([.A61];&quot; smallint default '0',&quot;);&quot;&quot;)">
            <text:p/>
          </table:table-cell>
        </table:table-row>
        <table:table-row table:style-name="ro1">
          <table:table-cell office:value-type="string">
            <text:p>Kf_03</text:p>
          </table:table-cell>
          <table:table-cell office:value-type="float" office:value="89">
            <text:p>89</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table-cell table:formula="of:=CONCATENATE([.A61];&quot;:=eep_n_r(&quot;;[.J61];&quot;);&quot;)" office:value-type="string" office:string-value="Kf_03:=eep_n_r(14);">
            <text:p>Kf_03:=eep_n_r(14);</text:p>
          </table:table-cell>
          <table:table-cell table:formula="of:=CONCATENATE(&quot;Res:=eep_n_w(&quot;;[.J61];&quot;,&quot;;[.A61];&quot;);&quot;)" office:value-type="string" office:string-value="Res:=eep_n_w(14,Kf_03);">
            <text:p>Res:=eep_n_w(14,Kf_03);</text:p>
          </table:table-cell>
          <table:table-cell table:number-columns-repeated="3"/>
          <table:table-cell table:formula="of:=IF([.E62]&gt;0;CONCATENATE([.A62];&quot; smallint default '0',&quot;);&quot;&quot;)">
            <text:p/>
          </table:table-cell>
        </table:table-row>
        <table:table-row table:style-name="ro1">
          <table:table-cell office:value-type="string">
            <text:p>Kf_04</text:p>
          </table:table-cell>
          <table:table-cell office:value-type="float" office:value="90">
            <text:p>90</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table-cell table:formula="of:=CONCATENATE([.A62];&quot;:=eep_n_r(&quot;;[.J62];&quot;);&quot;)" office:value-type="string" office:string-value="Kf_04:=eep_n_r(15);">
            <text:p>Kf_04:=eep_n_r(15);</text:p>
          </table:table-cell>
          <table:table-cell table:formula="of:=CONCATENATE(&quot;Res:=eep_n_w(&quot;;[.J62];&quot;,&quot;;[.A62];&quot;);&quot;)" office:value-type="string" office:string-value="Res:=eep_n_w(15,Kf_04);">
            <text:p>Res:=eep_n_w(15,Kf_04);</text:p>
          </table:table-cell>
          <table:table-cell table:number-columns-repeated="3"/>
          <table:table-cell table:formula="of:=IF([.E63]&gt;0;CONCATENATE([.A63];&quot; smallint default '0',&quot;);&quot;&quot;)">
            <text:p/>
          </table:table-cell>
        </table:table-row>
        <table:table-row table:style-name="ro1">
          <table:table-cell office:value-type="string">
            <text:p>Kf_05</text:p>
          </table:table-cell>
          <table:table-cell office:value-type="float" office:value="91">
            <text:p>91</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6">
            <text:p>16</text:p>
          </table:table-cell>
          <table:table-cell/>
          <table:table-cell table:formula="of:=CONCATENATE([.A63];&quot;:=eep_n_r(&quot;;[.J63];&quot;);&quot;)" office:value-type="string" office:string-value="Kf_05:=eep_n_r(16);">
            <text:p>Kf_05:=eep_n_r(16);</text:p>
          </table:table-cell>
          <table:table-cell table:formula="of:=CONCATENATE(&quot;Res:=eep_n_w(&quot;;[.J63];&quot;,&quot;;[.A63];&quot;);&quot;)" office:value-type="string" office:string-value="Res:=eep_n_w(16,Kf_05);">
            <text:p>Res:=eep_n_w(16,Kf_05);</text:p>
          </table:table-cell>
          <table:table-cell table:number-columns-repeated="3"/>
          <table:table-cell table:formula="of:=IF([.E64]&gt;0;CONCATENATE([.A64];&quot; smallint default '0',&quot;);&quot;&quot;)">
            <text:p/>
          </table:table-cell>
        </table:table-row>
        <table:table-row table:style-name="ro1">
          <table:table-cell office:value-type="string">
            <text:p>Kf_06</text:p>
          </table:table-cell>
          <table:table-cell office:value-type="float" office:value="92">
            <text:p>92</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7">
            <text:p>17</text:p>
          </table:table-cell>
          <table:table-cell/>
          <table:table-cell table:formula="of:=CONCATENATE([.A64];&quot;:=eep_n_r(&quot;;[.J64];&quot;);&quot;)" office:value-type="string" office:string-value="Kf_06:=eep_n_r(17);">
            <text:p>Kf_06:=eep_n_r(17);</text:p>
          </table:table-cell>
          <table:table-cell table:formula="of:=CONCATENATE(&quot;Res:=eep_n_w(&quot;;[.J64];&quot;,&quot;;[.A64];&quot;);&quot;)" office:value-type="string" office:string-value="Res:=eep_n_w(17,Kf_06);">
            <text:p>Res:=eep_n_w(17,Kf_06);</text:p>
          </table:table-cell>
          <table:table-cell table:number-columns-repeated="3"/>
          <table:table-cell table:formula="of:=IF([.E65]&gt;0;CONCATENATE([.A65];&quot; smallint default '0',&quot;);&quot;&quot;)">
            <text:p/>
          </table:table-cell>
        </table:table-row>
        <table:table-row table:style-name="ro1">
          <table:table-cell office:value-type="string">
            <text:p>Kf_07</text:p>
          </table:table-cell>
          <table:table-cell office:value-type="float" office:value="93">
            <text:p>93</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8">
            <text:p>18</text:p>
          </table:table-cell>
          <table:table-cell/>
          <table:table-cell table:formula="of:=CONCATENATE([.A65];&quot;:=eep_n_r(&quot;;[.J65];&quot;);&quot;)" office:value-type="string" office:string-value="Kf_07:=eep_n_r(18);">
            <text:p>Kf_07:=eep_n_r(18);</text:p>
          </table:table-cell>
          <table:table-cell table:formula="of:=CONCATENATE(&quot;Res:=eep_n_w(&quot;;[.J65];&quot;,&quot;;[.A65];&quot;);&quot;)" office:value-type="string" office:string-value="Res:=eep_n_w(18,Kf_07);">
            <text:p>Res:=eep_n_w(18,Kf_07);</text:p>
          </table:table-cell>
          <table:table-cell table:number-columns-repeated="3"/>
          <table:table-cell table:formula="of:=IF([.E66]&gt;0;CONCATENATE([.A66];&quot; smallint default '0',&quot;);&quot;&quot;)">
            <text:p/>
          </table:table-cell>
        </table:table-row>
        <table:table-row table:style-name="ro1">
          <table:table-cell office:value-type="string">
            <text:p>Kf_08</text:p>
          </table:table-cell>
          <table:table-cell office:value-type="float" office:value="94">
            <text:p>94</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9">
            <text:p>19</text:p>
          </table:table-cell>
          <table:table-cell/>
          <table:table-cell table:formula="of:=CONCATENATE([.A66];&quot;:=eep_n_r(&quot;;[.J66];&quot;);&quot;)" office:value-type="string" office:string-value="Kf_08:=eep_n_r(19);">
            <text:p>Kf_08:=eep_n_r(19);</text:p>
          </table:table-cell>
          <table:table-cell table:formula="of:=CONCATENATE(&quot;Res:=eep_n_w(&quot;;[.J66];&quot;,&quot;;[.A66];&quot;);&quot;)" office:value-type="string" office:string-value="Res:=eep_n_w(19,Kf_08);">
            <text:p>Res:=eep_n_w(19,Kf_08);</text:p>
          </table:table-cell>
          <table:table-cell table:number-columns-repeated="3"/>
          <table:table-cell table:formula="of:=IF([.E67]&gt;0;CONCATENATE([.A67];&quot; smallint default '0',&quot;);&quot;&quot;)">
            <text:p/>
          </table:table-cell>
        </table:table-row>
        <table:table-row table:style-name="ro1">
          <table:table-cell office:value-type="string">
            <text:p>Kf_09</text:p>
          </table:table-cell>
          <table:table-cell office:value-type="float" office:value="95">
            <text:p>95</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0">
            <text:p>20</text:p>
          </table:table-cell>
          <table:table-cell/>
          <table:table-cell table:formula="of:=CONCATENATE([.A67];&quot;:=eep_n_r(&quot;;[.J67];&quot;);&quot;)" office:value-type="string" office:string-value="Kf_09:=eep_n_r(20);">
            <text:p>Kf_09:=eep_n_r(20);</text:p>
          </table:table-cell>
          <table:table-cell table:formula="of:=CONCATENATE(&quot;Res:=eep_n_w(&quot;;[.J67];&quot;,&quot;;[.A67];&quot;);&quot;)" office:value-type="string" office:string-value="Res:=eep_n_w(20,Kf_09);">
            <text:p>Res:=eep_n_w(20,Kf_09);</text:p>
          </table:table-cell>
          <table:table-cell table:number-columns-repeated="3"/>
          <table:table-cell table:formula="of:=IF([.E68]&gt;0;CONCATENATE([.A68];&quot; smallint default '0',&quot;);&quot;&quot;)">
            <text:p/>
          </table:table-cell>
        </table:table-row>
        <table:table-row table:style-name="ro1">
          <table:table-cell office:value-type="string">
            <text:p>Kf_10</text:p>
          </table:table-cell>
          <table:table-cell office:value-type="float" office:value="96">
            <text:p>96</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1">
            <text:p>21</text:p>
          </table:table-cell>
          <table:table-cell/>
          <table:table-cell table:formula="of:=CONCATENATE([.A68];&quot;:=eep_n_r(&quot;;[.J68];&quot;);&quot;)" office:value-type="string" office:string-value="Kf_10:=eep_n_r(21);">
            <text:p>Kf_10:=eep_n_r(21);</text:p>
          </table:table-cell>
          <table:table-cell table:formula="of:=CONCATENATE(&quot;Res:=eep_n_w(&quot;;[.J68];&quot;,&quot;;[.A68];&quot;);&quot;)" office:value-type="string" office:string-value="Res:=eep_n_w(21,Kf_10);">
            <text:p>Res:=eep_n_w(21,Kf_10);</text:p>
          </table:table-cell>
          <table:table-cell table:number-columns-repeated="3"/>
          <table:table-cell table:formula="of:=IF([.E69]&gt;0;CONCATENATE([.A69];&quot; smallint default '0',&quot;);&quot;&quot;)">
            <text:p/>
          </table:table-cell>
        </table:table-row>
        <table:table-row table:style-name="ro1">
          <table:table-cell office:value-type="string">
            <text:p>Kf_11</text:p>
          </table:table-cell>
          <table:table-cell office:value-type="float" office:value="97">
            <text:p>9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2">
            <text:p>22</text:p>
          </table:table-cell>
          <table:table-cell/>
          <table:table-cell table:formula="of:=CONCATENATE([.A69];&quot;:=eep_n_r(&quot;;[.J69];&quot;);&quot;)" office:value-type="string" office:string-value="Kf_11:=eep_n_r(22);">
            <text:p>Kf_11:=eep_n_r(22);</text:p>
          </table:table-cell>
          <table:table-cell table:formula="of:=CONCATENATE(&quot;Res:=eep_n_w(&quot;;[.J69];&quot;,&quot;;[.A69];&quot;);&quot;)" office:value-type="string" office:string-value="Res:=eep_n_w(22,Kf_11);">
            <text:p>Res:=eep_n_w(22,Kf_11);</text:p>
          </table:table-cell>
          <table:table-cell table:number-columns-repeated="3"/>
          <table:table-cell table:formula="of:=IF([.E70]&gt;0;CONCATENATE([.A70];&quot; smallint default '0',&quot;);&quot;&quot;)">
            <text:p/>
          </table:table-cell>
        </table:table-row>
        <table:table-row table:style-name="ro1">
          <table:table-cell office:value-type="string">
            <text:p>Tw_1</text:p>
          </table:table-cell>
          <table:table-cell office:value-type="float" office:value="98">
            <text:p>98</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Таймер затримки зупинки ПТС</text:p>
          </table:table-cell>
          <table:table-cell table:number-columns-repeated="2"/>
          <table:table-cell office:value-type="float" office:value="23">
            <text:p>23</text:p>
          </table:table-cell>
          <table:table-cell/>
          <table:table-cell table:formula="of:=CONCATENATE([.A70];&quot;:=TMR(eep_n_r(&quot;;[.J70];&quot;));&quot;)" office:value-type="string" office:string-value="Tw_1:=TMR(eep_n_r(23));">
            <text:p>Tw_1:=TMR(eep_n_r(23));</text:p>
          </table:table-cell>
          <table:table-cell table:formula="of:=CONCATENATE(&quot;Res:=eep_n_w(&quot;;[.J70];&quot;,ANA(&quot;;[.A70];&quot;));&quot;)" office:value-type="string" office:string-value="Res:=eep_n_w(23,ANA(Tw_1));">
            <text:p>Res:=eep_n_w(23,ANA(Tw_1));</text:p>
          </table:table-cell>
          <table:table-cell table:number-columns-repeated="3"/>
          <table:table-cell table:formula="of:=IF([.E71]&gt;0;CONCATENATE([.A71];&quot; smallint default '0',&quot;);&quot;&quot;)">
            <text:p/>
          </table:table-cell>
        </table:table-row>
        <table:table-row table:style-name="ro1">
          <table:table-cell office:value-type="string">
            <text:p>Tw_2</text:p>
          </table:table-cell>
          <table:table-cell office:value-type="float" office:value="100">
            <text:p>100</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4">
            <text:p>24</text:p>
          </table:table-cell>
          <table:table-cell/>
          <table:table-cell table:formula="of:=CONCATENATE([.A71];&quot;:=TMR(eep_n_r(&quot;;[.J71];&quot;));&quot;)" office:value-type="string" office:string-value="Tw_2:=TMR(eep_n_r(24));">
            <text:p>Tw_2:=TMR(eep_n_r(24));</text:p>
          </table:table-cell>
          <table:table-cell table:formula="of:=CONCATENATE(&quot;Res:=eep_n_w(&quot;;[.J71];&quot;,ANA(&quot;;[.A71];&quot;));&quot;)" office:value-type="string" office:string-value="Res:=eep_n_w(24,ANA(Tw_2));">
            <text:p>Res:=eep_n_w(24,ANA(Tw_2));</text:p>
          </table:table-cell>
          <table:table-cell table:number-columns-repeated="3"/>
          <table:table-cell table:formula="of:=IF([.E72]&gt;0;CONCATENATE([.A72];&quot; smallint default '0',&quot;);&quot;&quot;)">
            <text:p/>
          </table:table-cell>
        </table:table-row>
        <table:table-row table:style-name="ro1">
          <table:table-cell office:value-type="string">
            <text:p>Tw_3</text:p>
          </table:table-cell>
          <table:table-cell office:value-type="float" office:value="102">
            <text:p>102</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5">
            <text:p>25</text:p>
          </table:table-cell>
          <table:table-cell/>
          <table:table-cell table:formula="of:=CONCATENATE([.A72];&quot;:=TMR(eep_n_r(&quot;;[.J72];&quot;));&quot;)" office:value-type="string" office:string-value="Tw_3:=TMR(eep_n_r(25));">
            <text:p>Tw_3:=TMR(eep_n_r(25));</text:p>
          </table:table-cell>
          <table:table-cell table:formula="of:=CONCATENATE(&quot;Res:=eep_n_w(&quot;;[.J72];&quot;,ANA(&quot;;[.A72];&quot;));&quot;)" office:value-type="string" office:string-value="Res:=eep_n_w(25,ANA(Tw_3));">
            <text:p>Res:=eep_n_w(25,ANA(Tw_3));</text:p>
          </table:table-cell>
          <table:table-cell table:number-columns-repeated="3"/>
          <table:table-cell table:formula="of:=IF([.E73]&gt;0;CONCATENATE([.A73];&quot; smallint default '0',&quot;);&quot;&quot;)">
            <text:p/>
          </table:table-cell>
        </table:table-row>
        <table:table-row table:style-name="ro1">
          <table:table-cell office:value-type="string">
            <text:p>Xs_zd_min</text:p>
          </table:table-cell>
          <table:table-cell office:value-type="float" office:value="104">
            <text:p>104</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6">
            <text:p>26</text:p>
          </table:table-cell>
          <table:table-cell/>
          <table:table-cell table:formula="of:=CONCATENATE([.A73];&quot;:=INT_REAL(eep_n_r(&quot;;[.J73];&quot;));&quot;)" office:value-type="string" office:string-value="Xs_zd_min:=INT_REAL(eep_n_r(26));">
            <text:p>Xs_zd_min:=INT_REAL(eep_n_r(26));</text:p>
          </table:table-cell>
          <table:table-cell table:formula="of:=CONCATENATE(&quot;Res:=eep_n_w(&quot;;[.J73];&quot;,REAL_INT(&quot;;[.A73];&quot;));&quot;)" office:value-type="string" office:string-value="Res:=eep_n_w(26,REAL_INT(Xs_zd_min));">
            <text:p>Res:=eep_n_w(26,REAL_INT(Xs_zd_min));</text:p>
          </table:table-cell>
          <table:table-cell table:number-columns-repeated="3"/>
          <table:table-cell table:formula="of:=IF([.E74]&gt;0;CONCATENATE([.A74];&quot; smallint default '0',&quot;);&quot;&quot;)">
            <text:p/>
          </table:table-cell>
        </table:table-row>
        <table:table-row table:style-name="ro1">
          <table:table-cell office:value-type="string">
            <text:p>Xv_zd_min</text:p>
          </table:table-cell>
          <table:table-cell office:value-type="float" office:value="106">
            <text:p>106</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7">
            <text:p>27</text:p>
          </table:table-cell>
          <table:table-cell/>
          <table:table-cell table:formula="of:=CONCATENATE([.A74];&quot;:=INT_REAL(eep_n_r(&quot;;[.J74];&quot;));&quot;)" office:value-type="string" office:string-value="Xv_zd_min:=INT_REAL(eep_n_r(27));">
            <text:p>Xv_zd_min:=INT_REAL(eep_n_r(27));</text:p>
          </table:table-cell>
          <table:table-cell table:formula="of:=CONCATENATE(&quot;Res:=eep_n_w(&quot;;[.J74];&quot;,REAL_INT(&quot;;[.A74];&quot;));&quot;)" office:value-type="string" office:string-value="Res:=eep_n_w(27,REAL_INT(Xv_zd_min));">
            <text:p>Res:=eep_n_w(27,REAL_INT(Xv_zd_min));</text:p>
          </table:table-cell>
          <table:table-cell table:number-columns-repeated="3"/>
          <table:table-cell table:formula="of:=IF([.E75]&gt;0;CONCATENATE([.A75];&quot; smallint default '0',&quot;);&quot;&quot;)">
            <text:p/>
          </table:table-cell>
        </table:table-row>
        <table:table-row table:style-name="ro1">
          <table:table-cell office:value-type="string">
            <text:p>Lsusp_max</text:p>
          </table:table-cell>
          <table:table-cell office:value-type="float" office:value="108">
            <text:p>108</text:p>
          </table:table-cell>
          <table:table-cell office:value-type="string">
            <text:p>Real</text:p>
          </table:table-cell>
          <table:table-cell office:value-type="float" office:value="300">
            <text:p>300</text:p>
          </table:table-cell>
          <table:table-cell office:value-type="float" office:value="0">
            <text:p>0</text:p>
          </table:table-cell>
          <table:table-cell table:formula="of:=[.A36]" office:value-type="string" office:string-value="Lsusp">
            <text:p>Lsusp</text:p>
          </table:table-cell>
          <table:table-cell table:number-columns-repeated="3"/>
          <table:table-cell office:value-type="float" office:value="28">
            <text:p>28</text:p>
          </table:table-cell>
          <table:table-cell/>
          <table:table-cell table:formula="of:=CONCATENATE([.A75];&quot;:=INT_REAL(eep_n_r(&quot;;[.J75];&quot;));&quot;)" office:value-type="string" office:string-value="Lsusp_max:=INT_REAL(eep_n_r(28));">
            <text:p>Lsusp_max:=INT_REAL(eep_n_r(28));</text:p>
          </table:table-cell>
          <table:table-cell table:formula="of:=CONCATENATE(&quot;Res:=eep_n_w(&quot;;[.J75];&quot;,REAL_INT(&quot;;[.A75];&quot;));&quot;)" office:value-type="string" office:string-value="Res:=eep_n_w(28,REAL_INT(Lsusp_max));">
            <text:p>Res:=eep_n_w(28,REAL_INT(Lsusp_max));</text:p>
          </table:table-cell>
          <table:table-cell table:number-columns-repeated="3"/>
          <table:table-cell table:formula="of:=IF([.E76]&gt;0;CONCATENATE([.A76];&quot; smallint default '0',&quot;);&quot;&quot;)">
            <text:p/>
          </table:table-cell>
        </table:table-row>
        <table:table-row table:style-name="ro1">
          <table:table-cell office:value-type="string">
            <text:p>Lv_min</text:p>
          </table:table-cell>
          <table:table-cell office:value-type="float" office:value="110">
            <text:p>110</text:p>
          </table:table-cell>
          <table:table-cell office:value-type="string">
            <text:p>Real</text:p>
          </table:table-cell>
          <table:table-cell office:value-type="float" office:value="300">
            <text:p>300</text:p>
          </table:table-cell>
          <table:table-cell office:value-type="float" office:value="0">
            <text:p>0</text:p>
          </table:table-cell>
          <table:table-cell table:formula="of:=[.A41]" office:value-type="string" office:string-value="Lvoda">
            <text:p>Lvoda</text:p>
          </table:table-cell>
          <table:table-cell table:number-columns-repeated="3"/>
          <table:table-cell office:value-type="float" office:value="29">
            <text:p>29</text:p>
          </table:table-cell>
          <table:table-cell/>
          <table:table-cell table:formula="of:=CONCATENATE([.A76];&quot;:=INT_REAL(eep_n_r(&quot;;[.J76];&quot;));&quot;)" office:value-type="string" office:string-value="Lv_min:=INT_REAL(eep_n_r(29));">
            <text:p>Lv_min:=INT_REAL(eep_n_r(29));</text:p>
          </table:table-cell>
          <table:table-cell table:formula="of:=CONCATENATE(&quot;Res:=eep_n_w(&quot;;[.J76];&quot;,REAL_INT(&quot;;[.A76];&quot;));&quot;)" office:value-type="string" office:string-value="Res:=eep_n_w(29,REAL_INT(Lv_min));">
            <text:p>Res:=eep_n_w(29,REAL_INT(Lv_min));</text:p>
          </table:table-cell>
          <table:table-cell table:number-columns-repeated="3"/>
          <table:table-cell table:formula="of:=IF([.E77]&gt;0;CONCATENATE([.A77];&quot; smallint default '0',&quot;);&quot;&quot;)">
            <text:p/>
          </table:table-cell>
        </table:table-row>
        <table:table-row table:style-name="ro1">
          <table:table-cell office:value-type="string">
            <text:p>Lv_max</text:p>
          </table:table-cell>
          <table:table-cell office:value-type="float" office:value="112">
            <text:p>112</text:p>
          </table:table-cell>
          <table:table-cell office:value-type="string">
            <text:p>Real</text:p>
          </table:table-cell>
          <table:table-cell office:value-type="float" office:value="300">
            <text:p>300</text:p>
          </table:table-cell>
          <table:table-cell office:value-type="float" office:value="0">
            <text:p>0</text:p>
          </table:table-cell>
          <table:table-cell table:formula="of:=[.A41]" office:value-type="string" office:string-value="Lvoda">
            <text:p>Lvoda</text:p>
          </table:table-cell>
          <table:table-cell table:number-columns-repeated="3"/>
          <table:table-cell office:value-type="float" office:value="30">
            <text:p>30</text:p>
          </table:table-cell>
          <table:table-cell/>
          <table:table-cell table:formula="of:=CONCATENATE([.A77];&quot;:=INT_REAL(eep_n_r(&quot;;[.J77];&quot;));&quot;)" office:value-type="string" office:string-value="Lv_max:=INT_REAL(eep_n_r(30));">
            <text:p>Lv_max:=INT_REAL(eep_n_r(30));</text:p>
          </table:table-cell>
          <table:table-cell table:formula="of:=CONCATENATE(&quot;Res:=eep_n_w(&quot;;[.J77];&quot;,REAL_INT(&quot;;[.A77];&quot;));&quot;)" office:value-type="string" office:string-value="Res:=eep_n_w(30,REAL_INT(Lv_max));">
            <text:p>Res:=eep_n_w(30,REAL_INT(Lv_max));</text:p>
          </table:table-cell>
          <table:table-cell table:number-columns-repeated="3"/>
          <table:table-cell table:formula="of:=IF([.E78]&gt;0;CONCATENATE([.A78];&quot; smallint default '0',&quot;);&quot;&quot;)">
            <text:p/>
          </table:table-cell>
        </table:table-row>
        <table:table-row table:style-name="ro1">
          <table:table-cell office:value-type="string">
            <text:p>Tv_min</text:p>
          </table:table-cell>
          <table:table-cell office:value-type="float" office:value="114">
            <text:p>114</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Tvoda">
            <text:p>Tvoda</text:p>
          </table:table-cell>
          <table:table-cell table:number-columns-repeated="3"/>
          <table:table-cell office:value-type="float" office:value="31">
            <text:p>31</text:p>
          </table:table-cell>
          <table:table-cell/>
          <table:table-cell table:formula="of:=CONCATENATE([.A78];&quot;:=INT_REAL(eep_n_r(&quot;;[.J78];&quot;));&quot;)" office:value-type="string" office:string-value="Tv_min:=INT_REAL(eep_n_r(31));">
            <text:p>Tv_min:=INT_REAL(eep_n_r(31));</text:p>
          </table:table-cell>
          <table:table-cell table:formula="of:=CONCATENATE(&quot;Res:=eep_n_w(&quot;;[.J78];&quot;,REAL_INT(&quot;;[.A78];&quot;));&quot;)" office:value-type="string" office:string-value="Res:=eep_n_w(31,REAL_INT(Tv_min));">
            <text:p>Res:=eep_n_w(31,REAL_INT(Tv_min));</text:p>
          </table:table-cell>
          <table:table-cell table:number-columns-repeated="3"/>
          <table:table-cell table:formula="of:=IF([.E79]&gt;0;CONCATENATE([.A79];&quot; smallint default '0',&quot;);&quot;&quot;)">
            <text:p/>
          </table:table-cell>
        </table:table-row>
        <table:table-row table:style-name="ro1">
          <table:table-cell office:value-type="string">
            <text:p>Tv_max</text:p>
          </table:table-cell>
          <table:table-cell office:value-type="float" office:value="116">
            <text:p>116</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Tvoda">
            <text:p>Tvoda</text:p>
          </table:table-cell>
          <table:table-cell table:number-columns-repeated="3"/>
          <table:table-cell office:value-type="float" office:value="32">
            <text:p>32</text:p>
          </table:table-cell>
          <table:table-cell/>
          <table:table-cell table:formula="of:=CONCATENATE([.A79];&quot;:=INT_REAL(eep_n_r(&quot;;[.J79];&quot;));&quot;)" office:value-type="string" office:string-value="Tv_max:=INT_REAL(eep_n_r(32));">
            <text:p>Tv_max:=INT_REAL(eep_n_r(32));</text:p>
          </table:table-cell>
          <table:table-cell table:formula="of:=CONCATENATE(&quot;Res:=eep_n_w(&quot;;[.J79];&quot;,REAL_INT(&quot;;[.A79];&quot;));&quot;)" office:value-type="string" office:string-value="Res:=eep_n_w(32,REAL_INT(Tv_max));">
            <text:p>Res:=eep_n_w(32,REAL_INT(Tv_max));</text:p>
          </table:table-cell>
          <table:table-cell table:number-columns-repeated="3"/>
          <table:table-cell table:formula="of:=IF([.E80]&gt;0;CONCATENATE([.A80];&quot; smallint default '0',&quot;);&quot;&quot;)">
            <text:p/>
          </table:table-cell>
        </table:table-row>
        <table:table-row table:style-name="ro1">
          <table:table-cell office:value-type="string">
            <text:p>AM_Tv</text:p>
          </table:table-cell>
          <table:table-cell office:value-type="float" office:value="118">
            <text:p>118</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3">
            <text:p>33</text:p>
          </table:table-cell>
          <table:table-cell/>
          <table:table-cell table:formula="of:=CONCATENATE([.A80];&quot;:=BOO(eep_n_r(&quot;;[.J80];&quot;));&quot;)" office:value-type="string" office:string-value="AM_Tv:=BOO(eep_n_r(33));">
            <text:p>AM_Tv:=BOO(eep_n_r(33));</text:p>
          </table:table-cell>
          <table:table-cell table:formula="of:=CONCATENATE(&quot;Res:=eep_n_w(&quot;;[.J80];&quot;,ANA(&quot;;[.A80];&quot;));&quot;)" office:value-type="string" office:string-value="Res:=eep_n_w(33,ANA(AM_Tv));">
            <text:p>Res:=eep_n_w(33,ANA(AM_Tv));</text:p>
          </table:table-cell>
          <table:table-cell table:number-columns-repeated="3"/>
          <table:table-cell table:formula="of:=IF([.E81]&gt;0;CONCATENATE([.A81];&quot; smallint default '0',&quot;);&quot;&quot;)">
            <text:p/>
          </table:table-cell>
        </table:table-row>
        <table:table-row table:style-name="ro1">
          <table:table-cell office:value-type="string">
            <text:p>Run</text:p>
          </table:table-cell>
          <table:table-cell office:value-type="float" office:value="119">
            <text:p>11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82]&gt;0;CONCATENATE([.A82];&quot; smallint default '0',&quot;);&quot;&quot;)">
            <text:p/>
          </table:table-cell>
        </table:table-row>
        <table:table-row table:style-name="ro1">
          <table:table-cell office:value-type="string">
            <text:p>Save</text:p>
          </table:table-cell>
          <table:table-cell office:value-type="float" office:value="120">
            <text:p>12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83]&gt;0;CONCATENATE([.A83];&quot; smallint default '0',&quot;);&quot;&quot;)">
            <text:p/>
          </table:table-cell>
        </table:table-row>
        <table:table-row table:style-name="ro1">
          <table:table-cell office:value-type="string">
            <text:p>AM_01</text:p>
          </table:table-cell>
          <table:table-cell office:value-type="float" office:value="121">
            <text:p>12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4">
            <text:p>34</text:p>
          </table:table-cell>
          <table:table-cell/>
          <table:table-cell table:formula="of:=CONCATENATE([.A83];&quot;:=BOO(eep_n_r(&quot;;[.J83];&quot;));&quot;)" office:value-type="string" office:string-value="AM_01:=BOO(eep_n_r(34));">
            <text:p>AM_01:=BOO(eep_n_r(34));</text:p>
          </table:table-cell>
          <table:table-cell table:formula="of:=CONCATENATE(&quot;Res:=eep_n_w(&quot;;[.J83];&quot;,ANA(&quot;;[.A83];&quot;));&quot;)" office:value-type="string" office:string-value="Res:=eep_n_w(34,ANA(AM_01));">
            <text:p>Res:=eep_n_w(34,ANA(AM_01));</text:p>
          </table:table-cell>
          <table:table-cell table:number-columns-repeated="3"/>
          <table:table-cell table:formula="of:=IF([.E84]&gt;0;CONCATENATE([.A84];&quot; smallint default '0',&quot;);&quot;&quot;)">
            <text:p/>
          </table:table-cell>
        </table:table-row>
        <table:table-row table:style-name="ro1">
          <table:table-cell office:value-type="string">
            <text:p>AM_02</text:p>
          </table:table-cell>
          <table:table-cell office:value-type="float" office:value="122">
            <text:p>12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5">
            <text:p>35</text:p>
          </table:table-cell>
          <table:table-cell/>
          <table:table-cell table:formula="of:=CONCATENATE([.A84];&quot;:=BOO(eep_n_r(&quot;;[.J84];&quot;));&quot;)" office:value-type="string" office:string-value="AM_02:=BOO(eep_n_r(35));">
            <text:p>AM_02:=BOO(eep_n_r(35));</text:p>
          </table:table-cell>
          <table:table-cell table:formula="of:=CONCATENATE(&quot;Res:=eep_n_w(&quot;;[.J84];&quot;,ANA(&quot;;[.A84];&quot;));&quot;)" office:value-type="string" office:string-value="Res:=eep_n_w(35,ANA(AM_02));">
            <text:p>Res:=eep_n_w(35,ANA(AM_02));</text:p>
          </table:table-cell>
          <table:table-cell table:number-columns-repeated="3"/>
          <table:table-cell table:formula="of:=IF([.E85]&gt;0;CONCATENATE([.A85];&quot; smallint default '0',&quot;);&quot;&quot;)">
            <text:p/>
          </table:table-cell>
        </table:table-row>
        <table:table-row table:style-name="ro1">
          <table:table-cell office:value-type="string">
            <text:p>Xs_np_zd</text:p>
          </table:table-cell>
          <table:table-cell office:value-type="float" office:value="123">
            <text:p>12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Задані</text:p>
          </table:table-cell>
          <table:table-cell table:number-columns-repeated="2"/>
          <table:table-cell office:value-type="float" office:value="36">
            <text:p>36</text:p>
          </table:table-cell>
          <table:table-cell/>
          <table:table-cell table:formula="of:=CONCATENATE([.A85];&quot;:=INT_REAL(eep_n_r(&quot;;[.J85];&quot;));&quot;)" office:value-type="string" office:string-value="Xs_np_zd:=INT_REAL(eep_n_r(36));">
            <text:p>Xs_np_zd:=INT_REAL(eep_n_r(36));</text:p>
          </table:table-cell>
          <table:table-cell table:formula="of:=CONCATENATE(&quot;Res:=eep_n_w(&quot;;[.J85];&quot;,REAL_INT(&quot;;[.A85];&quot;));&quot;)" office:value-type="string" office:string-value="Res:=eep_n_w(36,REAL_INT(Xs_np_zd));">
            <text:p>Res:=eep_n_w(36,REAL_INT(Xs_np_zd));</text:p>
          </table:table-cell>
          <table:table-cell table:number-columns-repeated="3"/>
          <table:table-cell table:formula="of:=IF([.E86]&gt;0;CONCATENATE([.A86];&quot; smallint default '0',&quot;);&quot;&quot;)">
            <text:p/>
          </table:table-cell>
        </table:table-row>
        <table:table-row table:style-name="ro1">
          <table:table-cell office:value-type="string">
            <text:p>KP_01</text:p>
          </table:table-cell>
          <table:table-cell office:value-type="float" office:value="125">
            <text:p>12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7">
            <text:p>37</text:p>
          </table:table-cell>
          <table:table-cell/>
          <table:table-cell table:formula="of:=CONCATENATE([.A86];&quot;:=INT_REAL(eep_n_r(&quot;;[.J86];&quot;));&quot;)" office:value-type="string" office:string-value="KP_01:=INT_REAL(eep_n_r(37));">
            <text:p>KP_01:=INT_REAL(eep_n_r(37));</text:p>
          </table:table-cell>
          <table:table-cell table:formula="of:=CONCATENATE(&quot;Res:=eep_n_w(&quot;;[.J86];&quot;,REAL_INT(&quot;;[.A86];&quot;));&quot;)" office:value-type="string" office:string-value="Res:=eep_n_w(37,REAL_INT(KP_01));">
            <text:p>Res:=eep_n_w(37,REAL_INT(KP_01));</text:p>
          </table:table-cell>
          <table:table-cell table:number-columns-repeated="3"/>
          <table:table-cell table:formula="of:=IF([.E87]&gt;0;CONCATENATE([.A87];&quot; smallint default '0',&quot;);&quot;&quot;)">
            <text:p/>
          </table:table-cell>
        </table:table-row>
        <table:table-row table:style-name="ro1">
          <table:table-cell office:value-type="string">
            <text:p>KP_02</text:p>
          </table:table-cell>
          <table:table-cell office:value-type="float" office:value="127">
            <text:p>12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8">
            <text:p>38</text:p>
          </table:table-cell>
          <table:table-cell/>
          <table:table-cell table:formula="of:=CONCATENATE([.A87];&quot;:=INT_REAL(eep_n_r(&quot;;[.J87];&quot;));&quot;)" office:value-type="string" office:string-value="KP_02:=INT_REAL(eep_n_r(38));">
            <text:p>KP_02:=INT_REAL(eep_n_r(38));</text:p>
          </table:table-cell>
          <table:table-cell table:formula="of:=CONCATENATE(&quot;Res:=eep_n_w(&quot;;[.J87];&quot;,REAL_INT(&quot;;[.A87];&quot;));&quot;)" office:value-type="string" office:string-value="Res:=eep_n_w(38,REAL_INT(KP_02));">
            <text:p>Res:=eep_n_w(38,REAL_INT(KP_02));</text:p>
          </table:table-cell>
          <table:table-cell table:number-columns-repeated="3"/>
          <table:table-cell table:formula="of:=IF([.E88]&gt;0;CONCATENATE([.A88];&quot; smallint default '0',&quot;);&quot;&quot;)">
            <text:p/>
          </table:table-cell>
        </table:table-row>
        <table:table-row table:style-name="ro1">
          <table:table-cell office:value-type="string">
            <text:p>TI_01</text:p>
          </table:table-cell>
          <table:table-cell office:value-type="float" office:value="129">
            <text:p>12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9">
            <text:p>39</text:p>
          </table:table-cell>
          <table:table-cell/>
          <table:table-cell table:formula="of:=CONCATENATE([.A88];&quot;:=INT_REAL(eep_n_r(&quot;;[.J88];&quot;));&quot;)" office:value-type="string" office:string-value="TI_01:=INT_REAL(eep_n_r(39));">
            <text:p>TI_01:=INT_REAL(eep_n_r(39));</text:p>
          </table:table-cell>
          <table:table-cell table:formula="of:=CONCATENATE(&quot;Res:=eep_n_w(&quot;;[.J88];&quot;,REAL_INT(&quot;;[.A88];&quot;));&quot;)" office:value-type="string" office:string-value="Res:=eep_n_w(39,REAL_INT(TI_01));">
            <text:p>Res:=eep_n_w(39,REAL_INT(TI_01));</text:p>
          </table:table-cell>
          <table:table-cell table:number-columns-repeated="3"/>
          <table:table-cell table:formula="of:=IF([.E89]&gt;0;CONCATENATE([.A89];&quot; smallint default '0',&quot;);&quot;&quot;)">
            <text:p/>
          </table:table-cell>
        </table:table-row>
        <table:table-row table:style-name="ro1">
          <table:table-cell office:value-type="string">
            <text:p>TI_02</text:p>
          </table:table-cell>
          <table:table-cell office:value-type="float" office:value="131">
            <text:p>13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0">
            <text:p>40</text:p>
          </table:table-cell>
          <table:table-cell/>
          <table:table-cell table:formula="of:=CONCATENATE([.A89];&quot;:=INT_REAL(eep_n_r(&quot;;[.J89];&quot;));&quot;)" office:value-type="string" office:string-value="TI_02:=INT_REAL(eep_n_r(40));">
            <text:p>TI_02:=INT_REAL(eep_n_r(40));</text:p>
          </table:table-cell>
          <table:table-cell table:formula="of:=CONCATENATE(&quot;Res:=eep_n_w(&quot;;[.J89];&quot;,REAL_INT(&quot;;[.A89];&quot;));&quot;)" office:value-type="string" office:string-value="Res:=eep_n_w(40,REAL_INT(TI_02));">
            <text:p>Res:=eep_n_w(40,REAL_INT(TI_02));</text:p>
          </table:table-cell>
          <table:table-cell table:number-columns-repeated="3"/>
          <table:table-cell table:formula="of:=IF([.E90]&gt;0;CONCATENATE([.A90];&quot; smallint default '0',&quot;);&quot;&quot;)">
            <text:p/>
          </table:table-cell>
        </table:table-row>
        <table:table-row table:style-name="ro1">
          <table:table-cell office:value-type="string">
            <text:p>TD_01</text:p>
          </table:table-cell>
          <table:table-cell office:value-type="float" office:value="133">
            <text:p>13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1">
            <text:p>41</text:p>
          </table:table-cell>
          <table:table-cell/>
          <table:table-cell table:formula="of:=CONCATENATE([.A90];&quot;:=INT_REAL(eep_n_r(&quot;;[.J90];&quot;));&quot;)" office:value-type="string" office:string-value="TD_01:=INT_REAL(eep_n_r(41));">
            <text:p>TD_01:=INT_REAL(eep_n_r(41));</text:p>
          </table:table-cell>
          <table:table-cell table:formula="of:=CONCATENATE(&quot;Res:=eep_n_w(&quot;;[.J90];&quot;,REAL_INT(&quot;;[.A90];&quot;));&quot;)" office:value-type="string" office:string-value="Res:=eep_n_w(41,REAL_INT(TD_01));">
            <text:p>Res:=eep_n_w(41,REAL_INT(TD_01));</text:p>
          </table:table-cell>
          <table:table-cell table:number-columns-repeated="3"/>
          <table:table-cell table:formula="of:=IF([.E91]&gt;0;CONCATENATE([.A91];&quot; smallint default '0',&quot;);&quot;&quot;)">
            <text:p/>
          </table:table-cell>
        </table:table-row>
        <table:table-row table:style-name="ro1">
          <table:table-cell office:value-type="string">
            <text:p>TD_02</text:p>
          </table:table-cell>
          <table:table-cell office:value-type="float" office:value="135">
            <text:p>13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2">
            <text:p>42</text:p>
          </table:table-cell>
          <table:table-cell/>
          <table:table-cell table:formula="of:=CONCATENATE([.A91];&quot;:=INT_REAL(eep_n_r(&quot;;[.J91];&quot;));&quot;)" office:value-type="string" office:string-value="TD_02:=INT_REAL(eep_n_r(42));">
            <text:p>TD_02:=INT_REAL(eep_n_r(42));</text:p>
          </table:table-cell>
          <table:table-cell table:formula="of:=CONCATENATE(&quot;Res:=eep_n_w(&quot;;[.J91];&quot;,REAL_INT(&quot;;[.A91];&quot;));&quot;)" office:value-type="string" office:string-value="Res:=eep_n_w(42,REAL_INT(TD_02));">
            <text:p>Res:=eep_n_w(42,REAL_INT(TD_02));</text:p>
          </table:table-cell>
          <table:table-cell table:number-columns-repeated="3"/>
          <table:table-cell table:formula="of:=IF([.E92]&gt;0;CONCATENATE([.A92];&quot; smallint default '0',&quot;);&quot;&quot;)">
            <text:p/>
          </table:table-cell>
        </table:table-row>
        <table:table-row table:style-name="ro1">
          <table:table-cell office:value-type="string">
            <text:p>Xmin_01</text:p>
          </table:table-cell>
          <table:table-cell office:value-type="float" office:value="137">
            <text:p>13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3">
            <text:p>43</text:p>
          </table:table-cell>
          <table:table-cell/>
          <table:table-cell table:formula="of:=CONCATENATE([.A92];&quot;:=INT_REAL(eep_n_r(&quot;;[.J92];&quot;));&quot;)" office:value-type="string" office:string-value="Xmin_01:=INT_REAL(eep_n_r(43));">
            <text:p>Xmin_01:=INT_REAL(eep_n_r(43));</text:p>
          </table:table-cell>
          <table:table-cell table:formula="of:=CONCATENATE(&quot;Res:=eep_n_w(&quot;;[.J92];&quot;,REAL_INT(&quot;;[.A92];&quot;));&quot;)" office:value-type="string" office:string-value="Res:=eep_n_w(43,REAL_INT(Xmin_01));">
            <text:p>Res:=eep_n_w(43,REAL_INT(Xmin_01));</text:p>
          </table:table-cell>
          <table:table-cell table:number-columns-repeated="3"/>
          <table:table-cell table:formula="of:=IF([.E93]&gt;0;CONCATENATE([.A93];&quot; smallint default '0',&quot;);&quot;&quot;)">
            <text:p/>
          </table:table-cell>
        </table:table-row>
        <table:table-row table:style-name="ro1">
          <table:table-cell office:value-type="string">
            <text:p>Xmin_02</text:p>
          </table:table-cell>
          <table:table-cell office:value-type="float" office:value="139">
            <text:p>13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4">
            <text:p>44</text:p>
          </table:table-cell>
          <table:table-cell/>
          <table:table-cell table:formula="of:=CONCATENATE([.A93];&quot;:=INT_REAL(eep_n_r(&quot;;[.J93];&quot;));&quot;)" office:value-type="string" office:string-value="Xmin_02:=INT_REAL(eep_n_r(44));">
            <text:p>Xmin_02:=INT_REAL(eep_n_r(44));</text:p>
          </table:table-cell>
          <table:table-cell table:formula="of:=CONCATENATE(&quot;Res:=eep_n_w(&quot;;[.J93];&quot;,REAL_INT(&quot;;[.A93];&quot;));&quot;)" office:value-type="string" office:string-value="Res:=eep_n_w(44,REAL_INT(Xmin_02));">
            <text:p>Res:=eep_n_w(44,REAL_INT(Xmin_02));</text:p>
          </table:table-cell>
          <table:table-cell table:number-columns-repeated="3"/>
          <table:table-cell table:formula="of:=IF([.E94]&gt;0;CONCATENATE([.A94];&quot; smallint default '0',&quot;);&quot;&quot;)">
            <text:p/>
          </table:table-cell>
        </table:table-row>
        <table:table-row table:style-name="ro1">
          <table:table-cell office:value-type="string">
            <text:p>Xmax_01</text:p>
          </table:table-cell>
          <table:table-cell office:value-type="float" office:value="141">
            <text:p>14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5">
            <text:p>45</text:p>
          </table:table-cell>
          <table:table-cell/>
          <table:table-cell table:formula="of:=CONCATENATE([.A94];&quot;:=INT_REAL(eep_n_r(&quot;;[.J94];&quot;));&quot;)" office:value-type="string" office:string-value="Xmax_01:=INT_REAL(eep_n_r(45));">
            <text:p>Xmax_01:=INT_REAL(eep_n_r(45));</text:p>
          </table:table-cell>
          <table:table-cell table:formula="of:=CONCATENATE(&quot;Res:=eep_n_w(&quot;;[.J94];&quot;,REAL_INT(&quot;;[.A94];&quot;));&quot;)" office:value-type="string" office:string-value="Res:=eep_n_w(45,REAL_INT(Xmax_01));">
            <text:p>Res:=eep_n_w(45,REAL_INT(Xmax_01));</text:p>
          </table:table-cell>
          <table:table-cell table:number-columns-repeated="3"/>
          <table:table-cell table:formula="of:=IF([.E95]&gt;0;CONCATENATE([.A95];&quot; smallint default '0',&quot;);&quot;&quot;)">
            <text:p/>
          </table:table-cell>
        </table:table-row>
        <table:table-row table:style-name="ro1">
          <table:table-cell office:value-type="string">
            <text:p>Xmax_02</text:p>
          </table:table-cell>
          <table:table-cell office:value-type="float" office:value="143">
            <text:p>14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6">
            <text:p>46</text:p>
          </table:table-cell>
          <table:table-cell/>
          <table:table-cell table:formula="of:=CONCATENATE([.A95];&quot;:=INT_REAL(eep_n_r(&quot;;[.J95];&quot;));&quot;)" office:value-type="string" office:string-value="Xmax_02:=INT_REAL(eep_n_r(46));">
            <text:p>Xmax_02:=INT_REAL(eep_n_r(46));</text:p>
          </table:table-cell>
          <table:table-cell table:formula="of:=CONCATENATE(&quot;Res:=eep_n_w(&quot;;[.J95];&quot;,REAL_INT(&quot;;[.A95];&quot;));&quot;)" office:value-type="string" office:string-value="Res:=eep_n_w(46,REAL_INT(Xmax_02));">
            <text:p>Res:=eep_n_w(46,REAL_INT(Xmax_02));</text:p>
          </table:table-cell>
          <table:table-cell table:number-columns-repeated="3"/>
          <table:table-cell table:formula="of:=IF([.E96]&gt;0;CONCATENATE([.A96];&quot; smallint default '0',&quot;);&quot;&quot;)">
            <text:p/>
          </table:table-cell>
        </table:table-row>
        <table:table-row table:style-name="ro1">
          <table:table-cell office:value-type="string">
            <text:p>Ls_min</text:p>
          </table:table-cell>
          <table:table-cell office:value-type="float" office:value="145">
            <text:p>145</text:p>
          </table:table-cell>
          <table:table-cell office:value-type="string">
            <text:p>Real</text:p>
          </table:table-cell>
          <table:table-cell office:value-type="float" office:value="300">
            <text:p>300</text:p>
          </table:table-cell>
          <table:table-cell office:value-type="float" office:value="0">
            <text:p>0</text:p>
          </table:table-cell>
          <table:table-cell table:formula="of:=[.F75]" office:value-type="string" office:string-value="Lsusp">
            <text:p>Lsusp</text:p>
          </table:table-cell>
          <table:table-cell table:number-columns-repeated="3"/>
          <table:table-cell office:value-type="float" office:value="47">
            <text:p>47</text:p>
          </table:table-cell>
          <table:table-cell/>
          <table:table-cell table:formula="of:=CONCATENATE([.A96];&quot;:=INT_REAL(eep_n_r(&quot;;[.J96];&quot;));&quot;)" office:value-type="string" office:string-value="Ls_min:=INT_REAL(eep_n_r(47));">
            <text:p>Ls_min:=INT_REAL(eep_n_r(47));</text:p>
          </table:table-cell>
          <table:table-cell table:formula="of:=CONCATENATE(&quot;Res:=eep_n_w(&quot;;[.J96];&quot;,REAL_INT(&quot;;[.A96];&quot;));&quot;)" office:value-type="string" office:string-value="Res:=eep_n_w(47,REAL_INT(Ls_min));">
            <text:p>Res:=eep_n_w(47,REAL_INT(Ls_min));</text:p>
          </table:table-cell>
          <table:table-cell table:number-columns-repeated="3"/>
          <table:table-cell table:formula="of:=IF([.E97]&gt;0;CONCATENATE([.A97];&quot; smallint default '0',&quot;);&quot;&quot;)">
            <text:p/>
          </table:table-cell>
        </table:table-row>
        <table:table-row table:style-name="ro1">
          <table:table-cell office:value-type="string">
            <text:p>Ls_start</text:p>
          </table:table-cell>
          <table:table-cell office:value-type="float" office:value="147">
            <text:p>147</text:p>
          </table:table-cell>
          <table:table-cell office:value-type="string">
            <text:p>Real</text:p>
          </table:table-cell>
          <table:table-cell office:value-type="float" office:value="300">
            <text:p>300</text:p>
          </table:table-cell>
          <table:table-cell office:value-type="float" office:value="0">
            <text:p>0</text:p>
          </table:table-cell>
          <table:table-cell table:formula="of:=[.F75]" office:value-type="string" office:string-value="Lsusp">
            <text:p>Lsusp</text:p>
          </table:table-cell>
          <table:table-cell table:number-columns-repeated="3"/>
          <table:table-cell office:value-type="float" office:value="48">
            <text:p>48</text:p>
          </table:table-cell>
          <table:table-cell/>
          <table:table-cell table:formula="of:=CONCATENATE([.A97];&quot;:=INT_REAL(eep_n_r(&quot;;[.J97];&quot;));&quot;)" office:value-type="string" office:string-value="Ls_start:=INT_REAL(eep_n_r(48));">
            <text:p>Ls_start:=INT_REAL(eep_n_r(48));</text:p>
          </table:table-cell>
          <table:table-cell table:formula="of:=CONCATENATE(&quot;Res:=eep_n_w(&quot;;[.J97];&quot;,REAL_INT(&quot;;[.A97];&quot;));&quot;)" office:value-type="string" office:string-value="Res:=eep_n_w(48,REAL_INT(Ls_start));">
            <text:p>Res:=eep_n_w(48,REAL_INT(Ls_start));</text:p>
          </table:table-cell>
          <table:table-cell table:number-columns-repeated="3"/>
          <table:table-cell table:formula="of:=IF([.E98]&gt;0;CONCATENATE([.A98];&quot; smallint default '0',&quot;);&quot;&quot;)">
            <text:p/>
          </table:table-cell>
        </table:table-row>
        <table:table-row table:style-name="ro1">
          <table:table-cell office:value-type="string">
            <text:p>Rev_01</text:p>
          </table:table-cell>
          <table:table-cell office:value-type="float" office:value="149">
            <text:p>14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99]&gt;0;CONCATENATE([.A99];&quot; smallint default '0',&quot;);&quot;&quot;)">
            <text:p/>
          </table:table-cell>
        </table:table-row>
        <table:table-row table:style-name="ro1">
          <table:table-cell office:value-type="string">
            <text:p>Rev_02</text:p>
          </table:table-cell>
          <table:table-cell office:value-type="float" office:value="150">
            <text:p>15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0]&gt;0;CONCATENATE([.A100];&quot; smallint default '0',&quot;);&quot;&quot;)">
            <text:p/>
          </table:table-cell>
        </table:table-row>
        <table:table-row table:style-name="ro1">
          <table:table-cell/>
          <table:table-cell table:number-columns-repeated="3"/>
          <table:table-cell/>
          <table:table-cell table:number-columns-repeated="11"/>
          <table:table-cell table:formula="of:=IF([.E101]&gt;0;CONCATENATE([.A101];&quot; smallint default '0',&quot;);&quot;&quot;)">
            <text:p/>
          </table:table-cell>
        </table:table-row>
        <table:table-row table:style-name="ro1">
          <table:table-cell/>
          <table:table-cell table:number-columns-repeated="3"/>
          <table:table-cell/>
          <table:table-cell table:number-columns-repeated="11"/>
          <table:table-cell table:formula="of:=IF([.E102]&gt;0;CONCATENATE([.A102];&quot; smallint default '0',&quot;);&quot;&quot;)">
            <text:p/>
          </table:table-cell>
        </table:table-row>
        <table:table-row table:style-name="ro1">
          <table:table-cell/>
          <table:table-cell table:number-columns-repeated="3"/>
          <table:table-cell/>
          <table:table-cell table:number-columns-repeated="11"/>
          <table:table-cell table:formula="of:=IF([.E103]&gt;0;CONCATENATE([.A103];&quot; smallint default '0',&quot;);&quot;&quot;)">
            <text:p/>
          </table:table-cell>
        </table:table-row>
        <table:table-row table:style-name="ro1">
          <table:table-cell/>
          <table:table-cell table:number-columns-repeated="3"/>
          <table:table-cell/>
          <table:table-cell table:number-columns-repeated="11"/>
          <table:table-cell table:formula="of:=IF([.E104]&gt;0;CONCATENATE([.A104];&quot; smallint default '0',&quot;);&quot;&quot;)">
            <text:p/>
          </table:table-cell>
        </table:table-row>
        <table:table-row table:style-name="ro1">
          <table:table-cell/>
          <table:table-cell table:number-columns-repeated="3"/>
          <table:table-cell/>
          <table:table-cell table:number-columns-repeated="11"/>
          <table:table-cell table:formula="of:=IF([.E105]&gt;0;CONCATENATE([.A105];&quot; smallint default '0',&quot;);&quot;&quot;)">
            <text:p/>
          </table:table-cell>
        </table:table-row>
        <table:table-row table:style-name="ro1">
          <table:table-cell/>
          <table:table-cell table:number-columns-repeated="3"/>
          <table:table-cell/>
          <table:table-cell table:number-columns-repeated="11"/>
          <table:table-cell table:formula="of:=IF([.E106]&gt;0;CONCATENATE([.A106];&quot; smallint default '0',&quot;);&quot;&quot;)">
            <text:p/>
          </table:table-cell>
        </table:table-row>
        <table:table-row table:style-name="ro1">
          <table:table-cell/>
          <table:table-cell table:number-columns-repeated="3"/>
          <table:table-cell/>
          <table:table-cell table:number-columns-repeated="11"/>
          <table:table-cell table:formula="of:=IF([.E107]&gt;0;CONCATENATE([.A107];&quot; smallint default '0',&quot;);&quot;&quot;)">
            <text:p/>
          </table:table-cell>
        </table:table-row>
        <table:table-row table:style-name="ro1">
          <table:table-cell/>
          <table:table-cell table:number-columns-repeated="3"/>
          <table:table-cell/>
          <table:table-cell table:number-columns-repeated="11"/>
          <table:table-cell table:formula="of:=IF([.E108]&gt;0;CONCATENATE([.A108];&quot; smallint default '0',&quot;);&quot;&quot;)">
            <text:p/>
          </table:table-cell>
        </table:table-row>
        <table:table-row table:style-name="ro1">
          <table:table-cell/>
          <table:table-cell table:number-columns-repeated="3"/>
          <table:table-cell/>
          <table:table-cell table:number-columns-repeated="11"/>
          <table:table-cell table:formula="of:=IF([.E109]&gt;0;CONCATENATE([.A109];&quot; smallint default '0',&quot;);&quot;&quot;)">
            <text:p/>
          </table:table-cell>
        </table:table-row>
        <table:table-row table:style-name="ro1">
          <table:table-cell/>
          <table:table-cell table:number-columns-repeated="3"/>
          <table:table-cell/>
          <table:table-cell table:number-columns-repeated="11"/>
          <table:table-cell table:formula="of:=IF([.E110]&gt;0;CONCATENATE([.A110];&quot; smallint default '0',&quot;);&quot;&quot;)">
            <text:p/>
          </table:table-cell>
        </table:table-row>
        <table:table-row table:style-name="ro1">
          <table:table-cell/>
          <table:table-cell table:number-columns-repeated="3"/>
          <table:table-cell/>
          <table:table-cell table:number-columns-repeated="11"/>
          <table:table-cell table:formula="of:=IF([.E111]&gt;0;CONCATENATE([.A111];&quot; smallint default '0',&quot;);&quot;&quot;)">
            <text:p/>
          </table:table-cell>
        </table:table-row>
        <table:table-row table:style-name="ro1">
          <table:table-cell office:value-type="string">
            <text:p>Ns_zd_1</text:p>
          </table:table-cell>
          <table:table-cell/>
          <table:table-cell office:value-type="string">
            <text:p>Real</text:p>
          </table:table-cell>
          <table:table-cell/>
          <table:table-cell/>
          <table:table-cell table:number-columns-repeated="11"/>
          <table:table-cell table:formula="of:=IF([.E112]&gt;0;CONCATENATE([.A112];&quot; smallint default '0',&quot;);&quot;&quot;)">
            <text:p/>
          </table:table-cell>
        </table:table-row>
        <table:table-row table:style-name="ro1">
          <table:table-cell office:value-type="string">
            <text:p>Ns_zd_2</text:p>
          </table:table-cell>
          <table:table-cell/>
          <table:table-cell office:value-type="string">
            <text:p>Real</text:p>
          </table:table-cell>
          <table:table-cell/>
          <table:table-cell/>
          <table:table-cell table:number-columns-repeated="11"/>
          <table:table-cell table:formula="of:=IF([.E113]&gt;0;CONCATENATE([.A113];&quot; smallint default '0',&quot;);&quot;&quot;)">
            <text:p/>
          </table:table-cell>
        </table:table-row>
        <table:table-row table:style-name="ro1">
          <table:table-cell office:value-type="string">
            <text:p>Ns_zd_3</text:p>
          </table:table-cell>
          <table:table-cell/>
          <table:table-cell office:value-type="string">
            <text:p>Real</text:p>
          </table:table-cell>
          <table:table-cell/>
          <table:table-cell/>
          <table:table-cell table:number-columns-repeated="11"/>
          <table:table-cell table:formula="of:=IF([.E114]&gt;0;CONCATENATE([.A114];&quot; smallint default '0',&quot;);&quot;&quot;)">
            <text:p/>
          </table:table-cell>
        </table:table-row>
        <table:table-row table:style-name="ro1">
          <table:table-cell office:value-type="string">
            <text:p>Nv_zd_1</text:p>
          </table:table-cell>
          <table:table-cell/>
          <table:table-cell office:value-type="string">
            <text:p>Real</text:p>
          </table:table-cell>
          <table:table-cell/>
          <table:table-cell/>
          <table:table-cell table:number-columns-repeated="11"/>
          <table:table-cell table:formula="of:=IF([.E115]&gt;0;CONCATENATE([.A115];&quot; smallint default '0',&quot;);&quot;&quot;)">
            <text:p/>
          </table:table-cell>
        </table:table-row>
        <table:table-row table:style-name="ro1">
          <table:table-cell office:value-type="string">
            <text:p>Nv_zd_2</text:p>
          </table:table-cell>
          <table:table-cell/>
          <table:table-cell office:value-type="string">
            <text:p>Real</text:p>
          </table:table-cell>
          <table:table-cell/>
          <table:table-cell/>
          <table:table-cell table:number-columns-repeated="11"/>
          <table:table-cell table:formula="of:=IF([.E116]&gt;0;CONCATENATE([.A116];&quot; smallint default '0',&quot;);&quot;&quot;)">
            <text:p/>
          </table:table-cell>
        </table:table-row>
        <table:table-row table:style-name="ro1">
          <table:table-cell office:value-type="string">
            <text:p>Nv_zd_3</text:p>
          </table:table-cell>
          <table:table-cell/>
          <table:table-cell office:value-type="string">
            <text:p>Real</text:p>
          </table:table-cell>
          <table:table-cell/>
          <table:table-cell/>
          <table:table-cell table:number-columns-repeated="11"/>
          <table:table-cell table:formula="of:=IF([.E117]&gt;0;CONCATENATE([.A117];&quot; smallint default '0',&quot;);&quot;&quot;)">
            <text:p/>
          </table:table-cell>
        </table:table-row>
        <table:table-row table:style-name="ro1">
          <table:table-cell office:value-type="string">
            <text:p>State_1</text:p>
          </table:table-cell>
          <table:table-cell/>
          <table:table-cell office:value-type="string">
            <text:p>Integer</text:p>
          </table:table-cell>
          <table:table-cell/>
          <table:table-cell/>
          <table:table-cell table:number-columns-repeated="11"/>
          <table:table-cell table:formula="of:=IF([.E118]&gt;0;CONCATENATE([.A118];&quot; smallint default '0',&quot;);&quot;&quot;)">
            <text:p/>
          </table:table-cell>
        </table:table-row>
        <table:table-row table:style-name="ro1">
          <table:table-cell office:value-type="string">
            <text:p>State_2</text:p>
          </table:table-cell>
          <table:table-cell table:number-columns-repeated="3"/>
          <table:table-cell/>
          <table:table-cell table:number-columns-repeated="11"/>
          <table:table-cell table:formula="of:=IF([.E119]&gt;0;CONCATENATE([.A119];&quot; smallint default '0',&quot;);&quot;&quot;)">
            <text:p/>
          </table:table-cell>
        </table:table-row>
        <table:table-row table:style-name="ro1">
          <table:table-cell office:value-type="string">
            <text:p>State_3</text:p>
          </table:table-cell>
          <table:table-cell table:number-columns-repeated="3"/>
          <table:table-cell/>
          <table:table-cell table:number-columns-repeated="11"/>
          <table:table-cell table:formula="of:=IF([.E120]&gt;0;CONCATENATE([.A120];&quot; smallint default '0',&quot;);&quot;&quot;)">
            <text:p/>
          </table:table-cell>
        </table:table-row>
        <table:table-row table:style-name="ro1">
          <table:table-cell/>
          <table:table-cell table:number-columns-repeated="3"/>
          <table:table-cell/>
          <table:table-cell table:number-columns-repeated="11"/>
          <table:table-cell table:formula="of:=IF([.E121]&gt;0;CONCATENATE([.A121];&quot; smallint default '0',&quot;);&quot;&quot;)">
            <text:p/>
          </table:table-cell>
        </table:table-row>
        <table:table-row table:style-name="ro1">
          <table:table-cell office:value-type="string">
            <text:p>Slow_3</text:p>
          </table:table-cell>
          <table:table-cell table:number-columns-repeated="3"/>
          <table:table-cell/>
          <table:table-cell table:number-columns-repeated="11"/>
          <table:table-cell table:formula="of:=IF([.E122]&gt;0;CONCATENATE([.A122];&quot; smallint default '0',&quot;);&quot;&quot;)">
            <text:p/>
          </table:table-cell>
        </table:table-row>
        <table:table-row table:style-name="ro1">
          <table:table-cell office:value-type="string">
            <text:p>start_q_1</text:p>
          </table:table-cell>
          <table:table-cell table:number-columns-repeated="3"/>
          <table:table-cell/>
          <table:table-cell table:number-columns-repeated="11"/>
          <table:table-cell table:formula="of:=IF([.E123]&gt;0;CONCATENATE([.A123];&quot; smallint default '0',&quot;);&quot;&quot;)">
            <text:p/>
          </table:table-cell>
        </table:table-row>
        <table:table-row table:style-name="ro1">
          <table:table-cell office:value-type="string">
            <text:p>start_q_2</text:p>
          </table:table-cell>
          <table:table-cell table:number-columns-repeated="3"/>
          <table:table-cell/>
          <table:table-cell table:number-columns-repeated="11"/>
          <table:table-cell table:formula="of:=IF([.E124]&gt;0;CONCATENATE([.A124];&quot; smallint default '0',&quot;);&quot;&quot;)">
            <text:p/>
          </table:table-cell>
        </table:table-row>
        <table:table-row table:style-name="ro1">
          <table:table-cell office:value-type="string">
            <text:p>start_q_3</text:p>
          </table:table-cell>
          <table:table-cell table:number-columns-repeated="3"/>
          <table:table-cell/>
          <table:table-cell table:number-columns-repeated="11"/>
          <table:table-cell table:formula="of:=IF([.E125]&gt;0;CONCATENATE([.A125];&quot; smallint default '0',&quot;);&quot;&quot;)">
            <text:p/>
          </table:table-cell>
        </table:table-row>
        <table:table-row table:style-name="ro1">
          <table:table-cell office:value-type="string">
            <text:p>pts_q_1</text:p>
          </table:table-cell>
          <table:table-cell table:number-columns-repeated="3"/>
          <table:table-cell/>
          <table:table-cell table:number-columns-repeated="11"/>
          <table:table-cell table:formula="of:=IF([.E126]&gt;0;CONCATENATE([.A126];&quot; smallint default '0',&quot;);&quot;&quot;)">
            <text:p/>
          </table:table-cell>
        </table:table-row>
        <table:table-row table:style-name="ro1">
          <table:table-cell office:value-type="string">
            <text:p>pts_q_2</text:p>
          </table:table-cell>
          <table:table-cell table:number-columns-repeated="3"/>
          <table:table-cell/>
          <table:table-cell table:number-columns-repeated="11"/>
          <table:table-cell table:formula="of:=IF([.E127]&gt;0;CONCATENATE([.A127];&quot; smallint default '0',&quot;);&quot;&quot;)">
            <text:p/>
          </table:table-cell>
        </table:table-row>
        <table:table-row table:style-name="ro1">
          <table:table-cell office:value-type="string">
            <text:p>pts_q_3</text:p>
          </table:table-cell>
          <table:table-cell table:number-columns-repeated="3"/>
          <table:table-cell/>
          <table:table-cell table:number-columns-repeated="11"/>
          <table:table-cell table:style-name="Default"/>
        </table:table-row>
        <table:table-row table:style-name="ro1">
          <table:table-cell office:value-type="string">
            <text:p>start_p_1</text:p>
          </table:table-cell>
          <table:table-cell table:number-columns-repeated="15"/>
          <table:table-cell table:style-name="Default"/>
        </table:table-row>
        <table:table-row table:style-name="ro1">
          <table:table-cell office:value-type="string">
            <text:p>start_p_2</text:p>
          </table:table-cell>
          <table:table-cell table:number-columns-repeated="15"/>
          <table:table-cell table:style-name="Default"/>
        </table:table-row>
        <table:table-row table:style-name="ro1">
          <table:table-cell office:value-type="string">
            <text:p>start_p_3</text:p>
          </table:table-cell>
          <table:table-cell table:number-columns-repeated="15"/>
          <table:table-cell table:style-name="Default"/>
        </table:table-row>
        <table:table-row table:style-name="ro1">
          <table:table-cell office:value-type="string">
            <text:p>pts_p_1</text:p>
          </table:table-cell>
          <table:table-cell table:number-columns-repeated="15"/>
          <table:table-cell table:style-name="Default"/>
        </table:table-row>
        <table:table-row table:style-name="ro1">
          <table:table-cell office:value-type="string">
            <text:p>pts_p_2</text:p>
          </table:table-cell>
          <table:table-cell table:number-columns-repeated="15"/>
          <table:table-cell table:style-name="Default"/>
        </table:table-row>
        <table:table-row table:style-name="ro1">
          <table:table-cell office:value-type="string">
            <text:p>pts_p_3</text:p>
          </table:table-cell>
          <table:table-cell table:number-columns-repeated="15"/>
          <table:table-cell table:style-name="Default"/>
        </table:table-row>
        <table:table-row table:style-name="ro1" table:number-rows-repeated="3">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Pzd_1</text:p>
          </table:table-cell>
          <table:table-cell table:number-columns-repeated="15"/>
          <table:table-cell table:style-name="Default"/>
        </table:table-row>
        <table:table-row table:style-name="ro1">
          <table:table-cell office:value-type="string">
            <text:p>Pzd_2</text:p>
          </table:table-cell>
          <table:table-cell table:number-columns-repeated="15"/>
          <table:table-cell table:style-name="Default"/>
        </table:table-row>
        <table:table-row table:style-name="ro1">
          <table:table-cell office:value-type="string">
            <text:p>Pzd_3</text:p>
          </table:table-cell>
          <table:table-cell table:number-columns-repeated="15"/>
          <table:table-cell table:style-name="Default"/>
        </table:table-row>
        <table:table-row table:style-name="ro1">
          <table:table-cell office:value-type="string">
            <text:p>P_1</text:p>
          </table:table-cell>
          <table:table-cell table:number-columns-repeated="15"/>
          <table:table-cell table:style-name="Default"/>
        </table:table-row>
        <table:table-row table:style-name="ro1">
          <table:table-cell office:value-type="string">
            <text:p>P_2</text:p>
          </table:table-cell>
          <table:table-cell table:number-columns-repeated="15"/>
          <table:table-cell table:style-name="Default"/>
        </table:table-row>
        <table:table-row table:style-name="ro1">
          <table:table-cell office:value-type="string">
            <text:p>P_3</text:p>
          </table:table-cell>
          <table:table-cell table:number-columns-repeated="15"/>
          <table:table-cell table:style-name="Default"/>
        </table:table-row>
        <table:table-row table:style-name="ro1">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Tnp</text:p>
          </table:table-cell>
          <table:table-cell table:number-columns-repeated="15"/>
          <table:table-cell table:style-name="Default"/>
        </table:table-row>
        <table:table-row table:style-name="ro1">
          <table:table-cell office:value-type="string">
            <text:p>Tnp_1</text:p>
          </table:table-cell>
          <table:table-cell table:number-columns-repeated="15"/>
          <table:table-cell table:style-name="Default"/>
        </table:table-row>
        <table:table-row table:style-name="ro1">
          <table:table-cell office:value-type="string">
            <text:p>Tnp_2</text:p>
          </table:table-cell>
          <table:table-cell table:number-columns-repeated="15"/>
          <table:table-cell table:style-name="Default"/>
        </table:table-row>
        <table:table-row table:style-name="ro1">
          <table:table-cell office:value-type="string">
            <text:p>Tnp_3</text:p>
          </table:table-cell>
          <table:table-cell table:number-columns-repeated="15"/>
          <table:table-cell table:style-name="Default"/>
        </table:table-row>
        <table:table-row table:style-name="ro1" table:number-rows-repeated="4">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Yp_1</text:p>
          </table:table-cell>
          <table:table-cell table:number-columns-repeated="15"/>
          <table:table-cell table:style-name="Default"/>
        </table:table-row>
        <table:table-row table:style-name="ro1">
          <table:table-cell office:value-type="string">
            <text:p>Yp_2</text:p>
          </table:table-cell>
          <table:table-cell table:number-columns-repeated="15"/>
          <table:table-cell table:style-name="Default"/>
        </table:table-row>
        <table:table-row table:style-name="ro1">
          <table:table-cell office:value-type="string">
            <text:p>Yp_3</text:p>
          </table:table-cell>
          <table:table-cell table:number-columns-repeated="15"/>
          <table:table-cell table:style-name="Default"/>
        </table:table-row>
      </table:table>
      <table:table table:name="Аркуш4" table:style-name="ta1" table:print="false">
        <table:table-column table:style-name="co1" table:number-columns-repeated="22" table:default-cell-style-name="Default"/>
        <table:table-row table:style-name="ro1">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2">
            <text:p>22</text:p>
          </table:table-cell>
        </table:table-row>
        <table:table-row table:style-name="ro4">
          <table:table-cell office:value-type="string">
            <text:p>PV_1</text:p>
          </table:table-cell>
          <table:table-cell office:value-type="string">
            <text:p>PV_2</text:p>
          </table:table-cell>
          <table:table-cell office:value-type="string">
            <text:p>PV_3</text:p>
          </table:table-cell>
          <table:table-cell office:value-type="string">
            <text:p>SPR_1</text:p>
          </table:table-cell>
          <table:table-cell office:value-type="string">
            <text:p>X</text:p>
          </table:table-cell>
          <table:table-cell office:value-type="string">
            <text:p>SP_1</text:p>
          </table:table-cell>
          <table:table-cell office:value-type="string">
            <text:p>SP_2</text:p>
          </table:table-cell>
          <table:table-cell office:value-type="string">
            <text:p>SP_3</text:p>
          </table:table-cell>
          <table:table-cell office:value-type="string">
            <text:p>AM</text:p>
          </table:table-cell>
          <table:table-cell office:value-type="string">
            <text:p>Rej</text:p>
          </table:table-cell>
          <table:table-cell office:value-type="string">
            <text:p>Rev</text:p>
          </table:table-cell>
          <table:table-cell office:value-type="string">
            <text:p>Kpr</text:p>
          </table:table-cell>
          <table:table-cell office:value-type="string">
            <text:p>TI</text:p>
          </table:table-cell>
          <table:table-cell office:value-type="string">
            <text:p>Td</text:p>
          </table:table-cell>
          <table:table-cell office:value-type="string">
            <text:p>Xmin</text:p>
          </table:table-cell>
          <table:table-cell office:value-type="string">
            <text:p>Xmax</text:p>
          </table:table-cell>
          <table:table-cell office:value-type="string">
            <text:p>K_1</text:p>
          </table:table-cell>
          <table:table-cell office:value-type="string">
            <text:p>K_2</text:p>
          </table:table-cell>
          <table:table-cell office:value-type="string">
            <text:p>K_3</text:p>
          </table:table-cell>
          <table:table-cell office:value-type="string">
            <text:p>K_4</text:p>
          </table:table-cell>
          <table:table-cell office:value-type="string">
            <text:p>Kkor</text:p>
          </table:table-cell>
          <table:table-cell office:value-type="string">
            <text:p>Deskritp</text:p>
          </table:table-cell>
        </table:table-row>
        <table:table-row table:style-name="ro1">
          <table:table-cell table:formula="of:=[Аркуш3.A4]" office:value-type="string" office:string-value="Psusp">
            <text:p>Psusp</text:p>
          </table:table-cell>
          <table:table-cell table:number-columns-repeated="3"/>
          <table:table-cell table:formula="of:=[Аркуш3.A45]" office:value-type="string" office:string-value="Xv_01">
            <text:p>Xv_01</text:p>
          </table:table-cell>
          <table:table-cell table:formula="of:=[Аркуш3.A5]" office:value-type="string" office:string-value="Psusp_zd">
            <text:p>Psusp_zd</text:p>
          </table:table-cell>
          <table:table-cell table:number-columns-repeated="2"/>
          <table:table-cell table:formula="of:=[Аркуш3.A83]" office:value-type="string" office:string-value="AM_01">
            <text:p>AM_01</text:p>
          </table:table-cell>
          <table:table-cell/>
          <table:table-cell table:formula="of:=[Аркуш3.A98]" office:value-type="string" office:string-value="Rev_01">
            <text:p>Rev_01</text:p>
          </table:table-cell>
          <table:table-cell table:formula="of:=[Аркуш3.A86]" office:value-type="string" office:string-value="KP_01">
            <text:p>KP_01</text:p>
          </table:table-cell>
          <table:table-cell table:formula="of:=[Аркуш3.A88]" office:value-type="string" office:string-value="TI_01">
            <text:p>TI_01</text:p>
          </table:table-cell>
          <table:table-cell table:formula="of:=[Аркуш3.A90]" office:value-type="string" office:string-value="TD_01">
            <text:p>TD_01</text:p>
          </table:table-cell>
          <table:table-cell table:formula="of:=[Аркуш3.A92]" office:value-type="string" office:string-value="Xmin_01">
            <text:p>Xmin_01</text:p>
          </table:table-cell>
          <table:table-cell table:formula="of:=[Аркуш3.A94]" office:value-type="string" office:string-value="Xmax_01">
            <text:p>Xmax_01</text:p>
          </table:table-cell>
          <table:table-cell table:number-columns-repeated="5"/>
          <table:table-cell office:value-type="string">
            <text:p>Подача суспензії</text:p>
          </table:table-cell>
        </table:table-row>
        <table:table-row table:style-name="ro1">
          <table:table-cell table:formula="of:=[Аркуш3.A4]" office:value-type="string" office:string-value="Psusp">
            <text:p>Psusp</text:p>
          </table:table-cell>
          <table:table-cell table:number-columns-repeated="3"/>
          <table:table-cell table:formula="of:=[Аркуш3.A46]" office:value-type="string" office:string-value="Xv_02">
            <text:p>Xv_02</text:p>
          </table:table-cell>
          <table:table-cell table:formula="of:=[Аркуш3.A5]" office:value-type="string" office:string-value="Psusp_zd">
            <text:p>Psusp_zd</text:p>
          </table:table-cell>
          <table:table-cell table:number-columns-repeated="2"/>
          <table:table-cell table:formula="of:=[Аркуш3.A84]" office:value-type="string" office:string-value="AM_02">
            <text:p>AM_02</text:p>
          </table:table-cell>
          <table:table-cell/>
          <table:table-cell table:formula="of:=[Аркуш3.A99]" office:value-type="string" office:string-value="Rev_02">
            <text:p>Rev_02</text:p>
          </table:table-cell>
          <table:table-cell table:formula="of:=[Аркуш3.A87]" office:value-type="string" office:string-value="KP_02">
            <text:p>KP_02</text:p>
          </table:table-cell>
          <table:table-cell table:formula="of:=[Аркуш3.A89]" office:value-type="string" office:string-value="TI_02">
            <text:p>TI_02</text:p>
          </table:table-cell>
          <table:table-cell table:formula="of:=[Аркуш3.A91]" office:value-type="string" office:string-value="TD_02">
            <text:p>TD_02</text:p>
          </table:table-cell>
          <table:table-cell table:formula="of:=[Аркуш3.A93]" office:value-type="string" office:string-value="Xmin_02">
            <text:p>Xmin_02</text:p>
          </table:table-cell>
          <table:table-cell table:formula="of:=[Аркуш3.A95]" office:value-type="string" office:string-value="Xmax_02">
            <text:p>Xmax_02</text:p>
          </table:table-cell>
          <table:table-cell table:number-columns-repeated="5"/>
          <table:table-cell office:value-type="string">
            <text:p>Подача води</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uk" fo:country="U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uk" number:country="UA">грн.</number:currency-symbol>
    </number:currency-style>
    <number:currency-style style:name="N107">
      <style:text-properties fo:color="#ff0000"/>
      <number:text>-</number:text>
      <number:number number:decimal-places="2" number:min-integer-digits="1" number:grouping="true"/>
      <number:text> </number:text>
      <number:currency-symbol number:language="uk" number:country="UA">грн.</number:currency-symbol>
      <style:map style:condition="value()&gt;=0" style:apply-style-name="N107P0"/>
    </number:currency-style>
    <number:number-style style:name="N109P0" style:volatile="true">
      <number:number number:decimal-places="0" number:min-integer-digits="1" number:grouping="true"/>
      <number:text> грн.</number:text>
    </number:number-style>
    <number:number-style style:name="N109">
      <number:text>-</number:text>
      <number:number number:decimal-places="0" number:min-integer-digits="1" number:grouping="true"/>
      <number:text> грн.</number:text>
      <style:map style:condition="value()&gt;=0" style:apply-style-name="N109P0"/>
    </number:number-style>
    <number:number-style style:name="N110P0" style:volatile="true">
      <number:number number:decimal-places="0" number:min-integer-digits="1" number:grouping="true"/>
      <number:text> грн.</number:text>
    </number:number-style>
    <number:number-style style:name="N110">
      <style:text-properties fo:color="#ff0000"/>
      <number:text>-</number:text>
      <number:number number:decimal-places="0" number:min-integer-digits="1" number:grouping="true"/>
      <number:text> грн.</number:text>
      <style:map style:condition="value()&gt;=0" style:apply-style-name="N110P0"/>
    </number:number-style>
    <number:number-style style:name="N112P0" style:volatile="true">
      <number:number number:decimal-places="2" number:min-integer-digits="1" number:grouping="true"/>
      <number:text> грн.</number:text>
    </number:number-style>
    <number:number-style style:name="N112">
      <number:text>-</number:text>
      <number:number number:decimal-places="2" number:min-integer-digits="1" number:grouping="true"/>
      <number:text> грн.</number:text>
      <style:map style:condition="value()&gt;=0" style:apply-style-name="N112P0"/>
    </number:number-style>
    <number:number-style style:name="N113P0" style:volatile="true">
      <number:number number:decimal-places="2" number:min-integer-digits="1" number:grouping="true"/>
      <number:text> грн.</number:text>
    </number:number-style>
    <number:number-style style:name="N113">
      <style:text-properties fo:color="#ff0000"/>
      <number:text>-</number:text>
      <number:number number:decimal-places="2" number:min-integer-digits="1" number:grouping="true"/>
      <number:text> грн.</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грн. </number:text>
    </number:number-style>
    <number:number-style style:name="N125P1" style:volatile="true">
      <number:text>-</number:text>
      <number:number number:decimal-places="0" number:min-integer-digits="1" number:grouping="true"/>
      <number:text> грн. </number:text>
    </number:number-style>
    <number:number-style style:name="N125P2" style:volatile="true">
      <number:text> - грн.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грн. </number:text>
    </number:number-style>
    <number:number-style style:name="N133P1" style:volatile="true">
      <number:text>-</number:text>
      <number:number number:decimal-places="2" number:min-integer-digits="1" number:grouping="true"/>
      <number:text> грн. </number:text>
    </number:number-style>
    <number:number-style style:name="N133P2" style:volatile="true">
      <number:text> -</number:text>
      <number:number number:decimal-places="0" number:min-integer-digits="0"/>
      <number:text> грн.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background-color="transparent" style:scale-to-X="1" style:scale-to-Y="1" style:writing-mode="lr-tb">
        <style:background-image/>
      </style:page-layout-properti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9">19/08/2010</text:date>, <text:time>12:24:35</text:time></text:p>
        </style:region-right>
      </style:header>
      <style:header-left style:display="false"/>
      <style:footer>
        <text:p>Сторінк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6T15:42:49</meta:creation-date>
    <meta:generator>OpenOffice.org/3.2$Linux OpenOffice.org_project/320m19$Build-9505</meta:generator>
    <dc:date>2010-08-19T12:24:34</dc:date>
    <meta:editing-duration>PT495H35M51S</meta:editing-duration>
    <meta:editing-cycles>27</meta:editing-cycles>
    <meta:print-date>2010-07-26T14:18:29</meta:print-date>
    <meta:document-statistic meta:table-count="4" meta:cell-count="2342" meta:object-count="0"/>
  </office:meta>
</office:document-meta>
</file>